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3_32_2" style:data-style-name="N0">
      <style:table-cell-properties style:vertical-align="top" fo:background-color="transparent" style:repeat-content="false"/>
      <style:paragraph-properties fo:text-align="center"/>
    </style:style>
    <style:style style:name="ce3" style:family="table-cell" style:parent-style-name="Standard_32_3_32_2" style:data-style-name="N0">
      <style:table-cell-properties style:vertical-align="top" fo:background-color="transparent"/>
    </style:style>
    <style:style style:name="ce4" style:family="table-cell" style:parent-style-name="Standard_32_2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Standard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Standard_32_3_32_2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font-size="9pt" style:font-size-asian="9pt" style:font-size-complex="9pt" fo:font-weight="normal" style:font-weight-asian="normal" style:font-weight-complex="normal"/>
    </style:style>
    <style:style style:name="ce8" style:family="table-cell" style:parent-style-name="Link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ce9" style:family="table-cell" style:parent-style-name="Standard_32_3_32_2" style:data-style-name="N0">
      <style:table-cell-properties style:vertical-align="top" fo:background-color="transparent"/>
      <style:text-properties fo:font-size="9pt" style:font-size-asian="9pt" style:font-size-complex="9pt"/>
    </style:style>
    <style:style style:name="ce10" style:family="table-cell" style:parent-style-name="Standard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1" style:family="table-cell" style:parent-style-name="Standard_32_8" style:data-style-name="N0">
      <style:table-cell-properties style:vertical-align="top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Standard_32_3_32_2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Standard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Standard_32_3_32_2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size="9pt" style:font-size-asian="9pt" style:font-size-complex="9pt"/>
    </style:style>
    <style:style style:name="ce1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vertical-align="automatic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top"/>
    </style:style>
    <style:style style:name="ce44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fo:wrap-option="wrap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style:vertical-align="top" fo:wrap-option="wrap"/>
    </style:style>
    <style:style style:name="ce4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45180555555556cm"/>
    </style:style>
    <style:style style:name="co2" style:family="table-column">
      <style:table-column-properties fo:break-before="auto" style:column-width="13.33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66347222222222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6.36763888888889cm"/>
    </style:style>
    <style:style style:name="co7" style:family="table-column">
      <style:table-column-properties fo:break-before="auto" style:column-width="1.65805555555556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3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2pt" style:use-optimal-row-height="tru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36pt" style:use-optimal-row-height="true" fo:break-before="auto"/>
    </style:style>
    <style:style style:name="ro10" style:family="table-row">
      <style:table-row-properties style:row-height="14.15pt" style:use-optimal-row-height="false" fo:break-before="auto"/>
    </style:style>
    <style:style style:name="ro11" style:family="table-row">
      <style:table-row-properties style:row-height="10.5pt" style:use-optimal-row-height="false" fo:break-before="auto"/>
    </style:style>
    <style:style style:name="ro12" style:family="table-row">
      <style:table-row-properties style:row-height="27.7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5.5pt" style:use-optimal-row-height="false" fo:break-before="auto"/>
    </style:style>
    <style:style style:name="ro15" style:family="table-row">
      <style:table-row-properties style:row-height="37.5pt" style:use-optimal-row-height="false" fo:break-before="auto"/>
    </style:style>
    <style:style style:name="ro16" style:family="table-row">
      <style:table-row-properties style:row-height="78pt" style:use-optimal-row-height="false" fo:break-before="auto"/>
    </style:style>
    <style:style style:name="ro17" style:family="table-row">
      <style:table-row-properties style:row-height="78.75pt" style:use-optimal-row-height="false" fo:break-before="auto"/>
    </style:style>
    <style:style style:name="ro18" style:family="table-row">
      <style:table-row-properties style:row-height="14.5pt" style:use-optimal-row-height="true" fo:break-before="auto"/>
    </style:style>
    <style:style style:name="ro19" style:family="table-row">
      <style:table-row-properties style:row-height="38.25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3.5pt" style:use-optimal-row-height="false" fo:break-before="auto"/>
    </style:style>
    <style:style style:name="ro22" style:family="table-row">
      <style:table-row-properties style:row-height="24pt" style:use-optimal-row-height="tru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24pt" style:use-optimal-row-height="false" fo:break-before="auto"/>
    </style:style>
    <style:style style:name="ro25" style:family="table-row">
      <style:table-row-properties style:row-height="12pt" style:use-optimal-row-height="false" fo:break-before="auto"/>
    </style:style>
    <style:style style:name="ro26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ntitel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3" table:default-cell-style-name="ce9"/>
        <table:table-column table:style-name="co5" table:number-columns-repeated="16378" table:default-cell-style-name="ce9"/>
        <table:table-row table:style-name="ro1">
          <table:table-cell office:value-type="string" table:number-columns-spanned="2" table:number-rows-spanned="1" table:style-name="ce12">
            <text:p>Tabellenverzeichnis</text:p>
          </table:table-cell>
          <table:covered-table-cell/>
          <table:table-cell table:number-columns-repeated="3" table:style-name="ce2"/>
          <table:table-cell table:number-columns-repeated="9" table:style-name="ce3"/>
          <table:table-cell table:number-columns-repeated="16370" table:style-name="ce4"/>
        </table:table-row>
        <table:table-row table:style-name="ro2">
          <table:table-cell office:value-type="string" table:number-columns-spanned="2" table:number-rows-spanned="1" table:style-name="ce13">
            <text:p>Durchschnittliche Zeitverwendung pro Tag</text:p>
          </table:table-cell>
          <table:covered-table-cell/>
          <table:table-cell table:number-columns-repeated="3" table:style-name="ce5"/>
          <table:table-cell table:number-columns-repeated="16379" table:style-name="ce6"/>
        </table:table-row>
        <table:table-row table:style-name="ro3">
          <table:table-cell office:value-type="string" table:style-name="ce7">
            <text:p>Tabelle 1</text:p>
          </table:table-cell>
          <table:table-cell office:value-type="string" table:style-name="ce8">
            <text:p><text:a xlink:href="#Tabelle_1.A1">Durchschnittliche Zeitverwendung pro Tag für zusammengefasste Hauptaktivitäten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3">
          <table:table-cell office:value-type="string" table:style-name="ce7">
            <text:p>Tabelle 2</text:p>
          </table:table-cell>
          <table:table-cell office:value-type="string" table:style-name="ce8">
            <text:p><text:a xlink:href="#Tabelle_2.A1">Durchschnittliche Zeitverwendung pro Tag für zusammengefasste Hauptaktivitäten (Montag‒Frei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3">
          <table:table-cell office:value-type="string" table:style-name="ce7">
            <text:p>Tabelle 3</text:p>
          </table:table-cell>
          <table:table-cell office:value-type="string" table:style-name="ce8">
            <text:p><text:a xlink:href="#Tabelle_3.A1">Durchschnittliche Zeitverwendung pro Tag für zusammengefasste Hauptaktivitäten (Samstag‒Sonntag in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4</text:p>
          </table:table-cell>
          <table:table-cell office:value-type="string" table:style-name="ce8">
            <text:p><text:a xlink:href="#Tabelle_4.A1">Durchschnittliche Zeitverwendung pro Tag für zusammengefasste Hauptaktivitäten nach Alter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5</text:p>
          </table:table-cell>
          <table:table-cell office:value-type="string" table:style-name="ce8">
            <text:p><text:a xlink:href="#Tabelle_5.A1">Durchschnittliche Zeitverwendung pro Tag für zusammengefasste Hauptaktivitäten nach Alter (Montag‒Freitag exkl. Feiertage)<text:s/></text:a></text:p>
          </table:table-cell>
          <table:table-cell table:number-columns-repeated="9" table:style-name="ce7"/>
          <table:table-cell table:number-columns-repeated="3" table:style-name="ce11"/>
          <table:table-cell table:number-columns-repeated="16370" table:style-name="ce10"/>
        </table:table-row>
        <table:table-row table:style-name="ro4">
          <table:table-cell office:value-type="string" table:style-name="ce7">
            <text:p>Tabelle 6</text:p>
          </table:table-cell>
          <table:table-cell office:value-type="string" table:style-name="ce8">
            <text:p><text:a xlink:href="#Tabelle_6.A1">Durchschnittliche Zeitverwendung pro Tag für zusammengefasste Hauptaktivitäten nach Alter (Samstag‒Sonntag in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7</text:p>
          </table:table-cell>
          <table:table-cell office:value-type="string" table:style-name="ce8">
            <text:p><text:a xlink:href="#Tabelle_7.A1">Durchschnittliche Zeitverwendung pro Tag für zusammengefasste Hauptaktivitäten nach Urbanisierungsgrad*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8</text:p>
          </table:table-cell>
          <table:table-cell office:value-type="string" table:style-name="ce8">
            <text:p><text:a xlink:href="#Tabelle_8.A1">Durchschnittliche Zeitverwendung pro Tag für zusammengefasste Hauptaktivitäten nach Urbanisierungsgrad* (Montag‒Frei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9</text:p>
          </table:table-cell>
          <table:table-cell office:value-type="string" table:style-name="ce8">
            <text:p><text:a xlink:href="#Tabelle_9.A1">Durchschnittliche Zeitverwendung pro Tag für zusammengefasste Hauptaktivitäten nach Urbanisierungsgrad* (Samstag‒Sonntag inkl. Feiertage)<text:s/></text:a></text:p>
          </table:table-cell>
          <table:table-cell table:number-columns-repeated="9" table:style-name="ce7"/>
          <table:table-cell table:number-columns-repeated="3" table:style-name="ce11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0</text:p>
          </table:table-cell>
          <table:table-cell office:value-type="string" table:style-name="ce8">
            <text:p><text:a xlink:href="#Tabelle_10.A1">Durchschnittliche Zeitverwendung pro Tag für zusammengefasste Hauptaktivitäten nach Haushaltstyp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1</text:p>
          </table:table-cell>
          <table:table-cell office:value-type="string" table:style-name="ce8">
            <text:p><text:a xlink:href="#Tabelle_11.A1">Durchschnittliche Zeitverwendung pro Tag für zusammengefasste Hauptaktivitäten nach Haushaltstyp (Montag‒Frei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2</text:p>
          </table:table-cell>
          <table:table-cell office:value-type="string" table:style-name="ce8">
            <text:p><text:a xlink:href="#Tabelle_12.A1">Durchschnittliche Zeitverwendung pro Tag für zusammengefasste Hauptaktivitäten nach Haushaltstyp (Samstag‒Sonn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3</text:p>
          </table:table-cell>
          <table:table-cell office:value-type="string" table:style-name="ce8">
            <text:p><text:a xlink:href="#Tabelle_13.A1">Durchschnittliche Zeitverwendung pro Tag für zusammengefasste Hauptaktivitäten nach Lebensunterhaltskonzept (Montag‒Sonntag)<text:s/></text:a></text:p>
          </table:table-cell>
          <table:table-cell table:number-columns-repeated="9" table:style-name="ce7"/>
          <table:table-cell table:number-columns-repeated="16373" table:style-name="ce10"/>
        </table:table-row>
        <table:table-row table:style-name="ro4">
          <table:table-cell office:value-type="string" table:style-name="ce7">
            <text:p>Tabelle 14</text:p>
          </table:table-cell>
          <table:table-cell office:value-type="string" table:style-name="ce8">
            <text:p><text:a xlink:href="#Tabelle_14.A1">Durchschnittliche Zeitverwendung pro Tag für zusammengefasste Hauptaktivitäten nach Lebensunterhaltskonzept (Montag‒Freitag exkl. Feiertage)<text:s/></text:a></text:p>
          </table:table-cell>
          <table:table-cell table:number-columns-repeated="9" table:style-name="ce7"/>
          <table:table-cell table:number-columns-repeated="16373" table:style-name="ce9"/>
        </table:table-row>
        <table:table-row table:style-name="ro4">
          <table:table-cell office:value-type="string" table:style-name="ce7">
            <text:p>Tabelle 15</text:p>
          </table:table-cell>
          <table:table-cell office:value-type="string" table:style-name="ce8">
            <text:p><text:a xlink:href="#Tabelle_15.A1">Durchschnittliche Zeitverwendung pro Tag für zusammengefasste Hauptaktivitäten nach Lebensunterhaltskonzept (Samstag‒Sonntag inkl. Feiertage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3">
          <table:table-cell office:value-type="string" table:style-name="ce7">
            <text:p>Tabelle 16</text:p>
          </table:table-cell>
          <table:table-cell office:value-type="string" table:style-name="ce8">
            <text:p><text:a xlink:href="#Tabelle_16.A1">Durchschnittliche Zeitverwendung pro Tag für Hauptaktivitäten (Montag‒Sonntag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5">
          <table:table-cell office:value-type="string" table:style-name="ce7">
            <text:p>Tabelle 17</text:p>
          </table:table-cell>
          <table:table-cell office:value-type="string" table:style-name="ce8">
            <text:p><text:a xlink:href="#Tabelle_17.A1">Durchschnittliche Zeitverwendung pro Tag für Hauptaktivitäten (Montag‒Freitag exkl. Feiertage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5">
          <table:table-cell office:value-type="string" table:style-name="ce7">
            <text:p>Tabelle 18</text:p>
          </table:table-cell>
          <table:table-cell office:value-type="string" table:style-name="ce8">
            <text:p><text:a xlink:href="#Tabelle_18.A1">Durchschnittliche Zeitverwendung pro Tag für Hauptaktivitäten (Samstag‒Sonntag inkl. Feiertage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6">
          <table:table-cell office:value-type="string" table:number-columns-spanned="2" table:number-rows-spanned="1" table:style-name="ce14">
            <text:p>Q: STATISTIK AUSTRIA, Zeitverwendungserhebung 2021/22. Erstellt am 18.12.2023.</text:p>
          </table:table-cell>
          <table:covered-table-cell/>
          <table:table-cell table:number-columns-repeated="16382" table:style-name="ce9"/>
        </table:table-row>
        <table:table-row table:number-rows-repeated="1048555" table:style-name="ro7">
          <table:table-cell table:number-columns-repeated="16384"/>
        </table:table-row>
      </table:table>
      <table:table table:name="Tabelle_1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: Durchschnittliche Zeitverwendung pro Tag für zusammengefasste Hauptaktivitäten (Montag‒Sonntag)<text:s/></text:p>
          </table:table-cell>
          <table:covered-table-cell table:number-columns-repeated="9"/>
          <table:table-cell table:number-columns-repeated="16374" table:style-name="ce15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10">
          <table:table-cell office:value-type="string" table:style-name="ce19">
            <text:p>Schlafen</text:p>
          </table:table-cell>
          <table:table-cell office:value-type="string" table:style-name="ce20">
            <text:p>08:52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52</text:p>
          </table:table-cell>
          <table:table-cell office:value-type="string" table:style-name="ce20">
            <text:p>08:46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46</text:p>
          </table:table-cell>
          <table:table-cell office:value-type="string" table:style-name="ce20">
            <text:p>08:49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49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ssen und andere persönliche Tätigkeiten</text:p>
          </table:table-cell>
          <table:table-cell office:value-type="string" table:style-name="ce20">
            <text:p>02:49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2:50</text:p>
          </table:table-cell>
          <table:table-cell office:value-type="string" table:style-name="ce20">
            <text:p>02:35</text:p>
          </table:table-cell>
          <table:table-cell office:value-type="string" table:style-name="ce20">
            <text:p>99,9</text:p>
          </table:table-cell>
          <table:table-cell office:value-type="string" table:style-name="ce20">
            <text:p>02:37</text:p>
          </table:table-cell>
          <table:table-cell office:value-type="string" table:style-name="ce20">
            <text:p>02:42</text:p>
          </table:table-cell>
          <table:table-cell office:value-type="string" table:style-name="ce20">
            <text:p>99,9</text:p>
          </table:table-cell>
          <table:table-cell office:value-type="string" table:style-name="ce20">
            <text:p>02:4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rwerbstätigkeit</text:p>
          </table:table-cell>
          <table:table-cell office:value-type="string" table:style-name="ce20">
            <text:p>02:13</text:p>
          </table:table-cell>
          <table:table-cell office:value-type="string" table:style-name="ce20">
            <text:p>42,2</text:p>
          </table:table-cell>
          <table:table-cell office:value-type="string" table:style-name="ce20">
            <text:p>07:27</text:p>
          </table:table-cell>
          <table:table-cell office:value-type="string" table:style-name="ce20">
            <text:p>03:35</text:p>
          </table:table-cell>
          <table:table-cell office:value-type="string" table:style-name="ce20">
            <text:p>55,0</text:p>
          </table:table-cell>
          <table:table-cell office:value-type="string" table:style-name="ce20">
            <text:p>08:51</text:p>
          </table:table-cell>
          <table:table-cell office:value-type="string" table:style-name="ce20">
            <text:p>02:53</text:p>
          </table:table-cell>
          <table:table-cell office:value-type="string" table:style-name="ce20">
            <text:p>48,5</text:p>
          </table:table-cell>
          <table:table-cell office:value-type="string" table:style-name="ce20">
            <text:p>08:15</text:p>
          </table:table-cell>
          <table:table-cell table:number-columns-repeated="16374"/>
        </table:table-row>
        <table:table-row table:style-name="ro11">
          <table:table-cell office:value-type="string" table:style-name="ce19">
            <text:p>Aus- und Weiterbildung</text:p>
          </table:table-cell>
          <table:table-cell office:value-type="string" table:style-name="ce20">
            <text:p>00:40</text:p>
          </table:table-cell>
          <table:table-cell office:value-type="string" table:style-name="ce20">
            <text:p>14,8</text:p>
          </table:table-cell>
          <table:table-cell office:value-type="string" table:style-name="ce20">
            <text:p>05:49</text:p>
          </table:table-cell>
          <table:table-cell office:value-type="string" table:style-name="ce20">
            <text:p>00:39</text:p>
          </table:table-cell>
          <table:table-cell office:value-type="string" table:style-name="ce20">
            <text:p>14,4</text:p>
          </table:table-cell>
          <table:table-cell office:value-type="string" table:style-name="ce20">
            <text:p>05:55</text:p>
          </table:table-cell>
          <table:table-cell office:value-type="string" table:style-name="ce20">
            <text:p>00:40</text:p>
          </table:table-cell>
          <table:table-cell office:value-type="string" table:style-name="ce20">
            <text:p>14,6</text:p>
          </table:table-cell>
          <table:table-cell office:value-type="string" table:style-name="ce20">
            <text:p>05:5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rgearbeit in Haushalt und Familie</text:p>
          </table:table-cell>
          <table:table-cell office:value-type="string" table:style-name="ce20">
            <text:p>03:37</text:p>
          </table:table-cell>
          <table:table-cell office:value-type="string" table:style-name="ce20">
            <text:p>95,5</text:p>
          </table:table-cell>
          <table:table-cell office:value-type="string" table:style-name="ce20">
            <text:p>04:05</text:p>
          </table:table-cell>
          <table:table-cell office:value-type="string" table:style-name="ce20">
            <text:p>02:06</text:p>
          </table:table-cell>
          <table:table-cell office:value-type="string" table:style-name="ce20">
            <text:p>87,5</text:p>
          </table:table-cell>
          <table:table-cell office:value-type="string" table:style-name="ce20">
            <text:p>02:51</text:p>
          </table:table-cell>
          <table:table-cell office:value-type="string" table:style-name="ce20">
            <text:p>02:53</text:p>
          </table:table-cell>
          <table:table-cell office:value-type="string" table:style-name="ce20">
            <text:p>91,6</text:p>
          </table:table-cell>
          <table:table-cell office:value-type="string" table:style-name="ce20">
            <text:p>03:3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Freiwilligentätigkeiten</text:p>
          </table:table-cell>
          <table:table-cell office:value-type="string" table:style-name="ce20">
            <text:p>00:20</text:p>
          </table:table-cell>
          <table:table-cell office:value-type="string" table:style-name="ce20">
            <text:p>27,5</text:p>
          </table:table-cell>
          <table:table-cell office:value-type="string" table:style-name="ce20">
            <text:p>02:07</text:p>
          </table:table-cell>
          <table:table-cell office:value-type="string" table:style-name="ce20">
            <text:p>00:20</text:p>
          </table:table-cell>
          <table:table-cell office:value-type="string" table:style-name="ce20">
            <text:p>24,9</text:p>
          </table:table-cell>
          <table:table-cell office:value-type="string" table:style-name="ce20">
            <text:p>02:23</text:p>
          </table:table-cell>
          <table:table-cell office:value-type="string" table:style-name="ce20">
            <text:p>00:20</text:p>
          </table:table-cell>
          <table:table-cell office:value-type="string" table:style-name="ce20">
            <text:p>26,2</text:p>
          </table:table-cell>
          <table:table-cell office:value-type="string" table:style-name="ce20">
            <text:p>02:1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ziale Kontakte und Freizeit</text:p>
          </table:table-cell>
          <table:table-cell office:value-type="string" table:style-name="ce20">
            <text:p>05:19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5:25</text:p>
          </table:table-cell>
          <table:table-cell office:value-type="string" table:style-name="ce20">
            <text:p>05:51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6:02</text:p>
          </table:table-cell>
          <table:table-cell office:value-type="string" table:style-name="ce20">
            <text:p>05:35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5:43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Nicht näher bestimmte Zeitverwendung</text:p>
          </table:table-cell>
          <table:table-cell office:value-type="string" table:style-name="ce20">
            <text:p>00:09</text:p>
          </table:table-cell>
          <table:table-cell office:value-type="string" table:style-name="ce20">
            <text:p>19,4</text:p>
          </table:table-cell>
          <table:table-cell office:value-type="string" table:style-name="ce20">
            <text:p>01:19</text:p>
          </table:table-cell>
          <table:table-cell office:value-type="string" table:style-name="ce20">
            <text:p>00:08</text:p>
          </table:table-cell>
          <table:table-cell office:value-type="string" table:style-name="ce20">
            <text:p>16,5</text:p>
          </table:table-cell>
          <table:table-cell office:value-type="string" table:style-name="ce20">
            <text:p>01:17</text:p>
          </table:table-cell>
          <table:table-cell office:value-type="string" table:style-name="ce20">
            <text:p>00:08</text:p>
          </table:table-cell>
          <table:table-cell office:value-type="string" table:style-name="ce20">
            <text:p>18,0</text:p>
          </table:table-cell>
          <table:table-cell office:value-type="string" table:style-name="ce20">
            <text:p>01:18</text:p>
          </table:table-cell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Titles" table:cell-range-address="Tabelle_1.$A$2:Tabelle_1.$XFD$4" table:base-cell-address="Tabelle_1.$A$1"/>
        </table:named-expressions>
      </table:table>
      <table:table table:name="Tabelle_2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2: Durchschnittliche Zeitverwendung pro Tag für zusammengefasste Hauptaktivitäten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10">
          <table:table-cell office:value-type="string" table:style-name="ce19">
            <text:p>Schlafen</text:p>
          </table:table-cell>
          <table:table-cell office:value-type="string" table:style-name="ce20">
            <text:p>08:34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34</text:p>
          </table:table-cell>
          <table:table-cell office:value-type="string" table:style-name="ce20">
            <text:p>08:23</text:p>
          </table:table-cell>
          <table:table-cell office:value-type="string" table:style-name="ce20">
            <text:p>99,9</text:p>
          </table:table-cell>
          <table:table-cell office:value-type="string" table:style-name="ce20">
            <text:p>08:23</text:p>
          </table:table-cell>
          <table:table-cell office:value-type="string" table:style-name="ce20">
            <text:p>08:28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28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ssen und andere persönliche Tätigkeiten</text:p>
          </table:table-cell>
          <table:table-cell office:value-type="string" table:style-name="ce20">
            <text:p>02:40</text:p>
          </table:table-cell>
          <table:table-cell office:value-type="string" table:style-name="ce20">
            <text:p>99,3</text:p>
          </table:table-cell>
          <table:table-cell office:value-type="string" table:style-name="ce20">
            <text:p>02:41</text:p>
          </table:table-cell>
          <table:table-cell office:value-type="string" table:style-name="ce20">
            <text:p>02:25</text:p>
          </table:table-cell>
          <table:table-cell office:value-type="string" table:style-name="ce20">
            <text:p>98,7</text:p>
          </table:table-cell>
          <table:table-cell office:value-type="string" table:style-name="ce20">
            <text:p>02:27</text:p>
          </table:table-cell>
          <table:table-cell office:value-type="string" table:style-name="ce20">
            <text:p>02:33</text:p>
          </table:table-cell>
          <table:table-cell office:value-type="string" table:style-name="ce20">
            <text:p>99,0</text:p>
          </table:table-cell>
          <table:table-cell office:value-type="string" table:style-name="ce20">
            <text:p>02:3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rwerbstätigkeit</text:p>
          </table:table-cell>
          <table:table-cell office:value-type="string" table:style-name="ce20">
            <text:p>02:59</text:p>
          </table:table-cell>
          <table:table-cell office:value-type="string" table:style-name="ce20">
            <text:p>39,1</text:p>
          </table:table-cell>
          <table:table-cell office:value-type="string" table:style-name="ce20">
            <text:p>07:42</text:p>
          </table:table-cell>
          <table:table-cell office:value-type="string" table:style-name="ce20">
            <text:p>04:51</text:p>
          </table:table-cell>
          <table:table-cell office:value-type="string" table:style-name="ce20">
            <text:p>53,3</text:p>
          </table:table-cell>
          <table:table-cell office:value-type="string" table:style-name="ce20">
            <text:p>09:08</text:p>
          </table:table-cell>
          <table:table-cell office:value-type="string" table:style-name="ce20">
            <text:p>03:54</text:p>
          </table:table-cell>
          <table:table-cell office:value-type="string" table:style-name="ce20">
            <text:p>46,1</text:p>
          </table:table-cell>
          <table:table-cell office:value-type="string" table:style-name="ce20">
            <text:p>08:31</text:p>
          </table:table-cell>
          <table:table-cell table:number-columns-repeated="16374"/>
        </table:table-row>
        <table:table-row table:style-name="ro11">
          <table:table-cell office:value-type="string" table:style-name="ce19">
            <text:p>Aus- und Weiterbildung</text:p>
          </table:table-cell>
          <table:table-cell office:value-type="string" table:style-name="ce20">
            <text:p>00:52</text:p>
          </table:table-cell>
          <table:table-cell office:value-type="string" table:style-name="ce20">
            <text:p>13,2</text:p>
          </table:table-cell>
          <table:table-cell office:value-type="string" table:style-name="ce20">
            <text:p>06:37</text:p>
          </table:table-cell>
          <table:table-cell office:value-type="string" table:style-name="ce20">
            <text:p>00:53</text:p>
          </table:table-cell>
          <table:table-cell office:value-type="string" table:style-name="ce20">
            <text:p>13,1</text:p>
          </table:table-cell>
          <table:table-cell office:value-type="string" table:style-name="ce20">
            <text:p>06:46</text:p>
          </table:table-cell>
          <table:table-cell office:value-type="string" table:style-name="ce20">
            <text:p>00:52</text:p>
          </table:table-cell>
          <table:table-cell office:value-type="string" table:style-name="ce20">
            <text:p>13,2</text:p>
          </table:table-cell>
          <table:table-cell office:value-type="string" table:style-name="ce20">
            <text:p>06:41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rgearbeit in Haushalt und Familie</text:p>
          </table:table-cell>
          <table:table-cell office:value-type="string" table:style-name="ce20">
            <text:p>03:42</text:p>
          </table:table-cell>
          <table:table-cell office:value-type="string" table:style-name="ce20">
            <text:p>88,8</text:p>
          </table:table-cell>
          <table:table-cell office:value-type="string" table:style-name="ce20">
            <text:p>04:10</text:p>
          </table:table-cell>
          <table:table-cell office:value-type="string" table:style-name="ce20">
            <text:p>02:01</text:p>
          </table:table-cell>
          <table:table-cell office:value-type="string" table:style-name="ce20">
            <text:p>73,3</text:p>
          </table:table-cell>
          <table:table-cell office:value-type="string" table:style-name="ce20">
            <text:p>02:45</text:p>
          </table:table-cell>
          <table:table-cell office:value-type="string" table:style-name="ce20">
            <text:p>02:52</text:p>
          </table:table-cell>
          <table:table-cell office:value-type="string" table:style-name="ce20">
            <text:p>81,2</text:p>
          </table:table-cell>
          <table:table-cell office:value-type="string" table:style-name="ce20">
            <text:p>03:3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Freiwilligentätigkeiten</text:p>
          </table:table-cell>
          <table:table-cell office:value-type="string" table:style-name="ce20">
            <text:p>00:18</text:p>
          </table:table-cell>
          <table:table-cell office:value-type="string" table:style-name="ce20">
            <text:p>14,8</text:p>
          </table:table-cell>
          <table:table-cell office:value-type="string" table:style-name="ce20">
            <text:p>02:06</text:p>
          </table:table-cell>
          <table:table-cell office:value-type="string" table:style-name="ce20">
            <text:p>00:17</text:p>
          </table:table-cell>
          <table:table-cell office:value-type="string" table:style-name="ce20">
            <text:p>12,3</text:p>
          </table:table-cell>
          <table:table-cell office:value-type="string" table:style-name="ce20">
            <text:p>02:19</text:p>
          </table:table-cell>
          <table:table-cell office:value-type="string" table:style-name="ce20">
            <text:p>00:17</text:p>
          </table:table-cell>
          <table:table-cell office:value-type="string" table:style-name="ce20">
            <text:p>13,6</text:p>
          </table:table-cell>
          <table:table-cell office:value-type="string" table:style-name="ce20">
            <text:p>02:1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ziale Kontakte und Freizeit</text:p>
          </table:table-cell>
          <table:table-cell office:value-type="string" table:style-name="ce20">
            <text:p>04:46</text:p>
          </table:table-cell>
          <table:table-cell office:value-type="string" table:style-name="ce20">
            <text:p>97,8</text:p>
          </table:table-cell>
          <table:table-cell office:value-type="string" table:style-name="ce20">
            <text:p>04:53</text:p>
          </table:table-cell>
          <table:table-cell office:value-type="string" table:style-name="ce20">
            <text:p>05:04</text:p>
          </table:table-cell>
          <table:table-cell office:value-type="string" table:style-name="ce20">
            <text:p>96,1</text:p>
          </table:table-cell>
          <table:table-cell office:value-type="string" table:style-name="ce20">
            <text:p>05:16</text:p>
          </table:table-cell>
          <table:table-cell office:value-type="string" table:style-name="ce20">
            <text:p>04:55</text:p>
          </table:table-cell>
          <table:table-cell office:value-type="string" table:style-name="ce20">
            <text:p>97,0</text:p>
          </table:table-cell>
          <table:table-cell office:value-type="string" table:style-name="ce20">
            <text:p>05:0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Nicht näher bestimmte Zeitverwendung</text:p>
          </table:table-cell>
          <table:table-cell office:value-type="string" table:style-name="ce20">
            <text:p>00:09</text:p>
          </table:table-cell>
          <table:table-cell office:value-type="string" table:style-name="ce20">
            <text:p>12,4</text:p>
          </table:table-cell>
          <table:table-cell office:value-type="string" table:style-name="ce20">
            <text:p>01:15</text:p>
          </table:table-cell>
          <table:table-cell office:value-type="string" table:style-name="ce20">
            <text:p>00:07</text:p>
          </table:table-cell>
          <table:table-cell office:value-type="string" table:style-name="ce20">
            <text:p>9,8</text:p>
          </table:table-cell>
          <table:table-cell office:value-type="string" table:style-name="ce20">
            <text:p>01:10</text:p>
          </table:table-cell>
          <table:table-cell office:value-type="string" table:style-name="ce20">
            <text:p>00:08</text:p>
          </table:table-cell>
          <table:table-cell office:value-type="string" table:style-name="ce20">
            <text:p>11,1</text:p>
          </table:table-cell>
          <table:table-cell office:value-type="string" table:style-name="ce20">
            <text:p>01:13</text:p>
          </table:table-cell>
          <table:table-cell table:number-columns-repeated="16374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Titles" table:cell-range-address="Tabelle_2.$A$2:Tabelle_2.$XFD$4" table:base-cell-address="Tabelle_2.$A$1"/>
        </table:named-expressions>
      </table:table>
      <table:table table:name="Tabelle_3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5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3: Durchschnittliche Zeitverwendung pro Tag für zusammengefasste Hauptaktivitäten (Samstag‒Sonntag inkl. Feiertage)<text:s/></text:p>
          </table:table-cell>
          <table:covered-table-cell table:number-columns-repeated="9"/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10">
          <table:table-cell office:value-type="string" table:style-name="ce19">
            <text:p>Schlafen</text:p>
          </table:table-cell>
          <table:table-cell office:value-type="string" table:style-name="ce20">
            <text:p>09:29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9:29</text:p>
          </table:table-cell>
          <table:table-cell office:value-type="string" table:style-name="ce20">
            <text:p>09:33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9:33</text:p>
          </table:table-cell>
          <table:table-cell office:value-type="string" table:style-name="ce20">
            <text:p>09:31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9:31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ssen und andere persönliche Tätigkeiten</text:p>
          </table:table-cell>
          <table:table-cell office:value-type="string" table:style-name="ce20">
            <text:p>03:06</text:p>
          </table:table-cell>
          <table:table-cell office:value-type="string" table:style-name="ce20">
            <text:p>99,3</text:p>
          </table:table-cell>
          <table:table-cell office:value-type="string" table:style-name="ce20">
            <text:p>03:08</text:p>
          </table:table-cell>
          <table:table-cell office:value-type="string" table:style-name="ce20">
            <text:p>02:54</text:p>
          </table:table-cell>
          <table:table-cell office:value-type="string" table:style-name="ce20">
            <text:p>99,0</text:p>
          </table:table-cell>
          <table:table-cell office:value-type="string" table:style-name="ce20">
            <text:p>02:56</text:p>
          </table:table-cell>
          <table:table-cell office:value-type="string" table:style-name="ce20">
            <text:p>03:00</text:p>
          </table:table-cell>
          <table:table-cell office:value-type="string" table:style-name="ce20">
            <text:p>99,1</text:p>
          </table:table-cell>
          <table:table-cell office:value-type="string" table:style-name="ce20">
            <text:p>03:0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rwerbstätigkeit</text:p>
          </table:table-cell>
          <table:table-cell office:value-type="string" table:style-name="ce20">
            <text:p>00:38</text:p>
          </table:table-cell>
          <table:table-cell office:value-type="string" table:style-name="ce20">
            <text:p>11,4</text:p>
          </table:table-cell>
          <table:table-cell office:value-type="string" table:style-name="ce20">
            <text:p>05:32</text:p>
          </table:table-cell>
          <table:table-cell office:value-type="string" table:style-name="ce20">
            <text:p>00:56</text:p>
          </table:table-cell>
          <table:table-cell office:value-type="string" table:style-name="ce20">
            <text:p>14,5</text:p>
          </table:table-cell>
          <table:table-cell office:value-type="string" table:style-name="ce20">
            <text:p>06:36</text:p>
          </table:table-cell>
          <table:table-cell office:value-type="string" table:style-name="ce20">
            <text:p>00:47</text:p>
          </table:table-cell>
          <table:table-cell office:value-type="string" table:style-name="ce20">
            <text:p>12,9</text:p>
          </table:table-cell>
          <table:table-cell office:value-type="string" table:style-name="ce20">
            <text:p>06:07</text:p>
          </table:table-cell>
          <table:table-cell table:number-columns-repeated="16374"/>
        </table:table-row>
        <table:table-row table:style-name="ro11">
          <table:table-cell office:value-type="string" table:style-name="ce19">
            <text:p>Aus- und Weiterbildung</text:p>
          </table:table-cell>
          <table:table-cell office:value-type="string" table:style-name="ce20">
            <text:p>00:14</text:p>
          </table:table-cell>
          <table:table-cell office:value-type="string" table:style-name="ce20">
            <text:p>8,0</text:p>
          </table:table-cell>
          <table:table-cell office:value-type="string" table:style-name="ce20">
            <text:p>02:55</text:p>
          </table:table-cell>
          <table:table-cell office:value-type="string" table:style-name="ce20">
            <text:p>00:12</text:p>
          </table:table-cell>
          <table:table-cell office:value-type="string" table:style-name="ce20">
            <text:p>7,3</text:p>
          </table:table-cell>
          <table:table-cell office:value-type="string" table:style-name="ce20">
            <text:p>02:42</text:p>
          </table:table-cell>
          <table:table-cell office:value-type="string" table:style-name="ce20">
            <text:p>00:13</text:p>
          </table:table-cell>
          <table:table-cell office:value-type="string" table:style-name="ce20">
            <text:p>7,7</text:p>
          </table:table-cell>
          <table:table-cell office:value-type="string" table:style-name="ce20">
            <text:p>02:49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rgearbeit in Haushalt und Familie</text:p>
          </table:table-cell>
          <table:table-cell office:value-type="string" table:style-name="ce20">
            <text:p>03:28</text:p>
          </table:table-cell>
          <table:table-cell office:value-type="string" table:style-name="ce20">
            <text:p>89,4</text:p>
          </table:table-cell>
          <table:table-cell office:value-type="string" table:style-name="ce20">
            <text:p>03:53</text:p>
          </table:table-cell>
          <table:table-cell office:value-type="string" table:style-name="ce20">
            <text:p>02:18</text:p>
          </table:table-cell>
          <table:table-cell office:value-type="string" table:style-name="ce20">
            <text:p>75,9</text:p>
          </table:table-cell>
          <table:table-cell office:value-type="string" table:style-name="ce20">
            <text:p>03:03</text:p>
          </table:table-cell>
          <table:table-cell office:value-type="string" table:style-name="ce20">
            <text:p>02:54</text:p>
          </table:table-cell>
          <table:table-cell office:value-type="string" table:style-name="ce20">
            <text:p>82,7</text:p>
          </table:table-cell>
          <table:table-cell office:value-type="string" table:style-name="ce20">
            <text:p>03:30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Freiwilligentätigkeiten</text:p>
          </table:table-cell>
          <table:table-cell office:value-type="string" table:style-name="ce20">
            <text:p>00:24</text:p>
          </table:table-cell>
          <table:table-cell office:value-type="string" table:style-name="ce20">
            <text:p>19,5</text:p>
          </table:table-cell>
          <table:table-cell office:value-type="string" table:style-name="ce20">
            <text:p>02:08</text:p>
          </table:table-cell>
          <table:table-cell office:value-type="string" table:style-name="ce20">
            <text:p>00:27</text:p>
          </table:table-cell>
          <table:table-cell office:value-type="string" table:style-name="ce20">
            <text:p>18,3</text:p>
          </table:table-cell>
          <table:table-cell office:value-type="string" table:style-name="ce20">
            <text:p>02:28</text:p>
          </table:table-cell>
          <table:table-cell office:value-type="string" table:style-name="ce20">
            <text:p>00:26</text:p>
          </table:table-cell>
          <table:table-cell office:value-type="string" table:style-name="ce20">
            <text:p>18,9</text:p>
          </table:table-cell>
          <table:table-cell office:value-type="string" table:style-name="ce20">
            <text:p>02:17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ziale Kontakte und Freizeit</text:p>
          </table:table-cell>
          <table:table-cell office:value-type="string" table:style-name="ce20">
            <text:p>06:30</text:p>
          </table:table-cell>
          <table:table-cell office:value-type="string" table:style-name="ce20">
            <text:p>99,0</text:p>
          </table:table-cell>
          <table:table-cell office:value-type="string" table:style-name="ce20">
            <text:p>06:34</text:p>
          </table:table-cell>
          <table:table-cell office:value-type="string" table:style-name="ce20">
            <text:p>07:31</text:p>
          </table:table-cell>
          <table:table-cell office:value-type="string" table:style-name="ce20">
            <text:p>98,6</text:p>
          </table:table-cell>
          <table:table-cell office:value-type="string" table:style-name="ce20">
            <text:p>07:37</text:p>
          </table:table-cell>
          <table:table-cell office:value-type="string" table:style-name="ce20">
            <text:p>07:00</text:p>
          </table:table-cell>
          <table:table-cell office:value-type="string" table:style-name="ce20">
            <text:p>98,8</text:p>
          </table:table-cell>
          <table:table-cell office:value-type="string" table:style-name="ce20">
            <text:p>07:05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Nicht näher bestimmte Zeitverwendung</text:p>
          </table:table-cell>
          <table:table-cell office:value-type="string" table:style-name="ce20">
            <text:p>00:11</text:p>
          </table:table-cell>
          <table:table-cell office:value-type="string" table:style-name="ce20">
            <text:p>12,0</text:p>
          </table:table-cell>
          <table:table-cell office:value-type="string" table:style-name="ce20">
            <text:p>01:28</text:p>
          </table:table-cell>
          <table:table-cell office:value-type="string" table:style-name="ce20">
            <text:p>00:09</text:p>
          </table:table-cell>
          <table:table-cell office:value-type="string" table:style-name="ce20">
            <text:p>10,7</text:p>
          </table:table-cell>
          <table:table-cell office:value-type="string" table:style-name="ce20">
            <text:p>01:29</text:p>
          </table:table-cell>
          <table:table-cell office:value-type="string" table:style-name="ce20">
            <text:p>00:10</text:p>
          </table:table-cell>
          <table:table-cell office:value-type="string" table:style-name="ce20">
            <text:p>11,4</text:p>
          </table:table-cell>
          <table:table-cell office:value-type="string" table:style-name="ce20">
            <text:p>01:29</text:p>
          </table:table-cell>
          <table:table-cell table:number-columns-repeated="16374"/>
        </table:table-row>
        <table:table-row table:style-name="ro13">
          <table:table-cell office:value-type="string" table:number-columns-spanned="10" table:number-rows-spanned="1" table:style-name="ce26">
            <text:p>Q: STATISTIK AUSTRIA, Zeitverwendung 2021/22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63" table:style-name="ro7">
          <table:table-cell table:number-columns-repeated="16384"/>
        </table:table-row>
      </table:table>
      <table:table table:name="Tabelle_4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4">
          <table:table-cell office:value-type="string" table:number-columns-spanned="10" table:number-rows-spanned="1" table:style-name="ce22">
            <text:p>Tabelle 4: Durchschnittliche Zeitverwendung pro Tag für zusammengefasste Hauptaktivitäten nach Alter (Montag‒Sonntag)<text:s/></text:p>
          </table:table-cell>
          <table:covered-table-cell table:number-columns-repeated="9"/>
          <table:table-cell table:number-columns-repeated="16374" table:style-name="ce15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Bis 19 Jahre</text:p>
          </table:table-cell>
          <table:table-cell table:number-columns-repeated="9" table:style-name="ce29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5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50</text:p>
          </table:table-cell>
          <table:table-cell office:value-type="string" table:style-name="ce31">
            <text:p>09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4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17</text:p>
          </table:table-cell>
          <table:table-cell table:number-columns-repeated="16374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5:1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8:10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6:47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4:23</text:p>
          </table:table-cell>
          <table:table-cell office:value-type="string" table:style-name="ce31">
            <text:p>73,4</text:p>
          </table:table-cell>
          <table:table-cell office:value-type="string" table:style-name="ce31">
            <text:p>07:10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69,3</text:p>
          </table:table-cell>
          <table:table-cell office:value-type="string" table:style-name="ce31">
            <text:p>06:56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71,3</text:p>
          </table:table-cell>
          <table:table-cell office:value-type="string" table:style-name="ce31">
            <text:p>07:03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77,9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64,7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71,2</text:p>
          </table:table-cell>
          <table:table-cell office:value-type="string" table:style-name="ce31">
            <text:p>01:38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7,5</text:p>
          </table:table-cell>
          <table:table-cell office:value-type="string" table:style-name="ce31">
            <text:p>02:26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53</text:p>
          </table:table-cell>
          <table:table-cell office:value-type="string" table:style-name="ce31">
            <text:p>06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35</text:p>
          </table:table-cell>
          <table:table-cell office:value-type="string" table:style-name="ce31">
            <text:p>06:07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5,3</text:p>
          </table:table-cell>
          <table:table-cell office:value-type="string" table:style-name="ce31">
            <text:p>01:44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8,2)</text:p>
          </table:table-cell>
          <table:table-cell office:value-type="string" table:style-name="ce31">
            <text:p>(01:16)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7</text:p>
          </table:table-cell>
          <table:table-cell office:value-type="string" table:style-name="ce31">
            <text:p>01:33</text:p>
          </table:table-cell>
          <table:table-cell table:number-columns-repeated="16374"/>
        </table:table-row>
        <table:table-row table:style-name="ro3">
          <table:table-cell office:value-type="string" table:style-name="ce32">
            <text:p>20 bis 39 Jahre</text:p>
          </table:table-cell>
          <table:table-cell table:number-columns-repeated="9" table:style-name="ce31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26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58,7</text:p>
          </table:table-cell>
          <table:table-cell office:value-type="string" table:style-name="ce31">
            <text:p>07:43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76,4</text:p>
          </table:table-cell>
          <table:table-cell office:value-type="string" table:style-name="ce31">
            <text:p>09:03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67,8</text:p>
          </table:table-cell>
          <table:table-cell office:value-type="string" table:style-name="ce31">
            <text:p>08:30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18,3</text:p>
          </table:table-cell>
          <table:table-cell office:value-type="string" table:style-name="ce31">
            <text:p>04:36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4:45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96,8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87,9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92,2</text:p>
          </table:table-cell>
          <table:table-cell office:value-type="string" table:style-name="ce31">
            <text:p>03:32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55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19,1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9,2</text:p>
          </table:table-cell>
          <table:table-cell office:value-type="string" table:style-name="ce31">
            <text:p>02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32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4:41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04:5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5:07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8,4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5,7</text:p>
          </table:table-cell>
          <table:table-cell office:value-type="string" table:style-name="ce31">
            <text:p>01:14</text:p>
          </table:table-cell>
          <table:table-cell table:number-columns-repeated="16374"/>
        </table:table-row>
        <table:table-row table:style-name="ro3">
          <table:table-cell office:value-type="string" table:style-name="ce32">
            <text:p>40 bis 64 Jahre</text:p>
          </table:table-cell>
          <table:table-cell table:number-columns-repeated="9" table:style-name="ce31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2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59,7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4:48</text:p>
          </table:table-cell>
          <table:table-cell office:value-type="string" table:style-name="ce31">
            <text:p>71,7</text:p>
          </table:table-cell>
          <table:table-cell office:value-type="string" table:style-name="ce31">
            <text:p>09:00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65,6</text:p>
          </table:table-cell>
          <table:table-cell office:value-type="string" table:style-name="ce31">
            <text:p>08:21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3:36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52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7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4:11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92,5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3:10</text:p>
          </table:table-cell>
          <table:table-cell office:value-type="string" table:style-name="ce31">
            <text:p>95,9</text:p>
          </table:table-cell>
          <table:table-cell office:value-type="string" table:style-name="ce31">
            <text:p>03:39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9,3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7,7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8,5</text:p>
          </table:table-cell>
          <table:table-cell office:value-type="string" table:style-name="ce31">
            <text:p>02:23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03</text:p>
          </table:table-cell>
          <table:table-cell office:value-type="string" table:style-name="ce31">
            <text:p>05:1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05:0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22,5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9,5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21,0</text:p>
          </table:table-cell>
          <table:table-cell office:value-type="string" table:style-name="ce31">
            <text:p>01:14</text:p>
          </table:table-cell>
          <table:table-cell table:number-columns-repeated="16374"/>
        </table:table-row>
        <table:table-row table:style-name="ro3">
          <table:table-cell office:value-type="string" table:style-name="ce32">
            <text:p>65+ Jahre<text:s/></text:p>
          </table:table-cell>
          <table:table-cell table:number-columns-repeated="9" table:style-name="ce31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5,3)</text:p>
          </table:table-cell>
          <table:table-cell office:value-type="string" table:style-name="ce31">
            <text:p>(02:32)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8,1</text:p>
          </table:table-cell>
          <table:table-cell office:value-type="string" table:style-name="ce31">
            <text:p>04:18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3)</text:p>
          </table:table-cell>
          <table:table-cell office:value-type="string" table:style-name="ce31">
            <text:p>(02:0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3)</text:p>
          </table:table-cell>
          <table:table-cell office:value-type="string" table:style-name="ce31">
            <text:p>(02:09)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8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90,3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93,6</text:p>
          </table:table-cell>
          <table:table-cell office:value-type="string" table:style-name="ce31">
            <text:p>03:5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37,9</text:p>
          </table:table-cell>
          <table:table-cell office:value-type="string" table:style-name="ce31">
            <text:p>01:58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3,5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35,9</text:p>
          </table:table-cell>
          <table:table-cell office:value-type="string" table:style-name="ce31">
            <text:p>01:59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07:3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39</text:p>
          </table:table-cell>
          <table:table-cell office:value-type="string" table:style-name="ce31">
            <text:p>07:0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07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7,2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20,9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1:25</text:p>
          </table:table-cell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4.$A$2:Tabelle_4.$XFD$4" table:base-cell-address="Tabelle_4.$A$1"/>
        </table:named-expressions>
      </table:table>
      <table:table table:name="Tabelle_5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5: Durchschnittliche Zeitverwendung pro Tag für zusammengefasste Hauptaktivitäten nach Alter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28">
            <text:p>Bis 19 Jahre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08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(00:37)</text:p>
          </table:table-cell>
          <table:table-cell office:value-type="string" table:style-name="ce31">
            <text:p>(10,8)</text:p>
          </table:table-cell>
          <table:table-cell office:value-type="string" table:style-name="ce31">
            <text:p>(05:44)</text:p>
          </table:table-cell>
          <table:table-cell office:value-type="string" table:style-name="ce31">
            <text:p>(01:00)</text:p>
          </table:table-cell>
          <table:table-cell office:value-type="string" table:style-name="ce31">
            <text:p>(12,1)</text:p>
          </table:table-cell>
          <table:table-cell office:value-type="string" table:style-name="ce31">
            <text:p>(08:10)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7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73,0</text:p>
          </table:table-cell>
          <table:table-cell office:value-type="string" table:style-name="ce31">
            <text:p>08:15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68,5</text:p>
          </table:table-cell>
          <table:table-cell office:value-type="string" table:style-name="ce31">
            <text:p>08:06</text:p>
          </table:table-cell>
          <table:table-cell office:value-type="string" table:style-name="ce31">
            <text:p>05:46</text:p>
          </table:table-cell>
          <table:table-cell office:value-type="string" table:style-name="ce31">
            <text:p>70,8</text:p>
          </table:table-cell>
          <table:table-cell office:value-type="string" table:style-name="ce31">
            <text:p>08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52,6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44,8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48,7</text:p>
          </table:table-cell>
          <table:table-cell office:value-type="string" table:style-name="ce31">
            <text:p>01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7,2)</text:p>
          </table:table-cell>
          <table:table-cell office:value-type="string" table:style-name="ce31">
            <text:p>(02:34)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6,2)</text:p>
          </table:table-cell>
          <table:table-cell office:value-type="string" table:style-name="ce31">
            <text:p>(02:22)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6,7)</text:p>
          </table:table-cell>
          <table:table-cell office:value-type="string" table:style-name="ce31">
            <text:p>(02:29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05:21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5:34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5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8,8)</text:p>
          </table:table-cell>
          <table:table-cell office:value-type="string" table:style-name="ce31">
            <text:p>(01:50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6,2)</text:p>
          </table:table-cell>
          <table:table-cell office:value-type="string" table:style-name="ce31">
            <text:p>(01:23)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7,5</text:p>
          </table:table-cell>
          <table:table-cell office:value-type="string" table:style-name="ce31">
            <text:p>01:3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20 bis 39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08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4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97,4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2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55,5</text:p>
          </table:table-cell>
          <table:table-cell office:value-type="string" table:style-name="ce31">
            <text:p>07:56</text:p>
          </table:table-cell>
          <table:table-cell office:value-type="string" table:style-name="ce31">
            <text:p>06:54</text:p>
          </table:table-cell>
          <table:table-cell office:value-type="string" table:style-name="ce31">
            <text:p>75,2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65,6</text:p>
          </table:table-cell>
          <table:table-cell office:value-type="string" table:style-name="ce31">
            <text:p>08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14,7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13,7</text:p>
          </table:table-cell>
          <table:table-cell office:value-type="string" table:style-name="ce31">
            <text:p>05:16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5:0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00</text:p>
          </table:table-cell>
          <table:table-cell office:value-type="string" table:style-name="ce31">
            <text:p>90,3</text:p>
          </table:table-cell>
          <table:table-cell office:value-type="string" table:style-name="ce31">
            <text:p>04:26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71,3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80,5</text:p>
          </table:table-cell>
          <table:table-cell office:value-type="string" table:style-name="ce31">
            <text:p>03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2:0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48</text:p>
          </table:table-cell>
          <table:table-cell office:value-type="string" table:style-name="ce31">
            <text:p>96,1</text:p>
          </table:table-cell>
          <table:table-cell office:value-type="string" table:style-name="ce31">
            <text:p>03:58</text:p>
          </table:table-cell>
          <table:table-cell office:value-type="string" table:style-name="ce31">
            <text:p>04:15</text:p>
          </table:table-cell>
          <table:table-cell office:value-type="string" table:style-name="ce31">
            <text:p>92,7</text:p>
          </table:table-cell>
          <table:table-cell office:value-type="string" table:style-name="ce31">
            <text:p>04:35</text:p>
          </table:table-cell>
          <table:table-cell office:value-type="string" table:style-name="ce31">
            <text:p>04:02</text:p>
          </table:table-cell>
          <table:table-cell office:value-type="string" table:style-name="ce31">
            <text:p>94,4</text:p>
          </table:table-cell>
          <table:table-cell office:value-type="string" table:style-name="ce31">
            <text:p>04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3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8</text:p>
          </table:table-cell>
          <table:table-cell office:value-type="string" table:style-name="ce31">
            <text:p>01:0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40 bis 64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8</text:p>
          </table:table-cell>
          <table:table-cell office:value-type="string" table:style-name="ce31">
            <text:p>07:5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7:54</text:p>
          </table:table-cell>
          <table:table-cell office:value-type="string" table:style-name="ce31">
            <text:p>08:0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56,3</text:p>
          </table:table-cell>
          <table:table-cell office:value-type="string" table:style-name="ce31">
            <text:p>07:47</text:p>
          </table:table-cell>
          <table:table-cell office:value-type="string" table:style-name="ce31">
            <text:p>06:31</text:p>
          </table:table-cell>
          <table:table-cell office:value-type="string" table:style-name="ce31">
            <text:p>69,9</text:p>
          </table:table-cell>
          <table:table-cell office:value-type="string" table:style-name="ce31">
            <text:p>09:21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63,0</text:p>
          </table:table-cell>
          <table:table-cell office:value-type="string" table:style-name="ce31">
            <text:p>08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2,4)</text:p>
          </table:table-cell>
          <table:table-cell office:value-type="string" table:style-name="ce31">
            <text:p>(04:02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3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8</text:p>
          </table:table-cell>
          <table:table-cell office:value-type="string" table:style-name="ce31">
            <text:p>95,1</text:p>
          </table:table-cell>
          <table:table-cell office:value-type="string" table:style-name="ce31">
            <text:p>04:11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77,8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3:05</text:p>
          </table:table-cell>
          <table:table-cell office:value-type="string" table:style-name="ce31">
            <text:p>86,6</text:p>
          </table:table-cell>
          <table:table-cell office:value-type="string" table:style-name="ce31">
            <text:p>03:3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3,8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2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23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4:29</text:p>
          </table:table-cell>
          <table:table-cell office:value-type="string" table:style-name="ce31">
            <text:p>04:28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4:36</text:p>
          </table:table-cell>
          <table:table-cell office:value-type="string" table:style-name="ce31">
            <text:p>04:25</text:p>
          </table:table-cell>
          <table:table-cell office:value-type="string" table:style-name="ce31">
            <text:p>97,4</text:p>
          </table:table-cell>
          <table:table-cell office:value-type="string" table:style-name="ce31">
            <text:p>04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4,3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2,9</text:p>
          </table:table-cell>
          <table:table-cell office:value-type="string" table:style-name="ce31">
            <text:p>01:07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65+ Jahre<text:s/>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3,0)</text:p>
          </table:table-cell>
          <table:table-cell office:value-type="string" table:style-name="ce31">
            <text:p>(02:59)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5:22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4:4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7)</text:p>
          </table:table-cell>
          <table:table-cell office:value-type="string" table:style-name="ce31">
            <text:p>(01:5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13</text:p>
          </table:table-cell>
          <table:table-cell office:value-type="string" table:style-name="ce31">
            <text:p>93,4</text:p>
          </table:table-cell>
          <table:table-cell office:value-type="string" table:style-name="ce31">
            <text:p>04:31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83,8</text:p>
          </table:table-cell>
          <table:table-cell office:value-type="string" table:style-name="ce31">
            <text:p>03:38</text:p>
          </table:table-cell>
          <table:table-cell office:value-type="string" table:style-name="ce31">
            <text:p>03:41</text:p>
          </table:table-cell>
          <table:table-cell office:value-type="string" table:style-name="ce31">
            <text:p>89,1</text:p>
          </table:table-cell>
          <table:table-cell office:value-type="string" table:style-name="ce31">
            <text:p>04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20,6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7,9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2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3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34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7:26</text:p>
          </table:table-cell>
          <table:table-cell office:value-type="string" table:style-name="ce31">
            <text:p>06:56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7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1:24</text:p>
          </table:table-cell>
          <table:table-cell table:style-name="ce30"/>
          <table:table-cell table:number-columns-repeated="16373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5.$A$2:Tabelle_5.$XFD$4" table:base-cell-address="Tabelle_5.$A$1"/>
        </table:named-expressions>
      </table:table>
      <table:table table:name="Tabelle_6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6: Durchschnittliche Zeitverwendung pro Tag für zusammengefasste Hauptaktivitäten nach Alter (Samstag‒Sonntag inkl. Feiertage)<text:s/></text:p>
          </table:table-cell>
          <table:covered-table-cell table:number-columns-repeated="9"/>
          <table:table-cell table:number-columns-repeated="16374" table:style-name="ce34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28">
            <text:p>Bis 19 Jahre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1:0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1:03</text:p>
          </table:table-cell>
          <table:table-cell office:value-type="string" table:style-name="ce31">
            <text:p>10:5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7,7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2:32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6,6)</text:p>
          </table:table-cell>
          <table:table-cell office:value-type="string" table:style-name="ce31">
            <text:p>(03:29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5,6)</text:p>
          </table:table-cell>
          <table:table-cell office:value-type="string" table:style-name="ce31">
            <text:p>(05:33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38,7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32,9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35,7</text:p>
          </table:table-cell>
          <table:table-cell office:value-type="string" table:style-name="ce31">
            <text:p>02:2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6</text:p>
          </table:table-cell>
          <table:table-cell office:value-type="string" table:style-name="ce31">
            <text:p>64,9</text:p>
          </table:table-cell>
          <table:table-cell office:value-type="string" table:style-name="ce31">
            <text:p>01:58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46,2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55,2</text:p>
          </table:table-cell>
          <table:table-cell office:value-type="string" table:style-name="ce31">
            <text:p>01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(00:21)</text:p>
          </table:table-cell>
          <table:table-cell office:value-type="string" table:style-name="ce31">
            <text:p>(12,3)</text:p>
          </table:table-cell>
          <table:table-cell office:value-type="string" table:style-name="ce31">
            <text:p>(02:49)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2,6</text:p>
          </table:table-cell>
          <table:table-cell office:value-type="string" table:style-name="ce31">
            <text:p>02:2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4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7:42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08:0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8:0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9,1)</text:p>
          </table:table-cell>
          <table:table-cell office:value-type="string" table:style-name="ce31">
            <text:p>(01:37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4,6)</text:p>
          </table:table-cell>
          <table:table-cell office:value-type="string" table:style-name="ce31">
            <text:p>(00:52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21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20 bis 39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2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3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14,7</text:p>
          </table:table-cell>
          <table:table-cell office:value-type="string" table:style-name="ce31">
            <text:p>05:55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18,5</text:p>
          </table:table-cell>
          <table:table-cell office:value-type="string" table:style-name="ce31">
            <text:p>07:29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16,7</text:p>
          </table:table-cell>
          <table:table-cell office:value-type="string" table:style-name="ce31">
            <text:p>06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8,7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3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44</text:p>
          </table:table-cell>
          <table:table-cell office:value-type="string" table:style-name="ce31">
            <text:p>89,0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02:18</text:p>
          </table:table-cell>
          <table:table-cell office:value-type="string" table:style-name="ce31">
            <text:p>74,7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81,6</text:p>
          </table:table-cell>
          <table:table-cell office:value-type="string" table:style-name="ce31">
            <text:p>03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4,0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4,1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14,1</text:p>
          </table:table-cell>
          <table:table-cell office:value-type="string" table:style-name="ce31">
            <text:p>02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06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6:14</text:p>
          </table:table-cell>
          <table:table-cell office:value-type="string" table:style-name="ce31">
            <text:p>07:21</text:p>
          </table:table-cell>
          <table:table-cell office:value-type="string" table:style-name="ce31">
            <text:p>97,6</text:p>
          </table:table-cell>
          <table:table-cell office:value-type="string" table:style-name="ce31">
            <text:p>07:31</text:p>
          </table:table-cell>
          <table:table-cell office:value-type="string" table:style-name="ce31">
            <text:p>06:44</text:p>
          </table:table-cell>
          <table:table-cell office:value-type="string" table:style-name="ce31">
            <text:p>97,7</text:p>
          </table:table-cell>
          <table:table-cell office:value-type="string" table:style-name="ce31">
            <text:p>06:5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0,2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1:3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40 bis 64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5:55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6:15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17,2</text:p>
          </table:table-cell>
          <table:table-cell office:value-type="string" table:style-name="ce31">
            <text:p>06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8)</text:p>
          </table:table-cell>
          <table:table-cell office:value-type="string" table:style-name="ce31">
            <text:p>(01:28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7)</text:p>
          </table:table-cell>
          <table:table-cell office:value-type="string" table:style-name="ce31">
            <text:p>(02:18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5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6</text:p>
          </table:table-cell>
          <table:table-cell office:value-type="string" table:style-name="ce31">
            <text:p>94,0</text:p>
          </table:table-cell>
          <table:table-cell office:value-type="string" table:style-name="ce31">
            <text:p>04:11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82,4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88,3</text:p>
          </table:table-cell>
          <table:table-cell office:value-type="string" table:style-name="ce31">
            <text:p>03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9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20,6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0,0</text:p>
          </table:table-cell>
          <table:table-cell office:value-type="string" table:style-name="ce31">
            <text:p>02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11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6:15</text:p>
          </table:table-cell>
          <table:table-cell office:value-type="string" table:style-name="ce31">
            <text:p>07:03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7:09</text:p>
          </table:table-cell>
          <table:table-cell office:value-type="string" table:style-name="ce31">
            <text:p>06:37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6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4,5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6</text:p>
          </table:table-cell>
          <table:table-cell office:value-type="string" table:style-name="ce31">
            <text:p>01:2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65+ Jahre<text:s/>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09:1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3:31</text:p>
          </table:table-cell>
          <table:table-cell office:value-type="string" table:style-name="ce31">
            <text:p>03:3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33</text:p>
          </table:table-cell>
          <table:table-cell office:value-type="string" table:style-name="ce31">
            <text:p>03:3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5,3)</text:p>
          </table:table-cell>
          <table:table-cell office:value-type="string" table:style-name="ce31">
            <text:p>(03:24)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2:3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93,1</text:p>
          </table:table-cell>
          <table:table-cell office:value-type="string" table:style-name="ce31">
            <text:p>03:38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82,4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88,4</text:p>
          </table:table-cell>
          <table:table-cell office:value-type="string" table:style-name="ce31">
            <text:p>03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29,0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23,8</text:p>
          </table:table-cell>
          <table:table-cell office:value-type="string" table:style-name="ce31">
            <text:p>01:49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26,7</text:p>
          </table:table-cell>
          <table:table-cell office:value-type="string" table:style-name="ce31">
            <text:p>01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5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7:00</text:p>
          </table:table-cell>
          <table:table-cell office:value-type="string" table:style-name="ce31">
            <text:p>08:09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8:11</text:p>
          </table:table-cell>
          <table:table-cell office:value-type="string" table:style-name="ce31">
            <text:p>07:30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7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1:28</text:p>
          </table:table-cell>
          <table:table-cell table:style-name="ce30"/>
          <table:table-cell table:number-columns-repeated="16373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6.$A$2:Tabelle_6.$XFD$4" table:base-cell-address="Tabelle_6.$A$1"/>
        </table:named-expressions>
      </table:table>
      <table:table table:name="Tabelle_7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7: Durchschnittliche Zeitverwendung pro Tag für zusammengefasste Hauptaktivitäten nach Urbanisierungsgrad<text:span text:style-name="T3">*</text:span><text:s/>(Montag‒Sonntag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Städte</text:p>
          </table:table-cell>
          <table:table-cell table:number-columns-repeated="9" table:style-name="ce36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5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3</text:p>
          </table:table-cell>
          <table:table-cell office:value-type="string" table:style-name="ce31">
            <text:p>08:5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2</text:p>
          </table:table-cell>
          <table:table-cell office:value-type="string" table:style-name="ce31">
            <text:p>08:5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9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44,5</text:p>
          </table:table-cell>
          <table:table-cell office:value-type="string" table:style-name="ce31">
            <text:p>07:38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54,4</text:p>
          </table:table-cell>
          <table:table-cell office:value-type="string" table:style-name="ce31">
            <text:p>08:26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49,4</text:p>
          </table:table-cell>
          <table:table-cell office:value-type="string" table:style-name="ce31">
            <text:p>08:0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17,7</text:p>
          </table:table-cell>
          <table:table-cell office:value-type="string" table:style-name="ce31">
            <text:p>05:24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7,0</text:p>
          </table:table-cell>
          <table:table-cell office:value-type="string" table:style-name="ce31">
            <text:p>05:18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5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96,1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88,4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92,3</text:p>
          </table:table-cell>
          <table:table-cell office:value-type="string" table:style-name="ce31">
            <text:p>03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1,6</text:p>
          </table:table-cell>
          <table:table-cell office:value-type="string" table:style-name="ce31">
            <text:p>02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5:32</text:p>
          </table:table-cell>
          <table:table-cell office:value-type="string" table:style-name="ce31">
            <text:p>06:13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23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2,0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0,4</text:p>
          </table:table-cell>
          <table:table-cell office:value-type="string" table:style-name="ce31">
            <text:p>01:0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leinere Städte und Voror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8</text:p>
          </table:table-cell>
          <table:table-cell office:value-type="string" table:style-name="ce31">
            <text:p>08:4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3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41,1</text:p>
          </table:table-cell>
          <table:table-cell office:value-type="string" table:style-name="ce31">
            <text:p>07:20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56,0</text:p>
          </table:table-cell>
          <table:table-cell office:value-type="string" table:style-name="ce31">
            <text:p>08:56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48,2</text:p>
          </table:table-cell>
          <table:table-cell office:value-type="string" table:style-name="ce31">
            <text:p>08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5:58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5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37</text:p>
          </table:table-cell>
          <table:table-cell office:value-type="string" table:style-name="ce31">
            <text:p>95,7</text:p>
          </table:table-cell>
          <table:table-cell office:value-type="string" table:style-name="ce31">
            <text:p>04:04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87,8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91,9</text:p>
          </table:table-cell>
          <table:table-cell office:value-type="string" table:style-name="ce31">
            <text:p>03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26,3</text:p>
          </table:table-cell>
          <table:table-cell office:value-type="string" table:style-name="ce31">
            <text:p>02:03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1,6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24,1</text:p>
          </table:table-cell>
          <table:table-cell office:value-type="string" table:style-name="ce31">
            <text:p>02:0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3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35</text:p>
          </table:table-cell>
          <table:table-cell office:value-type="string" table:style-name="ce31">
            <text:p>05:54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05</text:p>
          </table:table-cell>
          <table:table-cell office:value-type="string" table:style-name="ce31">
            <text:p>05:42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9,3</text:p>
          </table:table-cell>
          <table:table-cell office:value-type="string" table:style-name="ce31">
            <text:p>01:40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1:25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8,4</text:p>
          </table:table-cell>
          <table:table-cell office:value-type="string" table:style-name="ce31">
            <text:p>01:3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Ländliche Gebie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5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4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08:4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41,3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03:41</text:p>
          </table:table-cell>
          <table:table-cell office:value-type="string" table:style-name="ce31">
            <text:p>54,8</text:p>
          </table:table-cell>
          <table:table-cell office:value-type="string" table:style-name="ce31">
            <text:p>09:07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48,1</text:p>
          </table:table-cell>
          <table:table-cell office:value-type="string" table:style-name="ce31">
            <text:p>08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6:25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6:30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6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0</text:p>
          </table:table-cell>
          <table:table-cell office:value-type="string" table:style-name="ce31">
            <text:p>94,9</text:p>
          </table:table-cell>
          <table:table-cell office:value-type="string" table:style-name="ce31">
            <text:p>04:21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86,7</text:p>
          </table:table-cell>
          <table:table-cell office:value-type="string" table:style-name="ce31">
            <text:p>03:07</text:p>
          </table:table-cell>
          <table:table-cell office:value-type="string" table:style-name="ce31">
            <text:p>03:02</text:p>
          </table:table-cell>
          <table:table-cell office:value-type="string" table:style-name="ce31">
            <text:p>90,8</text:p>
          </table:table-cell>
          <table:table-cell office:value-type="string" table:style-name="ce31">
            <text:p>03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2,1</text:p>
          </table:table-cell>
          <table:table-cell office:value-type="string" table:style-name="ce31">
            <text:p>02:05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30,9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1,5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12</text:p>
          </table:table-cell>
          <table:table-cell office:value-type="string" table:style-name="ce31">
            <text:p>05:3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43</text:p>
          </table:table-cell>
          <table:table-cell office:value-type="string" table:style-name="ce31">
            <text:p>05:1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1:14</text:p>
          </table:table-cell>
          <table:table-cell table:style-name="ce30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38">
            <text:p>Q: STATISTIK AUSTRIA, Zeitverwendung 2021/22.<text:s/></text:p>
            <text:p>*) Diese Klassifikation (DEGURBA – Degree of Urbanisation) klassifiziert alle Gemeinden nach ihrer Besiedlungsdichte: hohe, mittlere und geringe Besiedlungsdichte. Hohe Besiedlungsdichte: eine Gruppe aneinandergrenzender Gemeinden mit jeweils mehr als 500 Einwohner:innen pro km² und insgesamt mindestens 50.000 Einwohner:innen. Mittlere Besiedlungsdichte: eine Gruppe aneinandergrenzender Gemeinden mit 101-500 Einwohner:innen pro km² und insgesamt mindestens 50.000 Einwohner:innen. Geringe Besiedlungsdichte: alle übrigen Gemeinden.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number-rows-repeated="8" table:style-name="ro7">
          <table:table-cell table:number-columns-repeated="11" table:style-name="ce30"/>
          <table:table-cell table:number-columns-repeated="16373"/>
        </table:table-row>
        <table:table-row table:number-rows-repeated="1048536" table:style-name="ro7">
          <table:table-cell table:number-columns-repeated="16384"/>
        </table:table-row>
        <table:named-expressions>
          <table:named-range table:name="Print_Titles" table:cell-range-address="Tabelle_7.$A$2:Tabelle_7.$XFD$4" table:base-cell-address="Tabelle_7.$A$1"/>
        </table:named-expressions>
      </table:table>
      <table:table table:name="Tabelle_8" table:style-name="ta2">
        <table:table-column table:style-name="co6" table:default-cell-style-name="ce40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41">
            <text:p>Tabelle 8: Durchschnittliche Zeitverwendung pro Tag für zusammengefasste Hauptaktivitäten nach Urbanisierungsgrad<text:span text:style-name="T3">*</text:span><text:s/>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Städte</text:p>
          </table:table-cell>
          <table:table-cell table:number-columns-repeated="9" table:style-name="ce36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31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42,2</text:p>
          </table:table-cell>
          <table:table-cell office:value-type="string" table:style-name="ce31">
            <text:p>07:54</text:p>
          </table:table-cell>
          <table:table-cell office:value-type="string" table:style-name="ce31">
            <text:p>04:35</text:p>
          </table:table-cell>
          <table:table-cell office:value-type="string" table:style-name="ce31">
            <text:p>53,6</text:p>
          </table:table-cell>
          <table:table-cell office:value-type="string" table:style-name="ce31">
            <text:p>08:35</text:p>
          </table:table-cell>
          <table:table-cell office:value-type="string" table:style-name="ce31">
            <text:p>03:56</text:p>
          </table:table-cell>
          <table:table-cell office:value-type="string" table:style-name="ce31">
            <text:p>47,7</text:p>
          </table:table-cell>
          <table:table-cell office:value-type="string" table:style-name="ce31">
            <text:p>08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15,9</text:p>
          </table:table-cell>
          <table:table-cell office:value-type="string" table:style-name="ce31">
            <text:p>06:00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15,0</text:p>
          </table:table-cell>
          <table:table-cell office:value-type="string" table:style-name="ce31">
            <text:p>06:04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6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9</text:p>
          </table:table-cell>
          <table:table-cell office:value-type="string" table:style-name="ce31">
            <text:p>88,6</text:p>
          </table:table-cell>
          <table:table-cell office:value-type="string" table:style-name="ce31">
            <text:p>03:45</text:p>
          </table:table-cell>
          <table:table-cell office:value-type="string" table:style-name="ce31">
            <text:p>01:58</text:p>
          </table:table-cell>
          <table:table-cell office:value-type="string" table:style-name="ce31">
            <text:p>76,6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82,7</text:p>
          </table:table-cell>
          <table:table-cell office:value-type="string" table:style-name="ce31">
            <text:p>03:1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12,2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1,0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98,0</text:p>
          </table:table-cell>
          <table:table-cell office:value-type="string" table:style-name="ce31">
            <text:p>05:00</text:p>
          </table:table-cell>
          <table:table-cell office:value-type="string" table:style-name="ce31">
            <text:p>05:28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5:38</text:p>
          </table:table-cell>
          <table:table-cell office:value-type="string" table:style-name="ce31">
            <text:p>05:11</text:p>
          </table:table-cell>
          <table:table-cell office:value-type="string" table:style-name="ce31">
            <text:p>97,5</text:p>
          </table:table-cell>
          <table:table-cell office:value-type="string" table:style-name="ce31">
            <text:p>05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0:5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5">
            <text:p>Kleinere Städte und Voror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98,3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38,0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54,6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03:53</text:p>
          </table:table-cell>
          <table:table-cell office:value-type="string" table:style-name="ce31">
            <text:p>45,9</text:p>
          </table:table-cell>
          <table:table-cell office:value-type="string" table:style-name="ce31">
            <text:p>08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6:27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6:3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42</text:p>
          </table:table-cell>
          <table:table-cell office:value-type="string" table:style-name="ce31">
            <text:p>89,3</text:p>
          </table:table-cell>
          <table:table-cell office:value-type="string" table:style-name="ce31">
            <text:p>04:10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73,9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81,9</text:p>
          </table:table-cell>
          <table:table-cell office:value-type="string" table:style-name="ce31">
            <text:p>03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14,9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1,1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2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5:03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5:19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97,2</text:p>
          </table:table-cell>
          <table:table-cell office:value-type="string" table:style-name="ce31">
            <text:p>05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2,8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2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2</text:p>
          </table:table-cell>
          <table:table-cell office:value-type="string" table:style-name="ce31">
            <text:p>01:3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5">
            <text:p>Ländliche Gebie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8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2:3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37,6</text:p>
          </table:table-cell>
          <table:table-cell office:value-type="string" table:style-name="ce31">
            <text:p>07:38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52,2</text:p>
          </table:table-cell>
          <table:table-cell office:value-type="string" table:style-name="ce31">
            <text:p>09:29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45,0</text:p>
          </table:table-cell>
          <table:table-cell office:value-type="string" table:style-name="ce31">
            <text:p>08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12,0</text:p>
          </table:table-cell>
          <table:table-cell office:value-type="string" table:style-name="ce31">
            <text:p>07:25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7:2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12,2</text:p>
          </table:table-cell>
          <table:table-cell office:value-type="string" table:style-name="ce31">
            <text:p>07:2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9</text:p>
          </table:table-cell>
          <table:table-cell office:value-type="string" table:style-name="ce31">
            <text:p>88,7</text:p>
          </table:table-cell>
          <table:table-cell office:value-type="string" table:style-name="ce31">
            <text:p>04:30</text:p>
          </table:table-cell>
          <table:table-cell office:value-type="string" table:style-name="ce31">
            <text:p>02:08</text:p>
          </table:table-cell>
          <table:table-cell office:value-type="string" table:style-name="ce31">
            <text:p>70,4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79,5</text:p>
          </table:table-cell>
          <table:table-cell office:value-type="string" table:style-name="ce31">
            <text:p>03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6,0</text:p>
          </table:table-cell>
          <table:table-cell office:value-type="string" table:style-name="ce31">
            <text:p>02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31</text:p>
          </table:table-cell>
          <table:table-cell office:value-type="string" table:style-name="ce31">
            <text:p>97,5</text:p>
          </table:table-cell>
          <table:table-cell office:value-type="string" table:style-name="ce31">
            <text:p>04:39</text:p>
          </table:table-cell>
          <table:table-cell office:value-type="string" table:style-name="ce31">
            <text:p>04:43</text:p>
          </table:table-cell>
          <table:table-cell office:value-type="string" table:style-name="ce31">
            <text:p>95,4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04:37</text:p>
          </table:table-cell>
          <table:table-cell office:value-type="string" table:style-name="ce31">
            <text:p>96,5</text:p>
          </table:table-cell>
          <table:table-cell office:value-type="string" table:style-name="ce31">
            <text:p>04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1:13</text:p>
          </table:table-cell>
          <table:table-cell table:style-name="ce30"/>
          <table:table-cell table:number-columns-repeated="16373"/>
        </table:table-row>
        <table:table-row table:style-name="ro17">
          <table:table-cell office:value-type="string" table:number-columns-spanned="10" table:number-rows-spanned="1" table:style-name="ce38">
            <text:p>Q: STATISTIK AUSTRIA, Zeitverwendung 2021/22.<text:s/></text:p>
            <text:p>*) Diese Klassifikation (DEGURBA – Degree of Urbanisation) klassifiziert alle Gemeinden nach ihrer Besiedlungsdichte: hohe, mittlere und geringe Besiedlungsdichte. Hohe Besiedlungsdichte: eine Gruppe aneinandergrenzender Gemeinden mit jeweils mehr als 500 Einwohner:innen pro km² und insgesamt mindestens 50.000 Einwohner:innen. Mittlere Besiedlungsdichte: eine Gruppe aneinandergrenzender Gemeinden mit 101-500 Einwohner:innen pro km² und insgesamt mindestens 50.000 Einwohner:innen. Geringe Besiedlungsdichte: alle übrigen Gemeinden.</text:p>
          </table:table-cell>
          <table:covered-table-cell table:number-columns-repeated="9"/>
          <table:table-cell table:style-name="ce30"/>
          <table:table-cell table:number-columns-repeated="16373"/>
        </table:table-row>
        <table:table-row table:style-name="ro7">
          <table:table-cell table:style-name="ce39"/>
          <table:table-cell table:number-columns-repeated="10" table:style-name="ce30"/>
          <table:table-cell table:number-columns-repeated="16373"/>
        </table:table-row>
        <table:table-row table:number-rows-repeated="1048543" table:style-name="ro7">
          <table:table-cell table:number-columns-repeated="16384"/>
        </table:table-row>
      </table:table>
      <table:table table:name="Tabelle_9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9: Durchschnittliche Zeitverwendung pro Tag für zusammengefasste Hauptaktivitäten nach Urbanisierungsgrad<text:span text:style-name="T3">*</text:span><text:s/>(Samstag‒Sonntag in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Städte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02:53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5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13,4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6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3:10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2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90,1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76,8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83,5</text:p>
          </table:table-cell>
          <table:table-cell office:value-type="string" table:style-name="ce31">
            <text:p>03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0</text:p>
          </table:table-cell>
          <table:table-cell office:value-type="string" table:style-name="ce31">
            <text:p>02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35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6:39</text:p>
          </table:table-cell>
          <table:table-cell office:value-type="string" table:style-name="ce31">
            <text:p>07:47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7:55</text:p>
          </table:table-cell>
          <table:table-cell office:value-type="string" table:style-name="ce31">
            <text:p>07:11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7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4,3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6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1:3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leinere Städte und Voror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3:1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5:25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13,2</text:p>
          </table:table-cell>
          <table:table-cell office:value-type="string" table:style-name="ce31">
            <text:p>06:32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6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6,6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7,2</text:p>
          </table:table-cell>
          <table:table-cell office:value-type="string" table:style-name="ce31">
            <text:p>02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90,0</text:p>
          </table:table-cell>
          <table:table-cell office:value-type="string" table:style-name="ce31">
            <text:p>03:50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75,6</text:p>
          </table:table-cell>
          <table:table-cell office:value-type="string" table:style-name="ce31">
            <text:p>03:05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83,1</text:p>
          </table:table-cell>
          <table:table-cell office:value-type="string" table:style-name="ce31">
            <text:p>03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8,0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5,4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6,7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40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6:44</text:p>
          </table:table-cell>
          <table:table-cell office:value-type="string" table:style-name="ce31">
            <text:p>07:37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7:43</text:p>
          </table:table-cell>
          <table:table-cell office:value-type="string" table:style-name="ce31">
            <text:p>07:07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7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0,6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1:35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Ländliche Gebie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4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3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01:03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6:31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6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6,1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2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31</text:p>
          </table:table-cell>
          <table:table-cell office:value-type="string" table:style-name="ce31">
            <text:p>88,3</text:p>
          </table:table-cell>
          <table:table-cell office:value-type="string" table:style-name="ce31">
            <text:p>04:00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75,4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81,8</text:p>
          </table:table-cell>
          <table:table-cell office:value-type="string" table:style-name="ce31">
            <text:p>03:3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2,8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23,0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2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19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6:22</text:p>
          </table:table-cell>
          <table:table-cell office:value-type="string" table:style-name="ce31">
            <text:p>07:13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7:18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6:5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18</text:p>
          </table:table-cell>
          <table:table-cell table:style-name="ce30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38">
            <text:p>Q: STATISTIK AUSTRIA, Zeitverwendung 2021/22.<text:s/></text:p>
            <text:p>*) Diese Klassifikation (DEGURBA – Degree of Urbanisation) klassifiziert alle Gemeinden nach ihrer Besiedlungsdichte: hohe, mittlere und geringe Besiedlungsdichte. Hohe Besiedlungsdichte: eine Gruppe aneinandergrenzender Gemeinden mit jeweils mehr als 500 Einwohner:innen pro km² und insgesamt mindestens 50.000 Einwohner:innen. Mittlere Besiedlungsdichte: eine Gruppe aneinandergrenzender Gemeinden mit 101-500 Einwohner:innen pro km² und insgesamt mindestens 50.000 Einwohner:innen. Geringe Besiedlungsdichte: alle übrigen Gemeinden.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style-name="ro18">
          <table:table-cell table:number-columns-spanned="10" table:number-rows-spanned="1" table:style-name="ce42"/>
          <table:covered-table-cell table:number-columns-repeated="9"/>
          <table:table-cell table:style-name="ce30"/>
          <table:table-cell table:number-columns-repeated="16373"/>
        </table:table-row>
        <table:table-row table:number-rows-repeated="8" table:style-name="ro7">
          <table:table-cell table:number-columns-repeated="11" table:style-name="ce30"/>
          <table:table-cell table:number-columns-repeated="16373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9.$A$2:Tabelle_9.$XFD$4" table:base-cell-address="Tabelle_9.$A$1"/>
        </table:named-expressions>
      </table:table>
      <table:table table:name="Tabelle_10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0: Durchschnittliche Zeitverwendung pro Tag für zusammengefasste Hauptaktivitäten nach Haushaltstyp (Montag‒Sonntag)<text:s/></text:p>
          </table:table-cell>
          <table:covered-table-cell table:number-columns-repeated="9"/>
          <table:table-cell table:number-columns-repeated="16374" table:style-name="ce15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Alleinlebend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8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08:4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52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32,9</text:p>
          </table:table-cell>
          <table:table-cell office:value-type="string" table:style-name="ce31">
            <text:p>07:38</text:p>
          </table:table-cell>
          <table:table-cell office:value-type="string" table:style-name="ce31">
            <text:p>03:37</text:p>
          </table:table-cell>
          <table:table-cell office:value-type="string" table:style-name="ce31">
            <text:p>57,9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45,6</text:p>
          </table:table-cell>
          <table:table-cell office:value-type="string" table:style-name="ce31">
            <text:p>08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8,9</text:p>
          </table:table-cell>
          <table:table-cell office:value-type="string" table:style-name="ce31">
            <text:p>04:10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4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93,1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95,4</text:p>
          </table:table-cell>
          <table:table-cell office:value-type="string" table:style-name="ce31">
            <text:p>03:0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34,4</text:p>
          </table:table-cell>
          <table:table-cell office:value-type="string" table:style-name="ce31">
            <text:p>02:18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26,0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0,2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1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21</text:p>
          </table:table-cell>
          <table:table-cell office:value-type="string" table:style-name="ce31">
            <text:p>06:15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6:26</text:p>
          </table:table-cell>
          <table:table-cell office:value-type="string" table:style-name="ce31">
            <text:p>06:1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6,5</text:p>
          </table:table-cell>
          <table:table-cell office:value-type="string" table:style-name="ce31">
            <text:p>01:2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Ein-Eltern-Haushalte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66,6</text:p>
          </table:table-cell>
          <table:table-cell office:value-type="string" table:style-name="ce31">
            <text:p>07: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66,9</text:p>
          </table:table-cell>
          <table:table-cell office:value-type="string" table:style-name="ce31">
            <text:p>07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5:0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21,9)</text:p>
          </table:table-cell>
          <table:table-cell office:value-type="string" table:style-name="ce31">
            <text:p>(01:1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21,7)</text:p>
          </table:table-cell>
          <table:table-cell office:value-type="string" table:style-name="ce31">
            <text:p>(01:2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0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19,0)</text:p>
          </table:table-cell>
          <table:table-cell office:value-type="string" table:style-name="ce31">
            <text:p>(01:22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19,9)</text:p>
          </table:table-cell>
          <table:table-cell office:value-type="string" table:style-name="ce31">
            <text:p>(01:19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Mehrpersonenhaushalte ohne Kinder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7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0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44,0</text:p>
          </table:table-cell>
          <table:table-cell office:value-type="string" table:style-name="ce31">
            <text:p>07:45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46,0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45,0</text:p>
          </table:table-cell>
          <table:table-cell office:value-type="string" table:style-name="ce31">
            <text:p>08:0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3:5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6,3</text:p>
          </table:table-cell>
          <table:table-cell office:value-type="string" table:style-name="ce31">
            <text:p>04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90,5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94,2</text:p>
          </table:table-cell>
          <table:table-cell office:value-type="string" table:style-name="ce31">
            <text:p>03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1,9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0,0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0,9</text:p>
          </table:table-cell>
          <table:table-cell office:value-type="string" table:style-name="ce31">
            <text:p>02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45</text:p>
          </table:table-cell>
          <table:table-cell office:value-type="string" table:style-name="ce31">
            <text:p>06:3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37</text:p>
          </table:table-cell>
          <table:table-cell office:value-type="string" table:style-name="ce31">
            <text:p>06:06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8,2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1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Mehrpersonenhaushalten mit Kind(ern)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08:3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52,6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05:00</text:p>
          </table:table-cell>
          <table:table-cell office:value-type="string" table:style-name="ce31">
            <text:p>72,8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62,7</text:p>
          </table:table-cell>
          <table:table-cell office:value-type="string" table:style-name="ce31">
            <text:p>08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7,0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6,0</text:p>
          </table:table-cell>
          <table:table-cell office:value-type="string" table:style-name="ce31">
            <text:p>04:58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6,5</text:p>
          </table:table-cell>
          <table:table-cell office:value-type="string" table:style-name="ce31">
            <text:p>04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46</text:p>
          </table:table-cell>
          <table:table-cell office:value-type="string" table:style-name="ce31">
            <text:p>97,6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89,1</text:p>
          </table:table-cell>
          <table:table-cell office:value-type="string" table:style-name="ce31">
            <text:p>03:16</text:p>
          </table:table-cell>
          <table:table-cell office:value-type="string" table:style-name="ce31">
            <text:p>03:36</text:p>
          </table:table-cell>
          <table:table-cell office:value-type="string" table:style-name="ce31">
            <text:p>93,4</text:p>
          </table:table-cell>
          <table:table-cell office:value-type="string" table:style-name="ce31">
            <text:p>04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4,5</text:p>
          </table:table-cell>
          <table:table-cell office:value-type="string" table:style-name="ce31">
            <text:p>02:03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23,4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24,0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2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4:38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5:15</text:p>
          </table:table-cell>
          <table:table-cell office:value-type="string" table:style-name="ce31">
            <text:p>04:4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5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1,1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7,8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inder in Ein-Eltern-Haushalten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3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6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09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3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37)</text:p>
          </table:table-cell>
          <table:table-cell office:value-type="string" table:style-name="ce31">
            <text:p>(17,1)</text:p>
          </table:table-cell>
          <table:table-cell office:value-type="string" table:style-name="ce31">
            <text:p>(06:11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4:29</text:p>
          </table:table-cell>
          <table:table-cell office:value-type="string" table:style-name="ce31">
            <text:p>71,0</text:p>
          </table:table-cell>
          <table:table-cell office:value-type="string" table:style-name="ce31">
            <text:p>07:03</text:p>
          </table:table-cell>
          <table:table-cell office:value-type="string" table:style-name="ce31">
            <text:p>(04:05)</text:p>
          </table:table-cell>
          <table:table-cell office:value-type="string" table:style-name="ce31">
            <text:p>(67,4)</text:p>
          </table:table-cell>
          <table:table-cell office:value-type="string" table:style-name="ce31">
            <text:p>(07:35)</text:p>
          </table:table-cell>
          <table:table-cell office:value-type="string" table:style-name="ce31">
            <text:p>04:20</text:p>
          </table:table-cell>
          <table:table-cell office:value-type="string" table:style-name="ce31">
            <text:p>69,6</text:p>
          </table:table-cell>
          <table:table-cell office:value-type="string" table:style-name="ce31">
            <text:p>07:1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86,4</text:p>
          </table:table-cell>
          <table:table-cell office:value-type="string" table:style-name="ce31">
            <text:p>01:56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80,8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84,2</text:p>
          </table:table-cell>
          <table:table-cell office:value-type="string" table:style-name="ce31">
            <text:p>01:4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16,8)</text:p>
          </table:table-cell>
          <table:table-cell office:value-type="string" table:style-name="ce31">
            <text:p>(01:14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8,2)</text:p>
          </table:table-cell>
          <table:table-cell office:value-type="string" table:style-name="ce31">
            <text:p>(01:26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3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37</text:p>
          </table:table-cell>
          <table:table-cell office:value-type="string" table:style-name="ce31">
            <text:p>06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18</text:p>
          </table:table-cell>
          <table:table-cell office:value-type="string" table:style-name="ce31">
            <text:p>05:4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5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32">
            <text:p>Kinder in Mehrpersonenhaushalten<text:s/>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09:5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51</text:p>
          </table:table-cell>
          <table:table-cell office:value-type="string" table:style-name="ce31">
            <text:p>09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4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2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(00:25)</text:p>
          </table:table-cell>
          <table:table-cell office:value-type="string" table:style-name="ce31">
            <text:p>(14,6)</text:p>
          </table:table-cell>
          <table:table-cell office:value-type="string" table:style-name="ce31">
            <text:p>(05:05)</text:p>
          </table:table-cell>
          <table:table-cell office:value-type="string" table:style-name="ce31">
            <text:p>(00:31)</text:p>
          </table:table-cell>
          <table:table-cell office:value-type="string" table:style-name="ce31">
            <text:p>(10,6)</text:p>
          </table:table-cell>
          <table:table-cell office:value-type="string" table:style-name="ce31">
            <text:p>(07:12)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6:0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75,9</text:p>
          </table:table-cell>
          <table:table-cell office:value-type="string" table:style-name="ce31">
            <text:p>06:48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76,1</text:p>
          </table:table-cell>
          <table:table-cell office:value-type="string" table:style-name="ce31">
            <text:p>06:48</text:p>
          </table:table-cell>
          <table:table-cell office:value-type="string" table:style-name="ce31">
            <text:p>04:14</text:p>
          </table:table-cell>
          <table:table-cell office:value-type="string" table:style-name="ce31">
            <text:p>76,0</text:p>
          </table:table-cell>
          <table:table-cell office:value-type="string" table:style-name="ce31">
            <text:p>06:4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77,8</text:p>
          </table:table-cell>
          <table:table-cell office:value-type="string" table:style-name="ce31">
            <text:p>01:45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62,3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70,2</text:p>
          </table:table-cell>
          <table:table-cell office:value-type="string" table:style-name="ce31">
            <text:p>01:3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6,6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(00:12)</text:p>
          </table:table-cell>
          <table:table-cell office:value-type="string" table:style-name="ce31">
            <text:p>(14,5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2:2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5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57</text:p>
          </table:table-cell>
          <table:table-cell office:value-type="string" table:style-name="ce31">
            <text:p>06:2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29</text:p>
          </table:table-cell>
          <table:table-cell office:value-type="string" table:style-name="ce31">
            <text:p>06:0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1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2)</text:p>
          </table:table-cell>
          <table:table-cell office:value-type="string" table:style-name="ce31">
            <text:p>(15,1)</text:p>
          </table:table-cell>
          <table:table-cell office:value-type="string" table:style-name="ce31">
            <text:p>(02:10)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9,0)</text:p>
          </table:table-cell>
          <table:table-cell office:value-type="string" table:style-name="ce31">
            <text:p>(01:11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48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Titles" table:cell-range-address="Tabelle_10.$A$2:Tabelle_10.$XFD$4" table:base-cell-address="Tabelle_10.$A$1"/>
          <table:named-range table:name="titel4" table:cell-range-address="Tabelle_10.$A$2:Tabelle_10.$XFD$4" table:base-cell-address="Tabelle_10.$A$1"/>
          <table:named-range table:name="TRY" table:cell-range-address="Tabelle_10.$A$2:Tabelle_10.$XFD$4" table:base-cell-address="Tabelle_10.$A$1"/>
        </table:named-expressions>
      </table:table>
      <table:table table:name="Tabelle_11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1: Durchschnittliche Zeitverwendung pro Tag für zusammengefasste Hauptaktivitäten nach Haushaltstyp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Alleinlebend</text:p>
          </table:table-cell>
          <table:table-cell table:style-name="ce35"/>
          <table:table-cell table:number-columns-repeated="9" table:style-name="ce36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08:22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8:23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3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98,0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44</text:p>
          </table:table-cell>
          <table:table-cell table:style-name="ce31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29,5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4:56</text:p>
          </table:table-cell>
          <table:table-cell office:value-type="string" table:style-name="ce31">
            <text:p>56,8</text:p>
          </table:table-cell>
          <table:table-cell office:value-type="string" table:style-name="ce31">
            <text:p>08:43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43,4</text:p>
          </table:table-cell>
          <table:table-cell office:value-type="string" table:style-name="ce31">
            <text:p>08:28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4:2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6,5</text:p>
          </table:table-cell>
          <table:table-cell office:value-type="string" table:style-name="ce31">
            <text:p>04:19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92,9</text:p>
          </table:table-cell>
          <table:table-cell office:value-type="string" table:style-name="ce31">
            <text:p>03:29</text:p>
          </table:table-cell>
          <table:table-cell office:value-type="string" table:style-name="ce31">
            <text:p>02:01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86,5</text:p>
          </table:table-cell>
          <table:table-cell office:value-type="string" table:style-name="ce31">
            <text:p>03:0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4,9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17,6</text:p>
          </table:table-cell>
          <table:table-cell office:value-type="string" table:style-name="ce31">
            <text:p>02:1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56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05:29</text:p>
          </table:table-cell>
          <table:table-cell office:value-type="string" table:style-name="ce31">
            <text:p>96,6</text:p>
          </table:table-cell>
          <table:table-cell office:value-type="string" table:style-name="ce31">
            <text:p>05:41</text:p>
          </table:table-cell>
          <table:table-cell office:value-type="string" table:style-name="ce31">
            <text:p>05:42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5:50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1:06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Erwachsene in Ein-Eltern-Haushalten</text:p>
          </table:table-cell>
          <table:table-cell table:style-name="ce33"/>
          <table:table-cell table:number-columns-repeated="9" table:style-name="ce31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0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8:0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5,4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2:21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4:44</text:p>
          </table:table-cell>
          <table:table-cell office:value-type="string" table:style-name="ce31">
            <text:p>64,8</text:p>
          </table:table-cell>
          <table:table-cell office:value-type="string" table:style-name="ce31">
            <text:p>07:2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4:46</text:p>
          </table:table-cell>
          <table:table-cell office:value-type="string" table:style-name="ce31">
            <text:p>64,7</text:p>
          </table:table-cell>
          <table:table-cell office:value-type="string" table:style-name="ce31">
            <text:p>07:2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12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5:10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5:1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3,7)</text:p>
          </table:table-cell>
          <table:table-cell office:value-type="string" table:style-name="ce31">
            <text:p>(00:4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14,2)</text:p>
          </table:table-cell>
          <table:table-cell office:value-type="string" table:style-name="ce31">
            <text:p>(00:57)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97,1</text:p>
          </table:table-cell>
          <table:table-cell office:value-type="string" table:style-name="ce31">
            <text:p>03:3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96,9</text:p>
          </table:table-cell>
          <table:table-cell office:value-type="string" table:style-name="ce31">
            <text:p>03:3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15,5)</text:p>
          </table:table-cell>
          <table:table-cell office:value-type="string" table:style-name="ce31">
            <text:p>(00:5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16,2)</text:p>
          </table:table-cell>
          <table:table-cell office:value-type="string" table:style-name="ce31">
            <text:p>(00:55)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Mehrpersonenhaushalte ohne Kinder</text:p>
          </table:table-cell>
          <table:table-cell table:style-name="ce33"/>
          <table:table-cell table:number-columns-repeated="9" table:style-name="ce31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3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2:51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40,9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43,7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42,3</text:p>
          </table:table-cell>
          <table:table-cell office:value-type="string" table:style-name="ce31">
            <text:p>08:21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4:2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5,0</text:p>
          </table:table-cell>
          <table:table-cell office:value-type="string" table:style-name="ce31">
            <text:p>03:52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4:08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92,2</text:p>
          </table:table-cell>
          <table:table-cell office:value-type="string" table:style-name="ce31">
            <text:p>03:44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86,2</text:p>
          </table:table-cell>
          <table:table-cell office:value-type="string" table:style-name="ce31">
            <text:p>03:20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5,3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2:17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5:16</text:p>
          </table:table-cell>
          <table:table-cell office:value-type="string" table:style-name="ce31">
            <text:p>05:52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5:37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3,4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1:17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Erwachsene in Mehrpersonenhaushalten mit Kind(ern)</text:p>
          </table:table-cell>
          <table:table-cell table:style-name="ce33"/>
          <table:table-cell table:number-columns-repeated="9" table:style-name="ce31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2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08:1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9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2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48</text:p>
          </table:table-cell>
          <table:table-cell office:value-type="string" table:style-name="ce31">
            <text:p>49,8</text:p>
          </table:table-cell>
          <table:table-cell office:value-type="string" table:style-name="ce31">
            <text:p>07:39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71,0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05:16</text:p>
          </table:table-cell>
          <table:table-cell office:value-type="string" table:style-name="ce31">
            <text:p>60,3</text:p>
          </table:table-cell>
          <table:table-cell office:value-type="string" table:style-name="ce31">
            <text:p>08:4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4,9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(00:16)</text:p>
          </table:table-cell>
          <table:table-cell office:value-type="string" table:style-name="ce31">
            <text:p>(4,7)</text:p>
          </table:table-cell>
          <table:table-cell office:value-type="string" table:style-name="ce31">
            <text:p>(05:42)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4:4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94,1</text:p>
          </table:table-cell>
          <table:table-cell office:value-type="string" table:style-name="ce31">
            <text:p>05:12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72,4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3:32</text:p>
          </table:table-cell>
          <table:table-cell office:value-type="string" table:style-name="ce31">
            <text:p>83,3</text:p>
          </table:table-cell>
          <table:table-cell office:value-type="string" table:style-name="ce31">
            <text:p>04:15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3,3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1,9</text:p>
          </table:table-cell>
          <table:table-cell office:value-type="string" table:style-name="ce31">
            <text:p>02:0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52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94,2</text:p>
          </table:table-cell>
          <table:table-cell office:value-type="string" table:style-name="ce31">
            <text:p>04:27</text:p>
          </table:table-cell>
          <table:table-cell office:value-type="string" table:style-name="ce31">
            <text:p>04:02</text:p>
          </table:table-cell>
          <table:table-cell office:value-type="string" table:style-name="ce31">
            <text:p>95,2</text:p>
          </table:table-cell>
          <table:table-cell office:value-type="string" table:style-name="ce31">
            <text:p>04:14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3,3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1:07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Kinder in Ein-Eltern-Haushalten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08:4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0</text:p>
          </table:table-cell>
          <table:table-cell office:value-type="string" table:style-name="ce31">
            <text:p>08:5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5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6,5</text:p>
          </table:table-cell>
          <table:table-cell office:value-type="string" table:style-name="ce31">
            <text:p>02:18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2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6:02</text:p>
          </table:table-cell>
          <table:table-cell office:value-type="string" table:style-name="ce31">
            <text:p>72,0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(05:31)</text:p>
          </table:table-cell>
          <table:table-cell office:value-type="string" table:style-name="ce31">
            <text:p>(65,4)</text:p>
          </table:table-cell>
          <table:table-cell office:value-type="string" table:style-name="ce31">
            <text:p>(08:35)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69,3</text:p>
          </table:table-cell>
          <table:table-cell office:value-type="string" table:style-name="ce31">
            <text:p>08:2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57,6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(01:10)</text:p>
          </table:table-cell>
          <table:table-cell office:value-type="string" table:style-name="ce31">
            <text:p>(67,8)</text:p>
          </table:table-cell>
          <table:table-cell office:value-type="string" table:style-name="ce31">
            <text:p>(01:43)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61,8</text:p>
          </table:table-cell>
          <table:table-cell office:value-type="string" table:style-name="ce31">
            <text:p>01:3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07</text:p>
          </table:table-cell>
          <table:table-cell office:value-type="string" table:style-name="ce31">
            <text:p>98,3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05:05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5:1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32">
            <text:p>Kinder in Mehrpersonenhaushalten<text:s/>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1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(00:34)</text:p>
          </table:table-cell>
          <table:table-cell office:value-type="string" table:style-name="ce31">
            <text:p>(10,7)</text:p>
          </table:table-cell>
          <table:table-cell office:value-type="string" table:style-name="ce31">
            <text:p>(05:23)</text:p>
          </table:table-cell>
          <table:table-cell office:value-type="string" table:style-name="ce31">
            <text:p>(00:43)</text:p>
          </table:table-cell>
          <table:table-cell office:value-type="string" table:style-name="ce31">
            <text:p>(9,4)</text:p>
          </table:table-cell>
          <table:table-cell office:value-type="string" table:style-name="ce31">
            <text:p>(07:31)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6:2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5:44</text:p>
          </table:table-cell>
          <table:table-cell office:value-type="string" table:style-name="ce31">
            <text:p>74,0</text:p>
          </table:table-cell>
          <table:table-cell office:value-type="string" table:style-name="ce31">
            <text:p>07:50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75,2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5:51</text:p>
          </table:table-cell>
          <table:table-cell office:value-type="string" table:style-name="ce31">
            <text:p>74,6</text:p>
          </table:table-cell>
          <table:table-cell office:value-type="string" table:style-name="ce31">
            <text:p>07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54,9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42,1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48,7</text:p>
          </table:table-cell>
          <table:table-cell office:value-type="string" table:style-name="ce31">
            <text:p>01:3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5,9)</text:p>
          </table:table-cell>
          <table:table-cell office:value-type="string" table:style-name="ce31">
            <text:p>(02:18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03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5:10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96,6</text:p>
          </table:table-cell>
          <table:table-cell office:value-type="string" table:style-name="ce31">
            <text:p>05:24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97,2</text:p>
          </table:table-cell>
          <table:table-cell office:value-type="string" table:style-name="ce31">
            <text:p>05:1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3)</text:p>
          </table:table-cell>
          <table:table-cell office:value-type="string" table:style-name="ce31">
            <text:p>(10,8)</text:p>
          </table:table-cell>
          <table:table-cell office:value-type="string" table:style-name="ce31">
            <text:p>(02:11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6,9)</text:p>
          </table:table-cell>
          <table:table-cell office:value-type="string" table:style-name="ce31">
            <text:p>(01:16)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50</text:p>
          </table:table-cell>
          <table:table-cell table:style-name="ce16"/>
          <table:table-cell table:number-columns-repeated="16373" table:style-name="ce1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30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Titles" table:cell-range-address="Tabelle_11.$A$2:Tabelle_11.$XFD$4" table:base-cell-address="Tabelle_11.$A$1"/>
          <table:named-range table:name="titel6" table:cell-range-address="Tabelle_11.$A$2:Tabelle_11.$XFD$4" table:base-cell-address="Tabelle_11.$A$1"/>
          <table:named-range table:name="try" table:cell-range-address="Tabelle_11.$A$2:Tabelle_11.$XFD$4" table:base-cell-address="Tabelle_11.$A$1"/>
        </table:named-expressions>
      </table:table>
      <table:table table:name="Tabelle_12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9">
          <table:table-cell office:value-type="string" table:number-columns-spanned="10" table:number-rows-spanned="1" table:style-name="ce22">
            <text:p>Tabelle 12: Durchschnittliche Zeitverwendung pro Tag für zusammengefasste Hauptaktivitäten nach Haushaltstyp (Samstag‒Sonntag exkl. Feiertage)<text:s/></text:p>
          </table:table-cell>
          <table:covered-table-cell table:number-columns-repeated="9"/>
          <table:table-cell table:number-columns-repeated="16374" table:style-name="ce34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Alleinlebend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6</text:p>
          </table:table-cell>
          <table:table-cell office:value-type="string" table:style-name="ce31">
            <text:p>09:2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0</text:p>
          </table:table-cell>
          <table:table-cell office:value-type="string" table:style-name="ce31">
            <text:p>09:2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3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5:30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6:55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6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3,5)</text:p>
          </table:table-cell>
          <table:table-cell office:value-type="string" table:style-name="ce31">
            <text:p>(03:41)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4,7)</text:p>
          </table:table-cell>
          <table:table-cell office:value-type="string" table:style-name="ce31">
            <text:p>(03:11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3:2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2,4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81,7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87,0</text:p>
          </table:table-cell>
          <table:table-cell office:value-type="string" table:style-name="ce31">
            <text:p>02:5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25,3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2,3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02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7:05</text:p>
          </table:table-cell>
          <table:table-cell office:value-type="string" table:style-name="ce31">
            <text:p>07:50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7:26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7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1,7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3</text:p>
          </table:table-cell>
          <table:table-cell office:value-type="string" table:style-name="ce31">
            <text:p>01:52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1,0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Ein-Eltern-Haushalte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54)</text:p>
          </table:table-cell>
          <table:table-cell office:value-type="string" table:style-name="ce31">
            <text:p>(15,1)</text:p>
          </table:table-cell>
          <table:table-cell office:value-type="string" table:style-name="ce31">
            <text:p>(06:01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53)</text:p>
          </table:table-cell>
          <table:table-cell office:value-type="string" table:style-name="ce31">
            <text:p>(15,6)</text:p>
          </table:table-cell>
          <table:table-cell office:value-type="string" table:style-name="ce31">
            <text:p>(05:54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42</text:p>
          </table:table-cell>
          <table:table-cell office:value-type="string" table:style-name="ce31">
            <text:p>97,2</text:p>
          </table:table-cell>
          <table:table-cell office:value-type="string" table:style-name="ce31">
            <text:p>04:50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4:38</text:p>
          </table:table-cell>
          <table:table-cell office:value-type="string" table:style-name="ce31">
            <text:p>96,7</text:p>
          </table:table-cell>
          <table:table-cell office:value-type="string" table:style-name="ce31">
            <text:p>04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13)</text:p>
          </table:table-cell>
          <table:table-cell office:value-type="string" table:style-name="ce31">
            <text:p>(10,9)</text:p>
          </table:table-cell>
          <table:table-cell office:value-type="string" table:style-name="ce31">
            <text:p>(02:16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11,2)</text:p>
          </table:table-cell>
          <table:table-cell office:value-type="string" table:style-name="ce31">
            <text:p>(02:25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5:3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5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6)</text:p>
          </table:table-cell>
          <table:table-cell office:value-type="string" table:style-name="ce31">
            <text:p>(9,7)</text:p>
          </table:table-cell>
          <table:table-cell office:value-type="string" table:style-name="ce31">
            <text:p>(02:4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7)</text:p>
          </table:table-cell>
          <table:table-cell office:value-type="string" table:style-name="ce31">
            <text:p>(10,8)</text:p>
          </table:table-cell>
          <table:table-cell office:value-type="string" table:style-name="ce31">
            <text:p>(02:36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Mehrpersonenhaushalt ohne Kinder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6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6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17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3:16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3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11,1</text:p>
          </table:table-cell>
          <table:table-cell office:value-type="string" table:style-name="ce31">
            <text:p>05:53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6:09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11,7</text:p>
          </table:table-cell>
          <table:table-cell office:value-type="string" table:style-name="ce31">
            <text:p>06:0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4:19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3,4)</text:p>
          </table:table-cell>
          <table:table-cell office:value-type="string" table:style-name="ce31">
            <text:p>(03:50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4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91,3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02:05</text:p>
          </table:table-cell>
          <table:table-cell office:value-type="string" table:style-name="ce31">
            <text:p>78,9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85,1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23,5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22,3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50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07:56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8:03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7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2,6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0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1:2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Mehrpersonenhaushalten mit Kind(ern)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09:2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3:02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14,6</text:p>
          </table:table-cell>
          <table:table-cell office:value-type="string" table:style-name="ce31">
            <text:p>05:32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19,7</text:p>
          </table:table-cell>
          <table:table-cell office:value-type="string" table:style-name="ce31">
            <text:p>06:42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17,2</text:p>
          </table:table-cell>
          <table:table-cell office:value-type="string" table:style-name="ce31">
            <text:p>06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3,2)</text:p>
          </table:table-cell>
          <table:table-cell office:value-type="string" table:style-name="ce31">
            <text:p>(02:06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3,3)</text:p>
          </table:table-cell>
          <table:table-cell office:value-type="string" table:style-name="ce31">
            <text:p>(02:44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2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30</text:p>
          </table:table-cell>
          <table:table-cell office:value-type="string" table:style-name="ce31">
            <text:p>92,5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79,4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3:45</text:p>
          </table:table-cell>
          <table:table-cell office:value-type="string" table:style-name="ce31">
            <text:p>86,0</text:p>
          </table:table-cell>
          <table:table-cell office:value-type="string" table:style-name="ce31">
            <text:p>04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6,8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16,6</text:p>
          </table:table-cell>
          <table:table-cell office:value-type="string" table:style-name="ce31">
            <text:p>02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8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5:53</text:p>
          </table:table-cell>
          <table:table-cell office:value-type="string" table:style-name="ce31">
            <text:p>06:45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6:52</text:p>
          </table:table-cell>
          <table:table-cell office:value-type="string" table:style-name="ce31">
            <text:p>06:16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6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2,5</text:p>
          </table:table-cell>
          <table:table-cell office:value-type="string" table:style-name="ce31">
            <text:p>01:1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inder in Ein-Eltern-Haushalten</text:p>
          </table:table-cell>
          <table:table-cell table:style-name="ce33"/>
          <table:table-cell table:number-columns-repeated="8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10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41</text:p>
          </table:table-cell>
          <table:table-cell office:value-type="string" table:style-name="ce31">
            <text:p>10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28</text:p>
          </table:table-cell>
          <table:table-cell office:value-type="string" table:style-name="ce31">
            <text:p>10:3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6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7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(01:12)</text:p>
          </table:table-cell>
          <table:table-cell office:value-type="string" table:style-name="ce31">
            <text:p>(47,0)</text:p>
          </table:table-cell>
          <table:table-cell office:value-type="string" table:style-name="ce31">
            <text:p>(02:36)</text:p>
          </table:table-cell>
          <table:table-cell office:value-type="string" table:style-name="ce31">
            <text:p>(01:10)</text:p>
          </table:table-cell>
          <table:table-cell office:value-type="string" table:style-name="ce31">
            <text:p>(33,2)</text:p>
          </table:table-cell>
          <table:table-cell office:value-type="string" table:style-name="ce31">
            <text:p>(03:32)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41,4</text:p>
          </table:table-cell>
          <table:table-cell office:value-type="string" table:style-name="ce31">
            <text:p>02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74,9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(00:48)</text:p>
          </table:table-cell>
          <table:table-cell office:value-type="string" table:style-name="ce31">
            <text:p>(57,3)</text:p>
          </table:table-cell>
          <table:table-cell office:value-type="string" table:style-name="ce31">
            <text:p>(01:24)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67,7</text:p>
          </table:table-cell>
          <table:table-cell office:value-type="string" table:style-name="ce31">
            <text:p>02:1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12)</text:p>
          </table:table-cell>
          <table:table-cell office:value-type="string" table:style-name="ce31">
            <text:p>(16,3)</text:p>
          </table:table-cell>
          <table:table-cell office:value-type="string" table:style-name="ce31">
            <text:p>(01:2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6)</text:p>
          </table:table-cell>
          <table:table-cell office:value-type="string" table:style-name="ce31">
            <text:p>(18,2)</text:p>
          </table:table-cell>
          <table:table-cell office:value-type="string" table:style-name="ce31">
            <text:p>(01:34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08:34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07:30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7:3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32">
            <text:p>Kinder in Mehrpersonenhaushalten<text:s/>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1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1:09</text:p>
          </table:table-cell>
          <table:table-cell office:value-type="string" table:style-name="ce31">
            <text:p>10:5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4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3,5)</text:p>
          </table:table-cell>
          <table:table-cell office:value-type="string" table:style-name="ce31">
            <text:p>(04:10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42,1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36,2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39,2</text:p>
          </table:table-cell>
          <table:table-cell office:value-type="string" table:style-name="ce31">
            <text:p>02:3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66,9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43,8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55,5</text:p>
          </table:table-cell>
          <table:table-cell office:value-type="string" table:style-name="ce31">
            <text:p>01:4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15)</text:p>
          </table:table-cell>
          <table:table-cell office:value-type="string" table:style-name="ce31">
            <text:p>(12,4)</text:p>
          </table:table-cell>
          <table:table-cell office:value-type="string" table:style-name="ce31">
            <text:p>(02:03)</text:p>
          </table:table-cell>
          <table:table-cell office:value-type="string" table:style-name="ce31">
            <text:p>(00:19)</text:p>
          </table:table-cell>
          <table:table-cell office:value-type="string" table:style-name="ce31">
            <text:p>(10,3)</text:p>
          </table:table-cell>
          <table:table-cell office:value-type="string" table:style-name="ce31">
            <text:p>(03:01)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2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7:31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08:0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8:0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6,7)</text:p>
          </table:table-cell>
          <table:table-cell office:value-type="string" table:style-name="ce31">
            <text:p>(02:1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5,7)</text:p>
          </table:table-cell>
          <table:table-cell office:value-type="string" table:style-name="ce31">
            <text:p>(01:41)</text:p>
          </table:table-cell>
          <table:table-cell table:style-name="ce16"/>
          <table:table-cell table:number-columns-repeated="16373" table:style-name="ce1"/>
        </table:table-row>
        <table:table-row table:style-name="ro20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Titles" table:cell-range-address="Tabelle_12.$A$2:Tabelle_12.$XFD$4" table:base-cell-address="Tabelle_12.$A$1"/>
          <table:named-range table:name="titel5" table:cell-range-address="Tabelle_12.$A$2:Tabelle_12.$XFD$4" table:base-cell-address="Tabelle_12.$A$1"/>
          <table:named-range table:name="try" table:cell-range-address="Tabelle_12.$A$2:Tabelle_12.$XFD$4" table:base-cell-address="Tabelle_12.$A$1"/>
        </table:named-expressions>
      </table:table>
      <table:table table:name="Tabelle_13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9">
          <table:table-cell office:value-type="string" table:number-columns-spanned="10" table:number-rows-spanned="1" table:style-name="ce22">
            <text:p>Tabelle 13: Durchschnittliche Zeitverwendung pro Tag für zusammengefasste Hauptaktivitäten nach Lebensunterhaltskonzept (Montag‒Sonntag)<text:s/></text:p>
          </table:table-cell>
          <table:covered-table-cell table:number-columns-repeated="9"/>
          <table:table-cell table:number-columns-repeated="16374" table:style-name="ce34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Erwerbstätig<text:s/>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8</text:p>
          </table:table-cell>
          <table:table-cell office:value-type="string" table:style-name="ce31">
            <text:p>08:2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1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28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4:32</text:p>
          </table:table-cell>
          <table:table-cell office:value-type="string" table:style-name="ce31">
            <text:p>78,5</text:p>
          </table:table-cell>
          <table:table-cell office:value-type="string" table:style-name="ce31">
            <text:p>07:56</text:p>
          </table:table-cell>
          <table:table-cell office:value-type="string" table:style-name="ce31">
            <text:p>05:54</text:p>
          </table:table-cell>
          <table:table-cell office:value-type="string" table:style-name="ce31">
            <text:p>85,4</text:p>
          </table:table-cell>
          <table:table-cell office:value-type="string" table:style-name="ce31">
            <text:p>09:17</text:p>
          </table:table-cell>
          <table:table-cell office:value-type="string" table:style-name="ce31">
            <text:p>05:17</text:p>
          </table:table-cell>
          <table:table-cell office:value-type="string" table:style-name="ce31">
            <text:p>82,3</text:p>
          </table:table-cell>
          <table:table-cell office:value-type="string" table:style-name="ce31">
            <text:p>08:4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3:49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5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3:5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3:43</text:p>
          </table:table-cell>
          <table:table-cell office:value-type="string" table:style-name="ce31">
            <text:p>02:01</text:p>
          </table:table-cell>
          <table:table-cell office:value-type="string" table:style-name="ce31">
            <text:p>89,3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3,3</text:p>
          </table:table-cell>
          <table:table-cell office:value-type="string" table:style-name="ce31">
            <text:p>03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2,8</text:p>
          </table:table-cell>
          <table:table-cell office:value-type="string" table:style-name="ce31">
            <text:p>02:01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2,5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2,6</text:p>
          </table:table-cell>
          <table:table-cell office:value-type="string" table:style-name="ce31">
            <text:p>02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2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34</text:p>
          </table:table-cell>
          <table:table-cell office:value-type="string" table:style-name="ce31">
            <text:p>04:53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04:4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4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0,9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1:1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Arbeitssuchend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09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47)</text:p>
          </table:table-cell>
          <table:table-cell office:value-type="string" table:style-name="ce31">
            <text:p>(32,5)</text:p>
          </table:table-cell>
          <table:table-cell office:value-type="string" table:style-name="ce31">
            <text:p>(03:52)</text:p>
          </table:table-cell>
          <table:table-cell office:value-type="string" table:style-name="ce31">
            <text:p>(01:02)</text:p>
          </table:table-cell>
          <table:table-cell office:value-type="string" table:style-name="ce31">
            <text:p>(32,7)</text:p>
          </table:table-cell>
          <table:table-cell office:value-type="string" table:style-name="ce31">
            <text:p>(04:25)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32,6</text:p>
          </table:table-cell>
          <table:table-cell office:value-type="string" table:style-name="ce31">
            <text:p>04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3)</text:p>
          </table:table-cell>
          <table:table-cell office:value-type="string" table:style-name="ce31">
            <text:p>(12,5)</text:p>
          </table:table-cell>
          <table:table-cell office:value-type="string" table:style-name="ce31">
            <text:p>(04:09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97,6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3,9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3:41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4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19,5)</text:p>
          </table:table-cell>
          <table:table-cell office:value-type="string" table:style-name="ce31">
            <text:p>(02:42)</text:p>
          </table:table-cell>
          <table:table-cell office:value-type="string" table:style-name="ce31">
            <text:p>(00:36)</text:p>
          </table:table-cell>
          <table:table-cell office:value-type="string" table:style-name="ce31">
            <text:p>(29,5)</text:p>
          </table:table-cell>
          <table:table-cell office:value-type="string" table:style-name="ce31">
            <text:p>(02:59)</text:p>
          </table:table-cell>
          <table:table-cell office:value-type="string" table:style-name="ce31">
            <text:p>(00:28)</text:p>
          </table:table-cell>
          <table:table-cell office:value-type="string" table:style-name="ce31">
            <text:p>(24,9)</text:p>
          </table:table-cell>
          <table:table-cell office:value-type="string" table:style-name="ce31">
            <text:p>(02:53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5:46</text:p>
          </table:table-cell>
          <table:table-cell office:value-type="string" table:style-name="ce31">
            <text:p>06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06</text:p>
          </table:table-cell>
          <table:table-cell office:value-type="string" table:style-name="ce31">
            <text:p>06:22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6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7)</text:p>
          </table:table-cell>
          <table:table-cell office:value-type="string" table:style-name="ce31">
            <text:p>(13,1)</text:p>
          </table:table-cell>
          <table:table-cell office:value-type="string" table:style-name="ce31">
            <text:p>(01:32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Pensio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0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0,9</text:p>
          </table:table-cell>
          <table:table-cell office:value-type="string" table:style-name="ce31">
            <text:p>05:09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8,6</text:p>
          </table:table-cell>
          <table:table-cell office:value-type="string" table:style-name="ce31">
            <text:p>04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5)</text:p>
          </table:table-cell>
          <table:table-cell office:value-type="string" table:style-name="ce31">
            <text:p>(01:58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6)</text:p>
          </table:table-cell>
          <table:table-cell office:value-type="string" table:style-name="ce31">
            <text:p>(02:15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2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00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4:13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91,3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94,9</text:p>
          </table:table-cell>
          <table:table-cell office:value-type="string" table:style-name="ce31">
            <text:p>03:5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38,8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5,0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37,1</text:p>
          </table:table-cell>
          <table:table-cell office:value-type="string" table:style-name="ce31">
            <text:p>02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4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07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37</text:p>
          </table:table-cell>
          <table:table-cell office:value-type="string" table:style-name="ce31">
            <text:p>07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20,6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9,6</text:p>
          </table:table-cell>
          <table:table-cell office:value-type="string" table:style-name="ce31">
            <text:p>01:28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Ausbildung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09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16,1</text:p>
          </table:table-cell>
          <table:table-cell office:value-type="string" table:style-name="ce31">
            <text:p>04:47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15,2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5,7</text:p>
          </table:table-cell>
          <table:table-cell office:value-type="string" table:style-name="ce31">
            <text:p>04:5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4:17</text:p>
          </table:table-cell>
          <table:table-cell office:value-type="string" table:style-name="ce31">
            <text:p>78,1</text:p>
          </table:table-cell>
          <table:table-cell office:value-type="string" table:style-name="ce31">
            <text:p>06:37</text:p>
          </table:table-cell>
          <table:table-cell office:value-type="string" table:style-name="ce31">
            <text:p>04:14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6:33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79,1</text:p>
          </table:table-cell>
          <table:table-cell office:value-type="string" table:style-name="ce31">
            <text:p>06:3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80,7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71,3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76,2</text:p>
          </table:table-cell>
          <table:table-cell office:value-type="string" table:style-name="ce31">
            <text:p>01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8,1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3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06:1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29</text:p>
          </table:table-cell>
          <table:table-cell office:value-type="string" table:style-name="ce31">
            <text:p>05:57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0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1:46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10,7)</text:p>
          </table:table-cell>
          <table:table-cell office:value-type="string" table:style-name="ce31">
            <text:p>(00:59)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3,2</text:p>
          </table:table-cell>
          <table:table-cell office:value-type="string" table:style-name="ce31">
            <text:p>01:2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Haushaltsführend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(08:35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8:35)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(02:00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2:00)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3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8,3</text:p>
          </table:table-cell>
          <table:table-cell office:value-type="string" table:style-name="ce31">
            <text:p>05:3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21,2</text:p>
          </table:table-cell>
          <table:table-cell office:value-type="string" table:style-name="ce31">
            <text:p>06:3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6:36</text:p>
          </table:table-cell>
          <table:table-cell office:value-type="string" table:style-name="ce31">
            <text:p>97,5</text:p>
          </table:table-cell>
          <table:table-cell office:value-type="string" table:style-name="ce31">
            <text:p>06:51</text:p>
          </table:table-cell>
          <table:table-cell office:value-type="string" table:style-name="ce31">
            <text:p>(03:36)</text:p>
          </table:table-cell>
          <table:table-cell office:value-type="string" table:style-name="ce31">
            <text:p>(93,2)</text:p>
          </table:table-cell>
          <table:table-cell office:value-type="string" table:style-name="ce31">
            <text:p>(04:29)</text:p>
          </table:table-cell>
          <table:table-cell office:value-type="string" table:style-name="ce31">
            <text:p>06:18</text:p>
          </table:table-cell>
          <table:table-cell office:value-type="string" table:style-name="ce31">
            <text:p>97,1</text:p>
          </table:table-cell>
          <table:table-cell office:value-type="string" table:style-name="ce31">
            <text:p>06:4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2,8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0,8</text:p>
          </table:table-cell>
          <table:table-cell office:value-type="string" table:style-name="ce31">
            <text:p>02:0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4:45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4:51</text:p>
          </table:table-cell>
          <table:table-cell office:value-type="string" table:style-name="ce31">
            <text:p>(05:53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6:02)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4:5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2,1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1,9</text:p>
          </table:table-cell>
          <table:table-cell office:value-type="string" table:style-name="ce31">
            <text:p>01:04</text:p>
          </table:table-cell>
          <table:table-cell table:style-name="ce16"/>
          <table:table-cell table:number-columns-repeated="16373" table:style-name="ce1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26" table:style-name="ro7">
          <table:table-cell table:number-columns-repeated="16384"/>
        </table:table-row>
        <table:named-expressions>
          <table:named-range table:name="Print_Titles" table:cell-range-address="Tabelle_13.$A$2:Tabelle_13.$XFD$4" table:base-cell-address="Tabelle_13.$A$1"/>
          <table:named-range table:name="Titel" table:cell-range-address="Tabelle_13.$A$2:Tabelle_13.$XFD$4" table:base-cell-address="Tabelle_13.$A$1"/>
          <table:named-range table:name="titel7" table:cell-range-address="Tabelle_13.$A$2:Tabelle_13.$XFD$4" table:base-cell-address="Tabelle_13.$A$1"/>
          <table:named-range table:name="try" table:cell-range-address="Tabelle_13.$A$2:Tabelle_13.$XFD$4" table:base-cell-address="Tabelle_13.$A$1"/>
        </table:named-expressions>
      </table:table>
      <table:table table:name="Tabelle_14" table:style-name="ta2">
        <table:table-column table:style-name="co6" table:default-cell-style-name="ce30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4: Durchschnittliche Zeitverwendung pro Tag für zusammengefasste Hauptaktivitäten nach Lebensunterhaltskonzept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Erwerbstätig<text:s/>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07:5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7:51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7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2:14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6:07</text:p>
          </table:table-cell>
          <table:table-cell office:value-type="string" table:style-name="ce31">
            <text:p>75,7</text:p>
          </table:table-cell>
          <table:table-cell office:value-type="string" table:style-name="ce31">
            <text:p>08:08</text:p>
          </table:table-cell>
          <table:table-cell office:value-type="string" table:style-name="ce31">
            <text:p>08:01</text:p>
          </table:table-cell>
          <table:table-cell office:value-type="string" table:style-name="ce31">
            <text:p>83,9</text:p>
          </table:table-cell>
          <table:table-cell office:value-type="string" table:style-name="ce31">
            <text:p>09:34</text:p>
          </table:table-cell>
          <table:table-cell office:value-type="string" table:style-name="ce31">
            <text:p>07:10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8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4:0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4:20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4:1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7</text:p>
          </table:table-cell>
          <table:table-cell office:value-type="string" table:style-name="ce31">
            <text:p>91,7</text:p>
          </table:table-cell>
          <table:table-cell office:value-type="string" table:style-name="ce31">
            <text:p>03:35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71,9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80,8</text:p>
          </table:table-cell>
          <table:table-cell office:value-type="string" table:style-name="ce31">
            <text:p>03:0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39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3:46</text:p>
          </table:table-cell>
          <table:table-cell office:value-type="string" table:style-name="ce31">
            <text:p>03:53</text:p>
          </table:table-cell>
          <table:table-cell office:value-type="string" table:style-name="ce31">
            <text:p>94,8</text:p>
          </table:table-cell>
          <table:table-cell office:value-type="string" table:style-name="ce31">
            <text:p>04:06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95,8</text:p>
          </table:table-cell>
          <table:table-cell office:value-type="string" table:style-name="ce31">
            <text:p>03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0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0,8</text:p>
          </table:table-cell>
          <table:table-cell office:value-type="string" table:style-name="ce31">
            <text:p>01:0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Arbeitssuchend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1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09:0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51)</text:p>
          </table:table-cell>
          <table:table-cell office:value-type="string" table:style-name="ce31">
            <text:p>(21,1)</text:p>
          </table:table-cell>
          <table:table-cell office:value-type="string" table:style-name="ce31">
            <text:p>(04:01)</text:p>
          </table:table-cell>
          <table:table-cell office:value-type="string" table:style-name="ce31">
            <text:p>(01:25)</text:p>
          </table:table-cell>
          <table:table-cell office:value-type="string" table:style-name="ce31">
            <text:p>(31,5)</text:p>
          </table:table-cell>
          <table:table-cell office:value-type="string" table:style-name="ce31">
            <text:p>(04:34)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26,6</text:p>
          </table:table-cell>
          <table:table-cell office:value-type="string" table:style-name="ce31">
            <text:p>04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31)</text:p>
          </table:table-cell>
          <table:table-cell office:value-type="string" table:style-name="ce31">
            <text:p>(11,2)</text:p>
          </table:table-cell>
          <table:table-cell office:value-type="string" table:style-name="ce31">
            <text:p>(04:34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07</text:p>
          </table:table-cell>
          <table:table-cell office:value-type="string" table:style-name="ce31">
            <text:p>96,8</text:p>
          </table:table-cell>
          <table:table-cell office:value-type="string" table:style-name="ce31">
            <text:p>05:17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88,2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92,3</text:p>
          </table:table-cell>
          <table:table-cell office:value-type="string" table:style-name="ce31">
            <text:p>04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4)</text:p>
          </table:table-cell>
          <table:table-cell office:value-type="string" table:style-name="ce31">
            <text:p>(17,5)</text:p>
          </table:table-cell>
          <table:table-cell office:value-type="string" table:style-name="ce31">
            <text:p>(02:22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27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5:34</text:p>
          </table:table-cell>
          <table:table-cell office:value-type="string" table:style-name="ce31">
            <text:p>06:33</text:p>
          </table:table-cell>
          <table:table-cell office:value-type="string" table:style-name="ce31">
            <text:p>96,9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06:02</text:p>
          </table:table-cell>
          <table:table-cell office:value-type="string" table:style-name="ce31">
            <text:p>97,4</text:p>
          </table:table-cell>
          <table:table-cell office:value-type="string" table:style-name="ce31">
            <text:p>06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Pensio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3</text:p>
          </table:table-cell>
          <table:table-cell office:value-type="string" table:style-name="ce31">
            <text:p>09:0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7</text:p>
          </table:table-cell>
          <table:table-cell office:value-type="string" table:style-name="ce31">
            <text:p>09:0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03:1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3:2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5:18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4:3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9)</text:p>
          </table:table-cell>
          <table:table-cell office:value-type="string" table:style-name="ce31">
            <text:p>(01:56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8)</text:p>
          </table:table-cell>
          <table:table-cell office:value-type="string" table:style-name="ce31">
            <text:p>(01:53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15</text:p>
          </table:table-cell>
          <table:table-cell office:value-type="string" table:style-name="ce31">
            <text:p>95,2</text:p>
          </table:table-cell>
          <table:table-cell office:value-type="string" table:style-name="ce31">
            <text:p>04:28</text:p>
          </table:table-cell>
          <table:table-cell office:value-type="string" table:style-name="ce31">
            <text:p>03:08</text:p>
          </table:table-cell>
          <table:table-cell office:value-type="string" table:style-name="ce31">
            <text:p>84,7</text:p>
          </table:table-cell>
          <table:table-cell office:value-type="string" table:style-name="ce31">
            <text:p>03:43</text:p>
          </table:table-cell>
          <table:table-cell office:value-type="string" table:style-name="ce31">
            <text:p>03:45</text:p>
          </table:table-cell>
          <table:table-cell office:value-type="string" table:style-name="ce31">
            <text:p>90,5</text:p>
          </table:table-cell>
          <table:table-cell office:value-type="string" table:style-name="ce31">
            <text:p>04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22,5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19,3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21,1</text:p>
          </table:table-cell>
          <table:table-cell office:value-type="string" table:style-name="ce31">
            <text:p>02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32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33</text:p>
          </table:table-cell>
          <table:table-cell office:value-type="string" table:style-name="ce31">
            <text:p>07:18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7:22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6:5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3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7</text:p>
          </table:table-cell>
          <table:table-cell office:value-type="string" table:style-name="ce31">
            <text:p>01:2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Ausbildung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4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09:0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4:45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12,9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4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5:43</text:p>
          </table:table-cell>
          <table:table-cell office:value-type="string" table:style-name="ce31">
            <text:p>76,2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5:51</text:p>
          </table:table-cell>
          <table:table-cell office:value-type="string" table:style-name="ce31">
            <text:p>78,1</text:p>
          </table:table-cell>
          <table:table-cell office:value-type="string" table:style-name="ce31">
            <text:p>07:30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77,1</text:p>
          </table:table-cell>
          <table:table-cell office:value-type="string" table:style-name="ce31">
            <text:p>07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59,5</text:p>
          </table:table-cell>
          <table:table-cell office:value-type="string" table:style-name="ce31">
            <text:p>01:56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53,4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56,6</text:p>
          </table:table-cell>
          <table:table-cell office:value-type="string" table:style-name="ce31">
            <text:p>01:4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07)</text:p>
          </table:table-cell>
          <table:table-cell office:value-type="string" table:style-name="ce31">
            <text:p>(7,0)</text:p>
          </table:table-cell>
          <table:table-cell office:value-type="string" table:style-name="ce31">
            <text:p>(01:47)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8,9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7,9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5</text:p>
          </table:table-cell>
          <table:table-cell office:value-type="string" table:style-name="ce31">
            <text:p>96,9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5:28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96,3</text:p>
          </table:table-cell>
          <table:table-cell office:value-type="string" table:style-name="ce31">
            <text:p>05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10,9)</text:p>
          </table:table-cell>
          <table:table-cell office:value-type="string" table:style-name="ce31">
            <text:p>(01:45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7,7)</text:p>
          </table:table-cell>
          <table:table-cell office:value-type="string" table:style-name="ce31">
            <text:p>(01:04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1:2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Haushaltsführend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(08:10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8:10)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(01:50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1:50)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5:4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1:16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6:4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7:09</text:p>
          </table:table-cell>
          <table:table-cell office:value-type="string" table:style-name="ce31">
            <text:p>96,4</text:p>
          </table:table-cell>
          <table:table-cell office:value-type="string" table:style-name="ce31">
            <text:p>07:25</text:p>
          </table:table-cell>
          <table:table-cell office:value-type="string" table:style-name="ce31">
            <text:p>(03:40)</text:p>
          </table:table-cell>
          <table:table-cell office:value-type="string" table:style-name="ce31">
            <text:p>(82,6)</text:p>
          </table:table-cell>
          <table:table-cell office:value-type="string" table:style-name="ce31">
            <text:p>(04:27)</text:p>
          </table:table-cell>
          <table:table-cell office:value-type="string" table:style-name="ce31">
            <text:p>06:48</text:p>
          </table:table-cell>
          <table:table-cell office:value-type="string" table:style-name="ce31">
            <text:p>95,0</text:p>
          </table:table-cell>
          <table:table-cell office:value-type="string" table:style-name="ce31">
            <text:p>07:0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22)</text:p>
          </table:table-cell>
          <table:table-cell office:value-type="string" table:style-name="ce31">
            <text:p>(18,2)</text:p>
          </table:table-cell>
          <table:table-cell office:value-type="string" table:style-name="ce31">
            <text:p>(02:01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3)</text:p>
          </table:table-cell>
          <table:table-cell office:value-type="string" table:style-name="ce31">
            <text:p>(17,6)</text:p>
          </table:table-cell>
          <table:table-cell office:value-type="string" table:style-name="ce31">
            <text:p>(02:09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4:20</text:p>
          </table:table-cell>
          <table:table-cell office:value-type="string" table:style-name="ce31">
            <text:p>97,7</text:p>
          </table:table-cell>
          <table:table-cell office:value-type="string" table:style-name="ce31">
            <text:p>04:26</text:p>
          </table:table-cell>
          <table:table-cell office:value-type="string" table:style-name="ce31">
            <text:p>(05:12)</text:p>
          </table:table-cell>
          <table:table-cell office:value-type="string" table:style-name="ce31">
            <text:p>(98,8)</text:p>
          </table:table-cell>
          <table:table-cell office:value-type="string" table:style-name="ce31">
            <text:p>(05:16)</text:p>
          </table:table-cell>
          <table:table-cell office:value-type="string" table:style-name="ce31">
            <text:p>04:25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4:3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2,0)</text:p>
          </table:table-cell>
          <table:table-cell office:value-type="string" table:style-name="ce31">
            <text:p>(00:54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1,6)</text:p>
          </table:table-cell>
          <table:table-cell office:value-type="string" table:style-name="ce31">
            <text:p>(00:53)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26" table:style-name="ro7">
          <table:table-cell table:number-columns-repeated="16384"/>
        </table:table-row>
        <table:named-expressions>
          <table:named-range table:name="Print_Titles" table:cell-range-address="Tabelle_14.$A$2:Tabelle_14.$XFD$4" table:base-cell-address="Tabelle_14.$A$1"/>
          <table:named-range table:name="Titel2" table:cell-range-address="Tabelle_14.$A$2:Tabelle_14.$XFD$4" table:base-cell-address="Tabelle_14.$A$1"/>
          <table:named-range table:name="titel9" table:cell-range-address="Tabelle_14.$A$2:Tabelle_14.$XFD$4" table:base-cell-address="Tabelle_14.$A$1"/>
          <table:named-range table:name="try" table:cell-range-address="Tabelle_14.$A$2:Tabelle_14.$XFD$4" table:base-cell-address="Tabelle_14.$A$1"/>
        </table:named-expressions>
      </table:table>
      <table:table table:name="Tabelle_15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5: Durchschnittliche Zeitverwendung pro Tag für zusammengefasste Hauptaktivitäten nach Lebensunterhaltskonzept (Samstag‒Sonntag in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10">
          <table:table-cell office:value-type="string" table:style-name="ce35">
            <text:p>Erwerbstätig<text:s/>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1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57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19,0</text:p>
          </table:table-cell>
          <table:table-cell office:value-type="string" table:style-name="ce31">
            <text:p>06:12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21,4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6:3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2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39</text:p>
          </table:table-cell>
          <table:table-cell office:value-type="string" table:style-name="ce31">
            <text:p>90,7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78,0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03:07</text:p>
          </table:table-cell>
          <table:table-cell office:value-type="string" table:style-name="ce31">
            <text:p>83,7</text:p>
          </table:table-cell>
          <table:table-cell office:value-type="string" table:style-name="ce31">
            <text:p>03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17,0</text:p>
          </table:table-cell>
          <table:table-cell office:value-type="string" table:style-name="ce31">
            <text:p>02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08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6:14</text:p>
          </table:table-cell>
          <table:table-cell office:value-type="string" table:style-name="ce31">
            <text:p>06:59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7:07</text:p>
          </table:table-cell>
          <table:table-cell office:value-type="string" table:style-name="ce31">
            <text:p>06:36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6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2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1,3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0</text:p>
          </table:table-cell>
          <table:table-cell office:value-type="string" table:style-name="ce31">
            <text:p>01:29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Arbeitssuchend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10:0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07</text:p>
          </table:table-cell>
          <table:table-cell office:value-type="string" table:style-name="ce31">
            <text:p>09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58</text:p>
          </table:table-cell>
          <table:table-cell office:value-type="string" table:style-name="ce31">
            <text:p>10:0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6,5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2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6)</text:p>
          </table:table-cell>
          <table:table-cell office:value-type="string" table:style-name="ce31">
            <text:p>(13,9)</text:p>
          </table:table-cell>
          <table:table-cell office:value-type="string" table:style-name="ce31">
            <text:p>(03:10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6</text:p>
          </table:table-cell>
          <table:table-cell office:value-type="string" table:style-name="ce31">
            <text:p>84,1</text:p>
          </table:table-cell>
          <table:table-cell office:value-type="string" table:style-name="ce31">
            <text:p>04:41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86,0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85,2</text:p>
          </table:table-cell>
          <table:table-cell office:value-type="string" table:style-name="ce31">
            <text:p>03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50)</text:p>
          </table:table-cell>
          <table:table-cell office:value-type="string" table:style-name="ce31">
            <text:p>(22,6)</text:p>
          </table:table-cell>
          <table:table-cell office:value-type="string" table:style-name="ce31">
            <text:p>(03:41)</text:p>
          </table:table-cell>
          <table:table-cell office:value-type="string" table:style-name="ce31">
            <text:p>(00:36)</text:p>
          </table:table-cell>
          <table:table-cell office:value-type="string" table:style-name="ce31">
            <text:p>(16,1)</text:p>
          </table:table-cell>
          <table:table-cell office:value-type="string" table:style-name="ce31">
            <text:p>(03:45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26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6:30</text:p>
          </table:table-cell>
          <table:table-cell office:value-type="string" table:style-name="ce31">
            <text:p>07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41</text:p>
          </table:table-cell>
          <table:table-cell office:value-type="string" table:style-name="ce31">
            <text:p>07:07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7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In Pensio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8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09:1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3,6)</text:p>
          </table:table-cell>
          <table:table-cell office:value-type="string" table:style-name="ce31">
            <text:p>(02:32)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4,7)</text:p>
          </table:table-cell>
          <table:table-cell office:value-type="string" table:style-name="ce31">
            <text:p>(04:04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3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2:0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2:2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94,5</text:p>
          </table:table-cell>
          <table:table-cell office:value-type="string" table:style-name="ce31">
            <text:p>03:35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82,9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2:53</text:p>
          </table:table-cell>
          <table:table-cell office:value-type="string" table:style-name="ce31">
            <text:p>89,4</text:p>
          </table:table-cell>
          <table:table-cell office:value-type="string" table:style-name="ce31">
            <text:p>03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28,3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24,7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26,7</text:p>
          </table:table-cell>
          <table:table-cell office:value-type="string" table:style-name="ce31">
            <text:p>01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0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7:02</text:p>
          </table:table-cell>
          <table:table-cell office:value-type="string" table:style-name="ce31">
            <text:p>08:10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8:12</text:p>
          </table:table-cell>
          <table:table-cell office:value-type="string" table:style-name="ce31">
            <text:p>07:3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7:3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2,5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31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In Ausbildung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10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21</text:p>
          </table:table-cell>
          <table:table-cell office:value-type="string" table:style-name="ce31">
            <text:p>10:3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9</text:p>
          </table:table-cell>
          <table:table-cell office:value-type="string" table:style-name="ce31">
            <text:p>10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4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5,2)</text:p>
          </table:table-cell>
          <table:table-cell office:value-type="string" table:style-name="ce31">
            <text:p>(04:3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5)</text:p>
          </table:table-cell>
          <table:table-cell office:value-type="string" table:style-name="ce31">
            <text:p>(4,6)</text:p>
          </table:table-cell>
          <table:table-cell office:value-type="string" table:style-name="ce31">
            <text:p>(05:2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43,1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39,2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41,2</text:p>
          </table:table-cell>
          <table:table-cell office:value-type="string" table:style-name="ce31">
            <text:p>02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70,2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53,6</text:p>
          </table:table-cell>
          <table:table-cell office:value-type="string" table:style-name="ce31">
            <text:p>01:44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62,1</text:p>
          </table:table-cell>
          <table:table-cell office:value-type="string" table:style-name="ce31">
            <text:p>01:5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4,8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11,4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2:1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1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7:16</text:p>
          </table:table-cell>
          <table:table-cell office:value-type="string" table:style-name="ce31">
            <text:p>08:26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8:28</text:p>
          </table:table-cell>
          <table:table-cell office:value-type="string" table:style-name="ce31">
            <text:p>07:48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7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6,9)</text:p>
          </table:table-cell>
          <table:table-cell office:value-type="string" table:style-name="ce31">
            <text:p>(01:58)</text:p>
          </table:table-cell>
          <table:table-cell office:value-type="string" table:style-name="ce31">
            <text:p>(00:03)</text:p>
          </table:table-cell>
          <table:table-cell office:value-type="string" table:style-name="ce31">
            <text:p>(5,9)</text:p>
          </table:table-cell>
          <table:table-cell office:value-type="string" table:style-name="ce31">
            <text:p>(00:43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1:25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Haushaltsführend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 und krank im Bett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(09:28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9:28)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ndere persönliche Tätigkeiten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(02:21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2:21)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(00:15)</text:p>
          </table:table-cell>
          <table:table-cell office:value-type="string" table:style-name="ce31">
            <text:p>(5,6)</text:p>
          </table:table-cell>
          <table:table-cell office:value-type="string" table:style-name="ce31">
            <text:p>(04:4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6,0)</text:p>
          </table:table-cell>
          <table:table-cell office:value-type="string" table:style-name="ce31">
            <text:p>(05:05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27</text:p>
          </table:table-cell>
          <table:table-cell office:value-type="string" table:style-name="ce31">
            <text:p>96,1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(03:26)</text:p>
          </table:table-cell>
          <table:table-cell office:value-type="string" table:style-name="ce31">
            <text:p>(74,8)</text:p>
          </table:table-cell>
          <table:table-cell office:value-type="string" table:style-name="ce31">
            <text:p>(04:35)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93,9</text:p>
          </table:table-cell>
          <table:table-cell office:value-type="string" table:style-name="ce31">
            <text:p>05:35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1,5</text:p>
          </table:table-cell>
          <table:table-cell office:value-type="string" table:style-name="ce31">
            <text:p>01:4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1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36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5:41</text:p>
          </table:table-cell>
          <table:table-cell office:value-type="string" table:style-name="ce31">
            <text:p>(07:21)</text:p>
          </table:table-cell>
          <table:table-cell office:value-type="string" table:style-name="ce31">
            <text:p>(94,9)</text:p>
          </table:table-cell>
          <table:table-cell office:value-type="string" table:style-name="ce31">
            <text:p>(07:45)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5:5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1:23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26" table:style-name="ro7">
          <table:table-cell table:number-columns-repeated="16384"/>
        </table:table-row>
        <table:named-expressions>
          <table:named-range table:name="Print_Titles" table:cell-range-address="Tabelle_15.$A$2:Tabelle_15.$XFD$4" table:base-cell-address="Tabelle_15.$A$1"/>
          <table:named-range table:name="Titel1" table:cell-range-address="Tabelle_15.$A$2:Tabelle_15.$XFD$4" table:base-cell-address="Tabelle_15.$A$1"/>
          <table:named-range table:name="titel8" table:cell-range-address="Tabelle_15.$A$2:Tabelle_15.$XFD$4" table:base-cell-address="Tabelle_15.$A$1"/>
          <table:named-range table:name="try" table:cell-range-address="Tabelle_15.$A$2:Tabelle_15.$XFD$4" table:base-cell-address="Tabelle_15.$A$1"/>
        </table:named-expressions>
      </table:table>
      <table:table table:name="Tabelle_16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6: Durchschnittliche Zeitverwendung pro Tag für Hauptaktivitäten (Montag‒Sonntag)<text:s/></text:p>
          </table:table-cell>
          <table:covered-table-cell table:number-columns-repeated="9"/>
          <table:table-cell table:number-columns-repeated="16374" table:style-name="ce43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44">
            <text:p>Schlafen</text:p>
          </table:table-cell>
          <table:table-cell office:value-type="string" table:style-name="ce33">
            <text:p>08:52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52</text:p>
          </table:table-cell>
          <table:table-cell office:value-type="string" table:style-name="ce33">
            <text:p>08:46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46</text:p>
          </table:table-cell>
          <table:table-cell office:value-type="string" table:style-name="ce33">
            <text:p>08:49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49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21">
            <text:p>Schlafen</text:p>
          </table:table-cell>
          <table:table-cell office:value-type="string" table:style-name="ce31">
            <text:p>08:5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0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08:4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Im Bett wegen Krankheit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3:32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5)</text:p>
          </table:table-cell>
          <table:table-cell office:value-type="string" table:style-name="ce31">
            <text:p>(04:16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3:55</text:p>
          </table:table-cell>
          <table:table-cell table:style-name="ce30"/>
          <table:table-cell table:number-columns-repeated="16373"/>
        </table:table-row>
        <table:table-row table:style-name="ro21">
          <table:table-cell office:value-type="string" table:style-name="ce44">
            <text:p>Essen und andere persönliche Tätigkeiten</text:p>
          </table:table-cell>
          <table:table-cell office:value-type="string" table:style-name="ce33">
            <text:p>02:49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2:50</text:p>
          </table:table-cell>
          <table:table-cell office:value-type="string" table:style-name="ce33">
            <text:p>02:35</text:p>
          </table:table-cell>
          <table:table-cell office:value-type="string" table:style-name="ce33">
            <text:p>99,9</text:p>
          </table:table-cell>
          <table:table-cell office:value-type="string" table:style-name="ce33">
            <text:p>02:37</text:p>
          </table:table-cell>
          <table:table-cell office:value-type="string" table:style-name="ce33">
            <text:p>02:42</text:p>
          </table:table-cell>
          <table:table-cell office:value-type="string" table:style-name="ce33">
            <text:p>99,9</text:p>
          </table:table-cell>
          <table:table-cell office:value-type="string" table:style-name="ce33">
            <text:p>02:44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21">
            <text:p>Essen und Trinken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1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aschen und Anziehen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94,0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91,6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92,8</text:p>
          </table:table-cell>
          <table:table-cell office:value-type="string" table:style-name="ce31">
            <text:p>00:54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Inanspruchnahme persönlicher und medizinischer Versorgung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ndere und nicht näher bestimmte persönliche Versorg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0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Andere und nicht näher bestimmte Weg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6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7,6</text:p>
          </table:table-cell>
          <table:table-cell office:value-type="string" table:style-name="ce31">
            <text:p>00:49</text:p>
          </table:table-cell>
          <table:table-cell table:style-name="ce30"/>
          <table:table-cell table:number-columns-repeated="16373"/>
        </table:table-row>
        <table:table-row table:style-name="ro21">
          <table:table-cell office:value-type="string" table:style-name="ce44">
            <text:p>Erwerbstätigkeit</text:p>
          </table:table-cell>
          <table:table-cell office:value-type="string" table:style-name="ce33">
            <text:p>02:13</text:p>
          </table:table-cell>
          <table:table-cell office:value-type="string" table:style-name="ce33">
            <text:p>42,2</text:p>
          </table:table-cell>
          <table:table-cell office:value-type="string" table:style-name="ce33">
            <text:p>07:27</text:p>
          </table:table-cell>
          <table:table-cell office:value-type="string" table:style-name="ce33">
            <text:p>03:35</text:p>
          </table:table-cell>
          <table:table-cell office:value-type="string" table:style-name="ce33">
            <text:p>55,0</text:p>
          </table:table-cell>
          <table:table-cell office:value-type="string" table:style-name="ce33">
            <text:p>08:51</text:p>
          </table:table-cell>
          <table:table-cell office:value-type="string" table:style-name="ce33">
            <text:p>02:53</text:p>
          </table:table-cell>
          <table:table-cell office:value-type="string" table:style-name="ce33">
            <text:p>48,5</text:p>
          </table:table-cell>
          <table:table-cell office:value-type="string" table:style-name="ce33">
            <text:p>08:15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21">
            <text:p>Arbeitszeit in der Haupt- und Zweittätigkeit</text:p>
          </table:table-cell>
          <table:table-cell office:value-type="string" table:style-name="ce31">
            <text:p>01:56</text:p>
          </table:table-cell>
          <table:table-cell office:value-type="string" table:style-name="ce31">
            <text:p>39,5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53,0</text:p>
          </table:table-cell>
          <table:table-cell office:value-type="string" table:style-name="ce31">
            <text:p>08:06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46,1</text:p>
          </table:table-cell>
          <table:table-cell office:value-type="string" table:style-name="ce31">
            <text:p>07:3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Mittagspause in der Haupt- und Zweittätigkei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8,0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0:44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ndere und nicht näher bestimmte Tätigkeit in Bezug auf eine Erwerbstätigkeit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2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0</text:p>
          </table:table-cell>
          <table:table-cell office:value-type="string" table:style-name="ce31">
            <text:p>00:4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ege für Erwerbstätigkeit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31,1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41,0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35,9</text:p>
          </table:table-cell>
          <table:table-cell office:value-type="string" table:style-name="ce31">
            <text:p>01:0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Aus- und Weiterbildung</text:p>
          </table:table-cell>
          <table:table-cell office:value-type="string" table:style-name="ce33">
            <text:p>00:40</text:p>
          </table:table-cell>
          <table:table-cell office:value-type="string" table:style-name="ce33">
            <text:p>14,8</text:p>
          </table:table-cell>
          <table:table-cell office:value-type="string" table:style-name="ce33">
            <text:p>05:49</text:p>
          </table:table-cell>
          <table:table-cell office:value-type="string" table:style-name="ce33">
            <text:p>00:39</text:p>
          </table:table-cell>
          <table:table-cell office:value-type="string" table:style-name="ce33">
            <text:p>14,4</text:p>
          </table:table-cell>
          <table:table-cell office:value-type="string" table:style-name="ce33">
            <text:p>05:55</text:p>
          </table:table-cell>
          <table:table-cell office:value-type="string" table:style-name="ce33">
            <text:p>00:40</text:p>
          </table:table-cell>
          <table:table-cell office:value-type="string" table:style-name="ce33">
            <text:p>14,6</text:p>
          </table:table-cell>
          <table:table-cell office:value-type="string" table:style-name="ce33">
            <text:p>05:52</text:p>
          </table:table-cell>
          <table:table-cell table:style-name="ce32"/>
          <table:table-cell table:number-columns-repeated="16373" table:style-name="ce45"/>
        </table:table-row>
        <table:table-row table:style-name="ro22">
          <table:table-cell office:value-type="string" table:style-name="ce21">
            <text:p>Unterricht, Vorlesungen und Kurse in Schule und Studium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5:54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8,0</text:p>
          </table:table-cell>
          <table:table-cell office:value-type="string" table:style-name="ce31">
            <text:p>05:52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Hausaufgaben und Vorbereitungen für Schule und Studium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4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2</text:p>
          </table:table-cell>
          <table:table-cell office:value-type="string" table:style-name="ce31">
            <text:p>02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Praktik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6:03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Unterrichtspaus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Freifach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ndere und nicht näher bestimmte Tätigkeit in Bezug auf Schule und Studium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35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1:00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0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Homeschooling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3:28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3:50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3:40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Weiterbildung außerhalb von Schule, Studium und Erwerbstätigkei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4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2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ege für Aus- und Weiterbildung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6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1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Sorgearbeit in Haushalt und Familie</text:p>
          </table:table-cell>
          <table:table-cell office:value-type="string" table:style-name="ce33">
            <text:p>03:37</text:p>
          </table:table-cell>
          <table:table-cell office:value-type="string" table:style-name="ce33">
            <text:p>95,5</text:p>
          </table:table-cell>
          <table:table-cell office:value-type="string" table:style-name="ce33">
            <text:p>04:05</text:p>
          </table:table-cell>
          <table:table-cell office:value-type="string" table:style-name="ce33">
            <text:p>02:06</text:p>
          </table:table-cell>
          <table:table-cell office:value-type="string" table:style-name="ce33">
            <text:p>87,5</text:p>
          </table:table-cell>
          <table:table-cell office:value-type="string" table:style-name="ce33">
            <text:p>02:51</text:p>
          </table:table-cell>
          <table:table-cell office:value-type="string" table:style-name="ce33">
            <text:p>02:53</text:p>
          </table:table-cell>
          <table:table-cell office:value-type="string" table:style-name="ce33">
            <text:p>91,6</text:p>
          </table:table-cell>
          <table:table-cell office:value-type="string" table:style-name="ce33">
            <text:p>03:32</text:p>
          </table:table-cell>
          <table:table-cell table:style-name="ce32"/>
          <table:table-cell table:number-columns-repeated="16373" table:style-name="ce45"/>
        </table:table-row>
        <table:table-row table:style-name="ro22">
          <table:table-cell office:value-type="string" table:style-name="ce21">
            <text:p>Nicht näher bestimmte Sorgearbeit in Haushalt und Familie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1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Nahrungsmittelzubereitung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81,2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51,2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66,5</text:p>
          </table:table-cell>
          <table:table-cell office:value-type="string" table:style-name="ce31">
            <text:p>01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Geschirr abwasch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8,7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0,0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9,5</text:p>
          </table:table-cell>
          <table:table-cell office:value-type="string" table:style-name="ce31">
            <text:p>00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Konservieren und Lagern von Nahrungsmittel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2:19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28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ufräumen und Reinigung von Wohnung oder Haus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66,7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34,9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51,0</text:p>
          </table:table-cell>
          <table:table-cell office:value-type="string" table:style-name="ce31">
            <text:p>01:12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ufräumen und Reinigung von Außenflächen und Gar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1:01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Beheizung von Wohnung oder Haus und Warmwasseraufbereit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1:10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Ordnen, Verräumen und Vorbereiten im Haushalt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39,1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6,8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3,0</text:p>
          </table:table-cell>
          <table:table-cell office:value-type="string" table:style-name="ce31">
            <text:p>00:3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Müll sortieren und entsorgen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0:21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ndere und nicht näher bestimmte Reinigung und Ordnung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0:2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äsche wasch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2,1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0,1</text:p>
          </table:table-cell>
          <table:table-cell office:value-type="string" table:style-name="ce31">
            <text:p>00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Bügel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0:59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ndere und nicht näher bestimmte Pflege und Instandhaltung von Textilien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0:41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0:42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Gartenarbeiten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7,1</text:p>
          </table:table-cell>
          <table:table-cell office:value-type="string" table:style-name="ce31">
            <text:p>01:34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6,8</text:p>
          </table:table-cell>
          <table:table-cell office:value-type="string" table:style-name="ce31">
            <text:p>01:48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Nutztiere versor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54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Haustiere versorg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0:31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Mit dem Hund spazieren geh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1:2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1:26</text:p>
          </table:table-cell>
          <table:table-cell table:number-columns-repeated="16374" table:style-name="ce16"/>
        </table:table-row>
        <table:table-row table:style-name="ro22">
          <table:table-cell office:value-type="string" table:style-name="ce21">
            <text:p>Andere und nicht näher bestimmte Garten- und Haustierversorg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 table:style-name="ce16"/>
        </table:table-row>
        <table:table-row table:style-name="ro22">
          <table:table-cell office:value-type="string" table:style-name="ce21">
            <text:p>Renovierungs- und Bauarbeiten an der Wohnung oder am Hau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23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3:2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3:14</text:p>
          </table:table-cell>
          <table:table-cell table:number-columns-repeated="16374" table:style-name="ce16"/>
        </table:table-row>
        <table:table-row table:style-name="ro23">
          <table:table-cell office:value-type="string" table:style-name="ce21">
            <text:p>Reparaturen in der Wohnung oder im Haus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7</text:p>
          </table:table-cell>
          <table:table-cell table:number-columns-repeated="16374"/>
        </table:table-row>
        <table:table-row table:style-name="ro24">
          <table:table-cell office:value-type="string" table:style-name="ce21">
            <text:p>Herstellung, Reparatur und Instandhaltung von Gebrauchsgegenständ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1:2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ahrzeugerhaltung (in Eigenarbeit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0</text:p>
          </table:table-cell>
          <table:table-cell office:value-type="string" table:style-name="ce31">
            <text:p>01:09</text:p>
          </table:table-cell>
          <table:table-cell table:number-columns-repeated="16374"/>
        </table:table-row>
        <table:table-row table:style-name="ro24">
          <table:table-cell office:value-type="string" table:style-name="ce21">
            <text:p>Andere und nicht näher bestimmte Bau-, Instandhaltungs- und Reparatur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2)</text:p>
          </table:table-cell>
          <table:table-cell office:value-type="string" table:style-name="ce31">
            <text:p>(02:48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2:4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Einkaufen (inkl. Online-Shopping)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55,6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44,5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50,1</text:p>
          </table:table-cell>
          <table:table-cell office:value-type="string" table:style-name="ce31">
            <text:p>01:02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Inanspruchnahme von kommerziellen und administrativen Dienstleistun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0:45</text:p>
          </table:table-cell>
          <table:table-cell table:number-columns-repeated="16374"/>
        </table:table-row>
        <table:table-row table:style-name="ro9">
          <table:table-cell office:value-type="string" table:style-name="ce21">
            <text:p>Andere und nicht näher bestimmter Einkauf, kommerzielle und administrative Dienstleis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0:59)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Haushaltsmanagemen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7,3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0:4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Versorgung und Beaufsichtungung des Kindes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4,4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3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Mit dem Kind lernen und üb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1:0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Mit dem Kind lesen, spielen und red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5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1:3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Das Kind zu Terminen und Aktivitäten beglei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1:01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Kinderbetreuung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1:24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1:22)</text:p>
          </table:table-cell>
          <table:table-cell table:number-columns-repeated="16374"/>
        </table:table-row>
        <table:table-row table:style-name="ro24">
          <table:table-cell office:value-type="string" table:style-name="ce21">
            <text:p>Körperpflege und medizinische Versorgung eines erwachsenen Haushaltsmitglieds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46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43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Hilfeleistungen für ein erwachsenes Haushaltsmitglied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5)</text:p>
          </table:table-cell>
          <table:table-cell office:value-type="string" table:style-name="ce31">
            <text:p>(00:50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51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0:50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Wege für Einkaufen, kommerzielle und administrative Dienstleistung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35,7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9,0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32,4</text:p>
          </table:table-cell>
          <table:table-cell office:value-type="string" table:style-name="ce31">
            <text:p>00:3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Kinderbetreu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0:46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Wege für andere Sorgearbeiten in Haushalt und Famili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0:44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Freiwilligentätigkeiten</text:p>
          </table:table-cell>
          <table:table-cell office:value-type="string" table:style-name="ce33">
            <text:p>00:20</text:p>
          </table:table-cell>
          <table:table-cell office:value-type="string" table:style-name="ce33">
            <text:p>27,5</text:p>
          </table:table-cell>
          <table:table-cell office:value-type="string" table:style-name="ce33">
            <text:p>02:07</text:p>
          </table:table-cell>
          <table:table-cell office:value-type="string" table:style-name="ce33">
            <text:p>00:20</text:p>
          </table:table-cell>
          <table:table-cell office:value-type="string" table:style-name="ce33">
            <text:p>24,9</text:p>
          </table:table-cell>
          <table:table-cell office:value-type="string" table:style-name="ce33">
            <text:p>02:23</text:p>
          </table:table-cell>
          <table:table-cell office:value-type="string" table:style-name="ce33">
            <text:p>00:20</text:p>
          </table:table-cell>
          <table:table-cell office:value-type="string" table:style-name="ce33">
            <text:p>26,2</text:p>
          </table:table-cell>
          <table:table-cell office:value-type="string" table:style-name="ce33">
            <text:p>02:14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21">
            <text:p>Formelle Freiwilligentätigkei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2:57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2:5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Informelle Hilfe bei Bau- und Reparaturarbeit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10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2:46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Informelle Hilfe bei Erwerbstätigkeit und Landwirtschaft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05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5)</text:p>
          </table:table-cell>
          <table:table-cell office:value-type="string" table:style-name="ce31">
            <text:p>(03:12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1</text:p>
          </table:table-cell>
          <table:table-cell office:value-type="string" table:style-name="ce31">
            <text:p>02:49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Kinderbetreuung von eigenen Kindern in anderem Haushal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2:12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00)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Kinderbetreuung als Unterstützung für anderen Haushalt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2:17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Hilfeleistung für eine erwachsene Person eines anderen Haushalts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2</text:p>
          </table:table-cell>
          <table:table-cell office:value-type="string" table:style-name="ce31">
            <text:p>01:3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1:42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informelle Hilfe für einen anderen Haushal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1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6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1:2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Teilnahme an Veranstaltungen, Vereinstreff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3:09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5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eligiöse Aktivität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7,4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1:2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riedhofsbesuch und Grabpfleg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partizipative Tätigkeit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0:55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0:47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0,5</text:p>
          </table:table-cell>
          <table:table-cell office:value-type="string" table:style-name="ce31">
            <text:p>00:51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Wege für Freiwilligentätigkeit, informelle Hilfe, partizipative und religiöse Aktivität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0,4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0:44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Soziale Kontakte und Freizeit</text:p>
          </table:table-cell>
          <table:table-cell office:value-type="string" table:style-name="ce33">
            <text:p>05:19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5:25</text:p>
          </table:table-cell>
          <table:table-cell office:value-type="string" table:style-name="ce33">
            <text:p>05:51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6:02</text:p>
          </table:table-cell>
          <table:table-cell office:value-type="string" table:style-name="ce33">
            <text:p>05:35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5:43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21">
            <text:p>Interaktion mit Haushaltsmitglieder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7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4,4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0:55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Haushaltsfremde Personen empfangen und besuchen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7,7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23,0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25,4</text:p>
          </table:table-cell>
          <table:table-cell office:value-type="string" table:style-name="ce31">
            <text:p>01:4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Private Feste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7,6</text:p>
          </table:table-cell>
          <table:table-cell office:value-type="string" table:style-name="ce31">
            <text:p>04:06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7,2</text:p>
          </table:table-cell>
          <table:table-cell office:value-type="string" table:style-name="ce31">
            <text:p>04:0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7,4</text:p>
          </table:table-cell>
          <table:table-cell office:value-type="string" table:style-name="ce31">
            <text:p>04:06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udio- und Videoanrufe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6,2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0:3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ommunikation über Textnachrichte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9,3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0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7,6</text:p>
          </table:table-cell>
          <table:table-cell office:value-type="string" table:style-name="ce31">
            <text:p>00:4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Nutzung von sozialen Medi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7,3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0:51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soziale Kontakte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7,8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5,0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6,4</text:p>
          </table:table-cell>
          <table:table-cell office:value-type="string" table:style-name="ce31">
            <text:p>01:5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ino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2:2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Theater, Konzert und Oper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2:5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usstellungen, Museen und Sehenswürdigkei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2:4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ibliothek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0:25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2)</text:p>
          </table:table-cell>
          <table:table-cell office:value-type="string" table:style-name="ce31">
            <text:p>(00:29)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esuch von Sportveranstaltun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3:4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3:25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Zoos, botanische Gärten und Naturschutzgebiete etc.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0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14)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Unterhaltung und Kultur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2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usruhen und Pause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47,1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42,8</text:p>
          </table:table-cell>
          <table:table-cell office:value-type="string" table:style-name="ce31">
            <text:p>01:38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45,0</text:p>
          </table:table-cell>
          <table:table-cell office:value-type="string" table:style-name="ce31">
            <text:p>01:3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azieren gehen und Wander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36,9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31,4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34,2</text:p>
          </table:table-cell>
          <table:table-cell office:value-type="string" table:style-name="ce31">
            <text:p>01:4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Joggen und Lauf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1:1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adfahren, Skifahren und Skat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6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7,0</text:p>
          </table:table-cell>
          <table:table-cell office:value-type="string" table:style-name="ce31">
            <text:p>02:16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allsport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0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2:1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itness und Gymnastik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9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1:0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asserspor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1:52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Sportausüb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1:46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1:3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Jagen, fischen und sammel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19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3:1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3:0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ortbezogene Aktivitäten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1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4</text:p>
          </table:table-cell>
          <table:table-cell office:value-type="string" table:style-name="ce31">
            <text:p>00:30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Künstlerische Tätigkeiten (bildende und darstellende Kunst, Literatur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2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1:3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ammeln (z.B. Briefmarken, Karten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Handarbeiten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1:45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1:43</text:p>
          </table:table-cell>
          <table:table-cell table:number-columns-repeated="16374"/>
        </table:table-row>
        <table:table-row table:style-name="ro25">
          <table:table-cell office:value-type="string" table:style-name="ce21">
            <text:p>Andere und nicht näher bestimmte Hobbys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2:0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Programmieren, Installieren und Konfigurier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06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1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2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Informationssuche im Interne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1:07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digitale Anwendun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1:3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1:3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Einzelspiele und Glücksspiel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6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0:5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Gesellschafts- und Kartenspiel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1:5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1:5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Computerspiele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2:05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3</text:p>
          </table:table-cell>
          <table:table-cell office:value-type="string" table:style-name="ce31">
            <text:p>02:3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onsolenspiel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1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2:2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iele am Handy und Table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1:1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1:0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ndere und nicht näher bestimmte Spiele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4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Zeitungen und Zeitschriften les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3,1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3,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3,4</text:p>
          </table:table-cell>
          <table:table-cell office:value-type="string" table:style-name="ce31">
            <text:p>00:5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ücher les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8,1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6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4,4</text:p>
          </table:table-cell>
          <table:table-cell office:value-type="string" table:style-name="ce31">
            <text:p>01:1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nderes und nicht näher bestimmtes Les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6,5</text:p>
          </table:table-cell>
          <table:table-cell office:value-type="string" table:style-name="ce31">
            <text:p>01:02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Fernsehen, Videos und DVDs anschauen, Streaming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87,1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88,5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87,8</text:p>
          </table:table-cell>
          <table:table-cell office:value-type="string" table:style-name="ce31">
            <text:p>02:4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adio und Musik hör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0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Nicht näher bestimmte Freiz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3:41)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soziale Kontakte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3,4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8,5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1,0</text:p>
          </table:table-cell>
          <table:table-cell office:value-type="string" table:style-name="ce31">
            <text:p>00:56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andere Freizeitaktivität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8,9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1,1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9,9</text:p>
          </table:table-cell>
          <table:table-cell office:value-type="string" table:style-name="ce31">
            <text:p>01:09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Nicht näher bestimmte Zeitverwendung</text:p>
          </table:table-cell>
          <table:table-cell office:value-type="string" table:style-name="ce33">
            <text:p>00:09</text:p>
          </table:table-cell>
          <table:table-cell office:value-type="string" table:style-name="ce33">
            <text:p>19,4</text:p>
          </table:table-cell>
          <table:table-cell office:value-type="string" table:style-name="ce33">
            <text:p>01:19</text:p>
          </table:table-cell>
          <table:table-cell office:value-type="string" table:style-name="ce33">
            <text:p>00:08</text:p>
          </table:table-cell>
          <table:table-cell office:value-type="string" table:style-name="ce33">
            <text:p>16,5</text:p>
          </table:table-cell>
          <table:table-cell office:value-type="string" table:style-name="ce33">
            <text:p>01:17</text:p>
          </table:table-cell>
          <table:table-cell office:value-type="string" table:style-name="ce33">
            <text:p>00:08</text:p>
          </table:table-cell>
          <table:table-cell office:value-type="string" table:style-name="ce33">
            <text:p>18,0</text:p>
          </table:table-cell>
          <table:table-cell office:value-type="string" table:style-name="ce33">
            <text:p>01:18</text:p>
          </table:table-cell>
          <table:table-cell table:number-columns-repeated="16374" table:style-name="ce45"/>
        </table:table-row>
        <table:table-row table:style-name="ro22">
          <table:table-cell office:value-type="string" table:style-name="ce21">
            <text:p>Wege für Reisen, Ausflüge und längere Aufenthalt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5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2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3:4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Zeitverwendungstagebuch ausfüll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2,5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0:3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ndere nicht näher bestimmte Zeitverwend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1:20</text:p>
          </table:table-cell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446" table:style-name="ro7">
          <table:table-cell table:number-columns-repeated="16384"/>
        </table:table-row>
        <table:named-expressions>
          <table:named-range table:name="Print_Titles" table:cell-range-address="Tabelle_16.$A$2:Tabelle_16.$XFD$4" table:base-cell-address="Tabelle_16.$A$1"/>
          <table:named-range table:name="titel1" table:cell-range-address="Tabelle_16.$A$2:Tabelle_16.$XFD$4" table:base-cell-address="Tabelle_16.$A$1"/>
          <table:named-range table:name="titel4" table:cell-range-address="Tabelle_16.$A$2:Tabelle_16.$XFD$4" table:base-cell-address="Tabelle_16.$A$1"/>
          <table:named-range table:name="try" table:cell-range-address="Tabelle_16.$A$2:Tabelle_16.$XFD$4" table:base-cell-address="Tabelle_16.$A$1"/>
        </table:named-expressions>
      </table:table>
      <table:table table:name="Tabelle_17" table:style-name="ta2">
        <table:table-column table:style-name="co6" table:default-cell-style-name="ce46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7: Durchschnittliche Zeitverwendung pro Tag für Hauptaktivitäten (Montag‒Freitag exkl. Feiertage)<text:s/></text:p>
          </table:table-cell>
          <table:covered-table-cell table:number-columns-repeated="9"/>
          <table:table-cell table:number-columns-repeated="16374" table:style-name="ce43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28">
            <text:p>Schlafen</text:p>
          </table:table-cell>
          <table:table-cell office:value-type="string" table:style-name="ce33">
            <text:p>08:34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34</text:p>
          </table:table-cell>
          <table:table-cell office:value-type="string" table:style-name="ce33">
            <text:p>08:23</text:p>
          </table:table-cell>
          <table:table-cell office:value-type="string" table:style-name="ce33">
            <text:p>99,9</text:p>
          </table:table-cell>
          <table:table-cell office:value-type="string" table:style-name="ce33">
            <text:p>08:23</text:p>
          </table:table-cell>
          <table:table-cell office:value-type="string" table:style-name="ce33">
            <text:p>08:28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28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37">
            <text:p>Schlafen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08:2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21</text:p>
          </table:table-cell>
          <table:table-cell office:value-type="string" table:style-name="ce31">
            <text:p>08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Im Bett wegen Krankheit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4:10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4:54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4:35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Essen und andere persönliche Tätigkeiten</text:p>
          </table:table-cell>
          <table:table-cell office:value-type="string" table:style-name="ce33">
            <text:p>02:40</text:p>
          </table:table-cell>
          <table:table-cell office:value-type="string" table:style-name="ce33">
            <text:p>99,3</text:p>
          </table:table-cell>
          <table:table-cell office:value-type="string" table:style-name="ce33">
            <text:p>02:41</text:p>
          </table:table-cell>
          <table:table-cell office:value-type="string" table:style-name="ce33">
            <text:p>02:25</text:p>
          </table:table-cell>
          <table:table-cell office:value-type="string" table:style-name="ce33">
            <text:p>98,7</text:p>
          </table:table-cell>
          <table:table-cell office:value-type="string" table:style-name="ce33">
            <text:p>02:27</text:p>
          </table:table-cell>
          <table:table-cell office:value-type="string" table:style-name="ce33">
            <text:p>02:33</text:p>
          </table:table-cell>
          <table:table-cell office:value-type="string" table:style-name="ce33">
            <text:p>99,0</text:p>
          </table:table-cell>
          <table:table-cell office:value-type="string" table:style-name="ce33">
            <text:p>02:34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37">
            <text:p>Essen und Trinken</text:p>
          </table:table-cell>
          <table:table-cell office:value-type="string" table:style-name="ce31">
            <text:p>01:34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1:38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95,0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1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aschen und Anziehen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89,5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85,6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87,6</text:p>
          </table:table-cell>
          <table:table-cell office:value-type="string" table:style-name="ce31">
            <text:p>00:52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Inanspruchnahme persönlicher und medizinischer Versorg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1,1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Andere und nicht näher bestimmte persönliche Versorg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0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Andere und nicht näher bestimmte Weg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2</text:p>
          </table:table-cell>
          <table:table-cell office:value-type="string" table:style-name="ce31">
            <text:p>00:4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Erwerbstätigkeit</text:p>
          </table:table-cell>
          <table:table-cell office:value-type="string" table:style-name="ce33">
            <text:p>02:59</text:p>
          </table:table-cell>
          <table:table-cell office:value-type="string" table:style-name="ce33">
            <text:p>39,1</text:p>
          </table:table-cell>
          <table:table-cell office:value-type="string" table:style-name="ce33">
            <text:p>07:42</text:p>
          </table:table-cell>
          <table:table-cell office:value-type="string" table:style-name="ce33">
            <text:p>04:51</text:p>
          </table:table-cell>
          <table:table-cell office:value-type="string" table:style-name="ce33">
            <text:p>53,3</text:p>
          </table:table-cell>
          <table:table-cell office:value-type="string" table:style-name="ce33">
            <text:p>09:08</text:p>
          </table:table-cell>
          <table:table-cell office:value-type="string" table:style-name="ce33">
            <text:p>03:54</text:p>
          </table:table-cell>
          <table:table-cell office:value-type="string" table:style-name="ce33">
            <text:p>46,1</text:p>
          </table:table-cell>
          <table:table-cell office:value-type="string" table:style-name="ce33">
            <text:p>08:31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37">
            <text:p>Arbeitszeit in der Haupt- und Zweittätigkeit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37,6</text:p>
          </table:table-cell>
          <table:table-cell office:value-type="string" table:style-name="ce31">
            <text:p>07:00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51,7</text:p>
          </table:table-cell>
          <table:table-cell office:value-type="string" table:style-name="ce31">
            <text:p>08:17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44,5</text:p>
          </table:table-cell>
          <table:table-cell office:value-type="string" table:style-name="ce31">
            <text:p>07:4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Mittagspause in der Haupt- und Zweittätigkeit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0:44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Andere und nicht näher bestimmte Tätigkeit in Bezug auf eine Erwerbstätigkei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0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ege für Erwerbstätigkeit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9,1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9,3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34,1</text:p>
          </table:table-cell>
          <table:table-cell office:value-type="string" table:style-name="ce31">
            <text:p>01:0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Aus- und Weiterbildung</text:p>
          </table:table-cell>
          <table:table-cell office:value-type="string" table:style-name="ce33">
            <text:p>00:52</text:p>
          </table:table-cell>
          <table:table-cell office:value-type="string" table:style-name="ce33">
            <text:p>13,2</text:p>
          </table:table-cell>
          <table:table-cell office:value-type="string" table:style-name="ce33">
            <text:p>06:37</text:p>
          </table:table-cell>
          <table:table-cell office:value-type="string" table:style-name="ce33">
            <text:p>00:53</text:p>
          </table:table-cell>
          <table:table-cell office:value-type="string" table:style-name="ce33">
            <text:p>13,1</text:p>
          </table:table-cell>
          <table:table-cell office:value-type="string" table:style-name="ce33">
            <text:p>06:46</text:p>
          </table:table-cell>
          <table:table-cell office:value-type="string" table:style-name="ce33">
            <text:p>00:52</text:p>
          </table:table-cell>
          <table:table-cell office:value-type="string" table:style-name="ce33">
            <text:p>13,2</text:p>
          </table:table-cell>
          <table:table-cell office:value-type="string" table:style-name="ce33">
            <text:p>06:41</text:p>
          </table:table-cell>
          <table:table-cell table:style-name="ce32"/>
          <table:table-cell table:number-columns-repeated="16373" table:style-name="ce45"/>
        </table:table-row>
        <table:table-row table:style-name="ro22">
          <table:table-cell office:value-type="string" table:style-name="ce37">
            <text:p>Unterricht, Vorlesungen und Kurse in Schule und Studium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5:55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5:50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8,1</text:p>
          </table:table-cell>
          <table:table-cell office:value-type="string" table:style-name="ce31">
            <text:p>05:52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Hausaufgaben und Vorbereitungen für Schule und Studium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2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Praktik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Unterrichtspaus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Freifach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Andere und nicht näher bestimmte Tätigkeit in Bezug auf Schule und Studium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31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1:00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0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Homeschooli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28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3:58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3:44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Weiterbildung außerhalb von Schule, Studium und Erwerbstätigkei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2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ege für Aus- und Weiterbildung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0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08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Sorgearbeit in Haushalt und Familie</text:p>
          </table:table-cell>
          <table:table-cell office:value-type="string" table:style-name="ce33">
            <text:p>03:42</text:p>
          </table:table-cell>
          <table:table-cell office:value-type="string" table:style-name="ce33">
            <text:p>88,8</text:p>
          </table:table-cell>
          <table:table-cell office:value-type="string" table:style-name="ce33">
            <text:p>04:10</text:p>
          </table:table-cell>
          <table:table-cell office:value-type="string" table:style-name="ce33">
            <text:p>02:01</text:p>
          </table:table-cell>
          <table:table-cell office:value-type="string" table:style-name="ce33">
            <text:p>73,3</text:p>
          </table:table-cell>
          <table:table-cell office:value-type="string" table:style-name="ce33">
            <text:p>02:45</text:p>
          </table:table-cell>
          <table:table-cell office:value-type="string" table:style-name="ce33">
            <text:p>02:52</text:p>
          </table:table-cell>
          <table:table-cell office:value-type="string" table:style-name="ce33">
            <text:p>81,2</text:p>
          </table:table-cell>
          <table:table-cell office:value-type="string" table:style-name="ce33">
            <text:p>03:32</text:p>
          </table:table-cell>
          <table:table-cell table:style-name="ce32"/>
          <table:table-cell table:number-columns-repeated="16373" table:style-name="ce45"/>
        </table:table-row>
        <table:table-row table:style-name="ro22">
          <table:table-cell office:value-type="string" table:style-name="ce37">
            <text:p>Nicht näher bestimmte Sorgearbeit in Haushalt und Familie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Nahrungsmittelzubereitung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68,6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35,6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52,4</text:p>
          </table:table-cell>
          <table:table-cell office:value-type="string" table:style-name="ce31">
            <text:p>01:0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Geschirr abwasch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6,9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0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Konservieren und Lagern von Nahrungsmittel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3)</text:p>
          </table:table-cell>
          <table:table-cell office:value-type="string" table:style-name="ce31">
            <text:p>(01:1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8</text:p>
          </table:table-cell>
          <table:table-cell office:value-type="string" table:style-name="ce31">
            <text:p>01:27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Aufräumen und Reinigung von Wohnung oder Haus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49,0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9,5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4,6</text:p>
          </table:table-cell>
          <table:table-cell office:value-type="string" table:style-name="ce31">
            <text:p>01:11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Aufräumen und Reinigung von Außenflächen und Gar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0:58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Beheizung von Wohnung oder Haus und Warmwasseraufbereit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1:13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Ordnen, Verräumen und Vorbereiten im Haushalt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5,9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4,9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0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Müll sortieren und entsor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0:21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Andere und nicht näher bestimmte Reinigung und Ordnung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2)</text:p>
          </table:table-cell>
          <table:table-cell office:value-type="string" table:style-name="ce31">
            <text:p>(00:19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0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äsche wasch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1,6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9</text:p>
          </table:table-cell>
          <table:table-cell office:value-type="string" table:style-name="ce31">
            <text:p>00:4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Bügeln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0:52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0:58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Andere und nicht näher bestimmte Pflege und Instandhaltung von Textili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0:4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0:39)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Gartenarbeiten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1:48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Nutztiere versor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2:00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Haustiere versorg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9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7,1</text:p>
          </table:table-cell>
          <table:table-cell office:value-type="string" table:style-name="ce31">
            <text:p>00:31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Mit dem Hund spazieren gehen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7,3</text:p>
          </table:table-cell>
          <table:table-cell office:value-type="string" table:style-name="ce31">
            <text:p>01:21</text:p>
          </table:table-cell>
          <table:table-cell table:number-columns-repeated="16374" table:style-name="ce16"/>
        </table:table-row>
        <table:table-row table:style-name="ro22">
          <table:table-cell office:value-type="string" table:style-name="ce37">
            <text:p>Andere und nicht näher bestimmte Garten- und Haustierversorg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 table:style-name="ce16"/>
        </table:table-row>
        <table:table-row table:style-name="ro22">
          <table:table-cell office:value-type="string" table:style-name="ce37">
            <text:p>Renovierungs- und Bauarbeiten an der Wohnung oder am Hau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27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2:54</text:p>
          </table:table-cell>
          <table:table-cell table:number-columns-repeated="16374" table:style-name="ce16"/>
        </table:table-row>
        <table:table-row table:style-name="ro25">
          <table:table-cell office:value-type="string" table:style-name="ce37">
            <text:p>Reparaturen in der Wohnung oder im Haus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1:43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1:41</text:p>
          </table:table-cell>
          <table:table-cell table:number-columns-repeated="16374"/>
        </table:table-row>
        <table:table-row table:style-name="ro8">
          <table:table-cell office:value-type="string" table:style-name="ce37">
            <text:p>Herstellung, Reparatur und Instandhaltung von Gebrauchsgegenständ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03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1:21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Fahrzeugerhaltung (in Eigenarbeit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1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1:1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1:06</text:p>
          </table:table-cell>
          <table:table-cell table:number-columns-repeated="16374"/>
        </table:table-row>
        <table:table-row table:style-name="ro24">
          <table:table-cell office:value-type="string" table:style-name="ce37">
            <text:p>Andere und nicht näher bestimmte Bau-, Instandhaltungs- und Reparatur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20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21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Einkaufen (inkl. Online-Shopping)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42,7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31,4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37,1</text:p>
          </table:table-cell>
          <table:table-cell office:value-type="string" table:style-name="ce31">
            <text:p>00:58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Inanspruchnahme von kommerziellen und administrativen Dienstleistun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0:45</text:p>
          </table:table-cell>
          <table:table-cell table:number-columns-repeated="16374"/>
        </table:table-row>
        <table:table-row table:style-name="ro9">
          <table:table-cell office:value-type="string" table:style-name="ce37">
            <text:p>Andere und nicht näher bestimmter Einkauf, kommerzielle und administrative Dienstleis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Haushaltsmanagemen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1</text:p>
          </table:table-cell>
          <table:table-cell office:value-type="string" table:style-name="ce31">
            <text:p>00:41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Versorgung und Beaufsichtungung des Kindes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3,2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1:29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Mit dem Kind lernen und üb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1:01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06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Mit dem Kind lesen, spielen und red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7,5</text:p>
          </table:table-cell>
          <table:table-cell office:value-type="string" table:style-name="ce31">
            <text:p>01:26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Das Kind zu Terminen und Aktivitäten beglei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0:54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Andere und nicht näher bestimmte Kinderbetreu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2)</text:p>
          </table:table-cell>
          <table:table-cell office:value-type="string" table:style-name="ce31">
            <text:p>(01:19)</text:p>
          </table:table-cell>
          <table:table-cell table:number-columns-repeated="16374"/>
        </table:table-row>
        <table:table-row table:style-name="ro24">
          <table:table-cell office:value-type="string" table:style-name="ce37">
            <text:p>Körperpflege und medizinische Versorgung eines erwachsenen Haushaltsmitglied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1:41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1:34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Andere Hilfeleistungen für ein erwachsenes Haushaltsmitglied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5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0:51)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Wege für Einkaufen, kommerzielle und administrative Dienstleistung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6,5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9,2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0:32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ege für Kinderbetreuung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7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0:46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Wege für andere Sorgearbeiten in Haushalt und Famili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0:43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Freiwilligentätigkeiten</text:p>
          </table:table-cell>
          <table:table-cell office:value-type="string" table:style-name="ce33">
            <text:p>00:18</text:p>
          </table:table-cell>
          <table:table-cell office:value-type="string" table:style-name="ce33">
            <text:p>14,8</text:p>
          </table:table-cell>
          <table:table-cell office:value-type="string" table:style-name="ce33">
            <text:p>02:06</text:p>
          </table:table-cell>
          <table:table-cell office:value-type="string" table:style-name="ce33">
            <text:p>00:17</text:p>
          </table:table-cell>
          <table:table-cell office:value-type="string" table:style-name="ce33">
            <text:p>12,3</text:p>
          </table:table-cell>
          <table:table-cell office:value-type="string" table:style-name="ce33">
            <text:p>02:19</text:p>
          </table:table-cell>
          <table:table-cell office:value-type="string" table:style-name="ce33">
            <text:p>00:17</text:p>
          </table:table-cell>
          <table:table-cell office:value-type="string" table:style-name="ce33">
            <text:p>13,6</text:p>
          </table:table-cell>
          <table:table-cell office:value-type="string" table:style-name="ce33">
            <text:p>02:12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37">
            <text:p>Formelle Freiwilligentätigkeit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52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2:2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2:36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Informelle Hilfe bei Bau- und Reparaturarb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3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23)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Informelle Hilfe bei Erwerbstätigkeit und Landwirtschaf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2:4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33)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Kinderbetreuung von eigenen Kindern in anderem Haushal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Kinderbetreuung als Unterstützung für anderen Haushalt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1:5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2:22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Hilfeleistung für eine erwachsene Person eines anderen Haushalts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43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Andere und nicht näher bestimmte informelle Hilfe für einen anderen Haushal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1:1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Teilnahme an Veranstaltungen, Vereinstreff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31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32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8</text:p>
          </table:table-cell>
          <table:table-cell office:value-type="string" table:style-name="ce31">
            <text:p>02:52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Religiöse Aktivitä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0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Friedhofsbesuch und Grabpfleg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55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0:42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Andere und nicht näher bestimmte partizipative 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Wege für Freiwilligentätigkeit, informelle Hilfe, partizipative und religiöse Aktivität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2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5</text:p>
          </table:table-cell>
          <table:table-cell office:value-type="string" table:style-name="ce31">
            <text:p>00:43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Soziale Kontakte und Freizeit</text:p>
          </table:table-cell>
          <table:table-cell office:value-type="string" table:style-name="ce33">
            <text:p>04:46</text:p>
          </table:table-cell>
          <table:table-cell office:value-type="string" table:style-name="ce33">
            <text:p>97,8</text:p>
          </table:table-cell>
          <table:table-cell office:value-type="string" table:style-name="ce33">
            <text:p>04:53</text:p>
          </table:table-cell>
          <table:table-cell office:value-type="string" table:style-name="ce33">
            <text:p>05:04</text:p>
          </table:table-cell>
          <table:table-cell office:value-type="string" table:style-name="ce33">
            <text:p>96,1</text:p>
          </table:table-cell>
          <table:table-cell office:value-type="string" table:style-name="ce33">
            <text:p>05:16</text:p>
          </table:table-cell>
          <table:table-cell office:value-type="string" table:style-name="ce33">
            <text:p>04:55</text:p>
          </table:table-cell>
          <table:table-cell office:value-type="string" table:style-name="ce33">
            <text:p>97,0</text:p>
          </table:table-cell>
          <table:table-cell office:value-type="string" table:style-name="ce33">
            <text:p>05:04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37">
            <text:p>Interaktion mit Haushaltsmitglieder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8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0:50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Haushaltsfremde Personen empfangen und besuchen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1:31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34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Private Feste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3:3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udio- und Videoanrufe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8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0:3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Kommunikation über Textnachrichte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3,4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8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0:4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Nutzung von sozialen Medi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0:49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Andere und nicht näher bestimmte soziale Kontakte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4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Kino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2:09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13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Theater, Konzert und Oper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2:5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1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44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usstellungen, Museen und Sehenswürdigkeit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3:3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55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ibliothek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2)</text:p>
          </table:table-cell>
          <table:table-cell office:value-type="string" table:style-name="ce31">
            <text:p>(00:28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esuch von Sportveranstal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3:25)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Zoos, botanische Gärten und Naturschutzgebiete etc.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Andere und nicht näher bestimmte Unterhaltung und Kultur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(00:03)</text:p>
          </table:table-cell>
          <table:table-cell office:value-type="string" table:style-name="ce31">
            <text:p>(1,3)</text:p>
          </table:table-cell>
          <table:table-cell office:value-type="string" table:style-name="ce31">
            <text:p>(03:36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3:10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usruhen und Pause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2,4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27,6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0,0</text:p>
          </table:table-cell>
          <table:table-cell office:value-type="string" table:style-name="ce31">
            <text:p>01:2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pazieren gehen und Wandern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9,8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3,8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1:34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Joggen und Lauf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1:0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Radfahren, Skifahren und Skat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4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1:5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allsport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2:23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2:2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Fitness und Gymnastik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1:0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asserspor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1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40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Andere und nicht näher bestimmte Sportausüb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1:2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1:2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Jagen, fischen und sammel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1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3:06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portbezogene Aktivität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0:26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0:28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Künstlerische Tätigkeiten (bildende und darstellende Kunst, Literatur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30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ammeln (z.B. Briefmarken, Karten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Handarbeiten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6</text:p>
          </table:table-cell>
          <table:table-cell table:number-columns-repeated="16374"/>
        </table:table-row>
        <table:table-row table:style-name="ro25">
          <table:table-cell office:value-type="string" table:style-name="ce37">
            <text:p>Andere und nicht näher bestimmte Hobby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1:27)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2:05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Programmieren, Installieren und Konfigurier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10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1:10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Informationssuche im Interne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7,2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6,0</text:p>
          </table:table-cell>
          <table:table-cell office:value-type="string" table:style-name="ce31">
            <text:p>01:04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Andere und nicht näher bestimmte digitale Anwendun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9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2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Einzelspiele und Glücksspiel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52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Gesellschafts- und Kartenspiel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5</text:p>
          </table:table-cell>
          <table:table-cell office:value-type="string" table:style-name="ce31">
            <text:p>01:46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Computerspiele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2:03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6,1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2:1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Konsolenspiele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1:26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2:1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piele am Handy und Table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1:0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ndere und nicht näher bestimmte Spiel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1:35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Zeitungen und Zeitschriften les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2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7</text:p>
          </table:table-cell>
          <table:table-cell office:value-type="string" table:style-name="ce31">
            <text:p>00:4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ücher les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14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nderes und nicht näher bestimmtes Les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3,6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0</text:p>
          </table:table-cell>
          <table:table-cell office:value-type="string" table:style-name="ce31">
            <text:p>00:55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Fernsehen, Videos und DVDs anschauen, Streaming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75,5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76,1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75,8</text:p>
          </table:table-cell>
          <table:table-cell office:value-type="string" table:style-name="ce31">
            <text:p>02:3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Radio und Musik hör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1</text:p>
          </table:table-cell>
          <table:table-cell office:value-type="string" table:style-name="ce31">
            <text:p>00:59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Nicht näher bestimmte Freiz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4:01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ege für soziale Kontakt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8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0:5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ege für andere Freizeitaktivitäte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7</text:p>
          </table:table-cell>
          <table:table-cell office:value-type="string" table:style-name="ce31">
            <text:p>01:03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Nicht näher bestimmte Zeitverwendung</text:p>
          </table:table-cell>
          <table:table-cell office:value-type="string" table:style-name="ce33">
            <text:p>00:09</text:p>
          </table:table-cell>
          <table:table-cell office:value-type="string" table:style-name="ce33">
            <text:p>12,4</text:p>
          </table:table-cell>
          <table:table-cell office:value-type="string" table:style-name="ce33">
            <text:p>01:15</text:p>
          </table:table-cell>
          <table:table-cell office:value-type="string" table:style-name="ce33">
            <text:p>00:07</text:p>
          </table:table-cell>
          <table:table-cell office:value-type="string" table:style-name="ce33">
            <text:p>9,8</text:p>
          </table:table-cell>
          <table:table-cell office:value-type="string" table:style-name="ce33">
            <text:p>01:10</text:p>
          </table:table-cell>
          <table:table-cell office:value-type="string" table:style-name="ce33">
            <text:p>00:08</text:p>
          </table:table-cell>
          <table:table-cell office:value-type="string" table:style-name="ce33">
            <text:p>11,1</text:p>
          </table:table-cell>
          <table:table-cell office:value-type="string" table:style-name="ce33">
            <text:p>01:13</text:p>
          </table:table-cell>
          <table:table-cell table:number-columns-repeated="16374" table:style-name="ce45"/>
        </table:table-row>
        <table:table-row table:style-name="ro22">
          <table:table-cell office:value-type="string" table:style-name="ce37">
            <text:p>Wege für Reisen, Ausflüge und längere Aufenthalte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4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3:37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4:14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Zeitverwendungstagebuch ausfüll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9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8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7,9</text:p>
          </table:table-cell>
          <table:table-cell office:value-type="string" table:style-name="ce31">
            <text:p>00:35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ndere nicht näher bestimmte Zeitverwend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1:20</text:p>
          </table:table-cell>
          <table:table-cell table:number-columns-repeated="16374"/>
        </table:table-row>
        <table:table-row table:style-name="ro26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/>
        </table:table-row>
        <table:table-row table:number-rows-repeated="1048446" table:style-name="ro7">
          <table:table-cell table:number-columns-repeated="16384"/>
        </table:table-row>
        <table:named-expressions>
          <table:named-range table:name="Print_Titles" table:cell-range-address="Tabelle_17.$A$2:Tabelle_17.$XFD$4" table:base-cell-address="Tabelle_17.$A$1"/>
          <table:named-range table:name="titel3" table:cell-range-address="Tabelle_17.$A$2:Tabelle_17.$XFD$4" table:base-cell-address="Tabelle_17.$A$1"/>
          <table:named-range table:name="titel6" table:cell-range-address="Tabelle_17.$A$2:Tabelle_17.$XFD$4" table:base-cell-address="Tabelle_17.$A$1"/>
          <table:named-range table:name="try" table:cell-range-address="Tabelle_17.$A$2:Tabelle_17.$XFD$4" table:base-cell-address="Tabelle_17.$A$1"/>
        </table:named-expressions>
      </table:table>
      <table:table table:name="Tabelle_18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8: Durchschnittliche Zeitverwendung pro Tag für Hauptaktivitäten (Samstag‒Sonntag inkl. Feiertage)<text:s/></text:p>
          </table:table-cell>
          <table:covered-table-cell table:number-columns-repeated="9"/>
          <table:table-cell table:number-columns-repeated="16374" table:style-name="ce4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44">
            <text:p>Schlafen</text:p>
          </table:table-cell>
          <table:table-cell office:value-type="time" office:time-value="PT9H29M0S" table:style-name="ce48">
            <text:p>09:29</text:p>
          </table:table-cell>
          <table:table-cell office:value-type="string" table:style-name="ce33">
            <text:p>100,0</text:p>
          </table:table-cell>
          <table:table-cell office:value-type="time" office:time-value="PT9H29M0S" table:style-name="ce48">
            <text:p>09:29</text:p>
          </table:table-cell>
          <table:table-cell office:value-type="time" office:time-value="PT9H33M0S" table:style-name="ce48">
            <text:p>09:33</text:p>
          </table:table-cell>
          <table:table-cell office:value-type="string" table:style-name="ce33">
            <text:p>100,0</text:p>
          </table:table-cell>
          <table:table-cell office:value-type="time" office:time-value="PT9H33M0S" table:style-name="ce48">
            <text:p>09:33</text:p>
          </table:table-cell>
          <table:table-cell office:value-type="time" office:time-value="PT9H31M0S" table:style-name="ce48">
            <text:p>09:31</text:p>
          </table:table-cell>
          <table:table-cell office:value-type="string" table:style-name="ce33">
            <text:p>100,0</text:p>
          </table:table-cell>
          <table:table-cell office:value-type="time" office:time-value="PT9H31M0S" table:style-name="ce48">
            <text:p>09:31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21">
            <text:p>Schlafen</text:p>
          </table:table-cell>
          <table:table-cell office:value-type="time" office:time-value="PT9H27M0S" table:style-name="ce49">
            <text:p>09:27</text:p>
          </table:table-cell>
          <table:table-cell office:value-type="string" table:style-name="ce31">
            <text:p>100,0</text:p>
          </table:table-cell>
          <table:table-cell office:value-type="time" office:time-value="PT9H27M0S" table:style-name="ce49">
            <text:p>09:27</text:p>
          </table:table-cell>
          <table:table-cell office:value-type="time" office:time-value="PT9H31M0S" table:style-name="ce49">
            <text:p>09:31</text:p>
          </table:table-cell>
          <table:table-cell office:value-type="string" table:style-name="ce31">
            <text:p>100,0</text:p>
          </table:table-cell>
          <table:table-cell office:value-type="time" office:time-value="PT9H31M0S" table:style-name="ce49">
            <text:p>09:31</text:p>
          </table:table-cell>
          <table:table-cell office:value-type="time" office:time-value="PT9H29M0S" table:style-name="ce49">
            <text:p>09:29</text:p>
          </table:table-cell>
          <table:table-cell office:value-type="string" table:style-name="ce31">
            <text:p>100,0</text:p>
          </table:table-cell>
          <table:table-cell office:value-type="time" office:time-value="PT9H29M0S" table:style-name="ce49">
            <text:p>09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Im Bett wegen Krankheit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2:42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2:59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0,9</text:p>
          </table:table-cell>
          <table:table-cell office:value-type="time" office:time-value="PT2H50M0S" table:style-name="ce49">
            <text:p>02:50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Essen und andere persönliche Tätigkeiten</text:p>
          </table:table-cell>
          <table:table-cell office:value-type="time" office:time-value="PT3H6M0S" table:style-name="ce48">
            <text:p>03:06</text:p>
          </table:table-cell>
          <table:table-cell office:value-type="string" table:style-name="ce33">
            <text:p>99,3</text:p>
          </table:table-cell>
          <table:table-cell office:value-type="time" office:time-value="PT3H8M0S" table:style-name="ce48">
            <text:p>03:08</text:p>
          </table:table-cell>
          <table:table-cell office:value-type="time" office:time-value="PT2H54M0S" table:style-name="ce48">
            <text:p>02:54</text:p>
          </table:table-cell>
          <table:table-cell office:value-type="string" table:style-name="ce33">
            <text:p>99,0</text:p>
          </table:table-cell>
          <table:table-cell office:value-type="time" office:time-value="PT2H56M0S" table:style-name="ce48">
            <text:p>02:56</text:p>
          </table:table-cell>
          <table:table-cell office:value-type="time" office:time-value="PT3H0M0S" table:style-name="ce48">
            <text:p>03:00</text:p>
          </table:table-cell>
          <table:table-cell office:value-type="string" table:style-name="ce33">
            <text:p>99,1</text:p>
          </table:table-cell>
          <table:table-cell office:value-type="time" office:time-value="PT3H2M0S" table:style-name="ce48">
            <text:p>03:02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21">
            <text:p>Essen und Trinken</text:p>
          </table:table-cell>
          <table:table-cell office:value-type="time" office:time-value="PT2H2M0S" table:style-name="ce49">
            <text:p>02:02</text:p>
          </table:table-cell>
          <table:table-cell office:value-type="string" table:style-name="ce31">
            <text:p>97,7</text:p>
          </table:table-cell>
          <table:table-cell office:value-type="time" office:time-value="PT2H5M0S" table:style-name="ce49">
            <text:p>02:05</text:p>
          </table:table-cell>
          <table:table-cell office:value-type="time" office:time-value="PT2H3M0S" table:style-name="ce49">
            <text:p>02:03</text:p>
          </table:table-cell>
          <table:table-cell office:value-type="string" table:style-name="ce31">
            <text:p>96,5</text:p>
          </table:table-cell>
          <table:table-cell office:value-type="time" office:time-value="PT2H7M0S" table:style-name="ce49">
            <text:p>02:07</text:p>
          </table:table-cell>
          <table:table-cell office:value-type="time" office:time-value="PT2H3M0S" table:style-name="ce49">
            <text:p>02:03</text:p>
          </table:table-cell>
          <table:table-cell office:value-type="string" table:style-name="ce31">
            <text:p>97,1</text:p>
          </table:table-cell>
          <table:table-cell office:value-type="time" office:time-value="PT2H6M0S" table:style-name="ce49">
            <text:p>02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aschen und Anziehen</text:p>
          </table:table-cell>
          <table:table-cell office:value-type="time" office:time-value="PT0H53M0S" table:style-name="ce49">
            <text:p>00:53</text:p>
          </table:table-cell>
          <table:table-cell office:value-type="string" table:style-name="ce31">
            <text:p>85,6</text:p>
          </table:table-cell>
          <table:table-cell office:value-type="time" office:time-value="PT1H2M0S" table:style-name="ce49">
            <text:p>01:02</text:p>
          </table:table-cell>
          <table:table-cell office:value-type="time" office:time-value="PT0H40M0S" table:style-name="ce49">
            <text:p>00:40</text:p>
          </table:table-cell>
          <table:table-cell office:value-type="string" table:style-name="ce31">
            <text:p>80,4</text:p>
          </table:table-cell>
          <table:table-cell office:value-type="time" office:time-value="PT0H50M0S" table:style-name="ce49">
            <text:p>00:50</text:p>
          </table:table-cell>
          <table:table-cell office:value-type="time" office:time-value="PT0H47M0S" table:style-name="ce49">
            <text:p>00:47</text:p>
          </table:table-cell>
          <table:table-cell office:value-type="string" table:style-name="ce31">
            <text:p>83,0</text:p>
          </table:table-cell>
          <table:table-cell office:value-type="time" office:time-value="PT0H57M0S" table:style-name="ce49">
            <text:p>00:57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Inanspruchnahme persönlicher und medizinischer Versorgung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9</text:p>
          </table:table-cell>
          <table:table-cell office:value-type="time" office:time-value="PT1H14M0S" table:style-name="ce49">
            <text:p>01:14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4</text:p>
          </table:table-cell>
          <table:table-cell office:value-type="time" office:time-value="PT1H10M0S" table:style-name="ce49">
            <text:p>01:10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7</text:p>
          </table:table-cell>
          <table:table-cell office:value-type="time" office:time-value="PT1H12M0S" table:style-name="ce49">
            <text:p>01:12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ndere und nicht näher bestimmte persönliche Versorgung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8,1</text:p>
          </table:table-cell>
          <table:table-cell office:value-type="time" office:time-value="PT0H50M0S" table:style-name="ce49">
            <text:p>00:50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6,7</text:p>
          </table:table-cell>
          <table:table-cell office:value-type="time" office:time-value="PT1H10M0S" table:style-name="ce49">
            <text:p>01:10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7,4</text:p>
          </table:table-cell>
          <table:table-cell office:value-type="time" office:time-value="PT0H59M0S" table:style-name="ce49">
            <text:p>00:5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Andere und nicht näher bestimmte Wege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9,3</text:p>
          </table:table-cell>
          <table:table-cell office:value-type="time" office:time-value="PT0H50M0S" table:style-name="ce49">
            <text:p>00:50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9,3</text:p>
          </table:table-cell>
          <table:table-cell office:value-type="time" office:time-value="PT0H55M0S" table:style-name="ce49">
            <text:p>00:55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9,3</text:p>
          </table:table-cell>
          <table:table-cell office:value-type="time" office:time-value="PT0H52M0S" table:style-name="ce49">
            <text:p>00:5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Erwerbstätigkeit</text:p>
          </table:table-cell>
          <table:table-cell office:value-type="time" office:time-value="PT0H38M0S" table:style-name="ce48">
            <text:p>00:38</text:p>
          </table:table-cell>
          <table:table-cell office:value-type="string" table:style-name="ce33">
            <text:p>11,4</text:p>
          </table:table-cell>
          <table:table-cell office:value-type="time" office:time-value="PT5H32M0S" table:style-name="ce48">
            <text:p>05:32</text:p>
          </table:table-cell>
          <table:table-cell office:value-type="time" office:time-value="PT0H56M0S" table:style-name="ce48">
            <text:p>00:56</text:p>
          </table:table-cell>
          <table:table-cell office:value-type="string" table:style-name="ce33">
            <text:p>14,5</text:p>
          </table:table-cell>
          <table:table-cell office:value-type="time" office:time-value="PT6H36M0S" table:style-name="ce48">
            <text:p>06:36</text:p>
          </table:table-cell>
          <table:table-cell office:value-type="time" office:time-value="PT0H47M0S" table:style-name="ce48">
            <text:p>00:47</text:p>
          </table:table-cell>
          <table:table-cell office:value-type="string" table:style-name="ce33">
            <text:p>12,9</text:p>
          </table:table-cell>
          <table:table-cell office:value-type="time" office:time-value="PT6H7M0S" table:style-name="ce48">
            <text:p>06:07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21">
            <text:p>Arbeitszeit in der Haupt- und Zweittätigkeit</text:p>
          </table:table-cell>
          <table:table-cell office:value-type="time" office:time-value="PT0H33M0S" table:style-name="ce49">
            <text:p>00:33</text:p>
          </table:table-cell>
          <table:table-cell office:value-type="string" table:style-name="ce31">
            <text:p>9,5</text:p>
          </table:table-cell>
          <table:table-cell office:value-type="time" office:time-value="PT5H50M0S" table:style-name="ce49">
            <text:p>05:50</text:p>
          </table:table-cell>
          <table:table-cell office:value-type="time" office:time-value="PT0H49M0S" table:style-name="ce49">
            <text:p>00:49</text:p>
          </table:table-cell>
          <table:table-cell office:value-type="string" table:style-name="ce31">
            <text:p>13,3</text:p>
          </table:table-cell>
          <table:table-cell office:value-type="time" office:time-value="PT6H22M0S" table:style-name="ce49">
            <text:p>06:22</text:p>
          </table:table-cell>
          <table:table-cell office:value-type="time" office:time-value="PT0H41M0S" table:style-name="ce49">
            <text:p>00:41</text:p>
          </table:table-cell>
          <table:table-cell office:value-type="string" table:style-name="ce31">
            <text:p>11,3</text:p>
          </table:table-cell>
          <table:table-cell office:value-type="time" office:time-value="PT6H8M0S" table:style-name="ce49">
            <text:p>06:0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Mittagspause in der Haupt- und Zweittätigkeit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4</text:p>
          </table:table-cell>
          <table:table-cell office:value-type="time" office:time-value="PT0H49M0S" table:style-name="ce49">
            <text:p>00:49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9</text:p>
          </table:table-cell>
          <table:table-cell office:value-type="time" office:time-value="PT0H54M0S" table:style-name="ce49">
            <text:p>00:54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0H52M0S" table:style-name="ce49">
            <text:p>00:52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ndere und nicht näher bestimmte Tätigkeit in Bezug auf eine Erwerbstätigkeit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0H40M0S" table:style-name="ce49">
            <text:p>00:40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0:38)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1,2</text:p>
          </table:table-cell>
          <table:table-cell office:value-type="time" office:time-value="PT0H39M0S" table:style-name="ce49">
            <text:p>00:3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ege für Erwerbstätigkeit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6,4</text:p>
          </table:table-cell>
          <table:table-cell office:value-type="time" office:time-value="PT0H56M0S" table:style-name="ce49">
            <text:p>00:56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7,6</text:p>
          </table:table-cell>
          <table:table-cell office:value-type="time" office:time-value="PT1H11M0S" table:style-name="ce49">
            <text:p>01:11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7,0</text:p>
          </table:table-cell>
          <table:table-cell office:value-type="time" office:time-value="PT1H4M0S" table:style-name="ce49">
            <text:p>01:04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Aus- und Weiterbildung</text:p>
          </table:table-cell>
          <table:table-cell office:value-type="time" office:time-value="PT0H14M0S" table:style-name="ce48">
            <text:p>00:14</text:p>
          </table:table-cell>
          <table:table-cell office:value-type="string" table:style-name="ce33">
            <text:p>8,0</text:p>
          </table:table-cell>
          <table:table-cell office:value-type="time" office:time-value="PT2H55M0S" table:style-name="ce48">
            <text:p>02:55</text:p>
          </table:table-cell>
          <table:table-cell office:value-type="time" office:time-value="PT0H12M0S" table:style-name="ce48">
            <text:p>00:12</text:p>
          </table:table-cell>
          <table:table-cell office:value-type="string" table:style-name="ce33">
            <text:p>7,3</text:p>
          </table:table-cell>
          <table:table-cell office:value-type="time" office:time-value="PT2H42M0S" table:style-name="ce48">
            <text:p>02:42</text:p>
          </table:table-cell>
          <table:table-cell office:value-type="time" office:time-value="PT0H13M0S" table:style-name="ce48">
            <text:p>00:13</text:p>
          </table:table-cell>
          <table:table-cell office:value-type="string" table:style-name="ce33">
            <text:p>7,7</text:p>
          </table:table-cell>
          <table:table-cell office:value-type="time" office:time-value="PT2H49M0S" table:style-name="ce48">
            <text:p>02:49</text:p>
          </table:table-cell>
          <table:table-cell table:style-name="ce32"/>
          <table:table-cell table:number-columns-repeated="16373" table:style-name="ce45"/>
        </table:table-row>
        <table:table-row table:style-name="ro22">
          <table:table-cell office:value-type="string" table:style-name="ce21">
            <text:p>Unterricht, Vorlesungen und Kurse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5:15)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Hausaufgaben und Vorbereitungen für Schule und Studium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6,2</text:p>
          </table:table-cell>
          <table:table-cell office:value-type="time" office:time-value="PT2H39M0S" table:style-name="ce49">
            <text:p>02:39</text:p>
          </table:table-cell>
          <table:table-cell office:value-type="time" office:time-value="PT0H8M0S" table:style-name="ce49">
            <text:p>00:08</text:p>
          </table:table-cell>
          <table:table-cell office:value-type="string" table:style-name="ce31">
            <text:p>5,7</text:p>
          </table:table-cell>
          <table:table-cell office:value-type="time" office:time-value="PT2H27M0S" table:style-name="ce49">
            <text:p>02:27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6,0</text:p>
          </table:table-cell>
          <table:table-cell office:value-type="time" office:time-value="PT2H33M0S" table:style-name="ce49">
            <text:p>02:3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Praktik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Unterrichtspaus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Freifach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ndere und nicht näher bestimmte Tätigkeit in Bezug auf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Homeschooli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Weiterbildung außerhalb von Schule, Studium und Erwerbstätigkeit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4</text:p>
          </table:table-cell>
          <table:table-cell office:value-type="time" office:time-value="PT2H9M0S" table:style-name="ce49">
            <text:p>02:09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25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2</text:p>
          </table:table-cell>
          <table:table-cell office:value-type="time" office:time-value="PT2H16M0S" table:style-name="ce49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ege für Aus- und Weiterbildung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09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1:16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Sorgearbeit in Haushalt und Familie</text:p>
          </table:table-cell>
          <table:table-cell office:value-type="time" office:time-value="PT3H28M0S" table:style-name="ce48">
            <text:p>03:28</text:p>
          </table:table-cell>
          <table:table-cell office:value-type="string" table:style-name="ce33">
            <text:p>89,4</text:p>
          </table:table-cell>
          <table:table-cell office:value-type="time" office:time-value="PT3H53M0S" table:style-name="ce48">
            <text:p>03:53</text:p>
          </table:table-cell>
          <table:table-cell office:value-type="time" office:time-value="PT2H18M0S" table:style-name="ce48">
            <text:p>02:18</text:p>
          </table:table-cell>
          <table:table-cell office:value-type="string" table:style-name="ce33">
            <text:p>75,9</text:p>
          </table:table-cell>
          <table:table-cell office:value-type="time" office:time-value="PT3H3M0S" table:style-name="ce48">
            <text:p>03:03</text:p>
          </table:table-cell>
          <table:table-cell office:value-type="time" office:time-value="PT2H54M0S" table:style-name="ce48">
            <text:p>02:54</text:p>
          </table:table-cell>
          <table:table-cell office:value-type="string" table:style-name="ce33">
            <text:p>82,7</text:p>
          </table:table-cell>
          <table:table-cell office:value-type="time" office:time-value="PT3H30M0S" table:style-name="ce48">
            <text:p>03:30</text:p>
          </table:table-cell>
          <table:table-cell table:style-name="ce32"/>
          <table:table-cell table:number-columns-repeated="16373" table:style-name="ce45"/>
        </table:table-row>
        <table:table-row table:style-name="ro22">
          <table:table-cell office:value-type="string" table:style-name="ce21">
            <text:p>Nicht näher bestimmte Sorgearbeit in Haushalt und Familie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6,0</text:p>
          </table:table-cell>
          <table:table-cell office:value-type="time" office:time-value="PT1H24M0S" table:style-name="ce49">
            <text:p>01:24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3,2</text:p>
          </table:table-cell>
          <table:table-cell office:value-type="time" office:time-value="PT1H10M0S" table:style-name="ce49">
            <text:p>01:10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4,6</text:p>
          </table:table-cell>
          <table:table-cell office:value-type="time" office:time-value="PT1H20M0S" table:style-name="ce49">
            <text:p>01:2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Nahrungsmittelzubereitung</text:p>
          </table:table-cell>
          <table:table-cell office:value-type="time" office:time-value="PT0H54M0S" table:style-name="ce49">
            <text:p>00:54</text:p>
          </table:table-cell>
          <table:table-cell office:value-type="string" table:style-name="ce31">
            <text:p>66,4</text:p>
          </table:table-cell>
          <table:table-cell office:value-type="time" office:time-value="PT1H21M0S" table:style-name="ce49">
            <text:p>01:21</text:p>
          </table:table-cell>
          <table:table-cell office:value-type="time" office:time-value="PT0H22M0S" table:style-name="ce49">
            <text:p>00:22</text:p>
          </table:table-cell>
          <table:table-cell office:value-type="string" table:style-name="ce31">
            <text:p>38,7</text:p>
          </table:table-cell>
          <table:table-cell office:value-type="time" office:time-value="PT0H57M0S" table:style-name="ce49">
            <text:p>00:57</text:p>
          </table:table-cell>
          <table:table-cell office:value-type="time" office:time-value="PT0H38M0S" table:style-name="ce49">
            <text:p>00:38</text:p>
          </table:table-cell>
          <table:table-cell office:value-type="string" table:style-name="ce31">
            <text:p>52,8</text:p>
          </table:table-cell>
          <table:table-cell office:value-type="time" office:time-value="PT1H12M0S" table:style-name="ce49">
            <text:p>01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Geschirr abwaschen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27,6</text:p>
          </table:table-cell>
          <table:table-cell office:value-type="time" office:time-value="PT0H32M0S" table:style-name="ce49">
            <text:p>00:32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13,5</text:p>
          </table:table-cell>
          <table:table-cell office:value-type="time" office:time-value="PT0H29M0S" table:style-name="ce49">
            <text:p>00:29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20,7</text:p>
          </table:table-cell>
          <table:table-cell office:value-type="time" office:time-value="PT0H31M0S" table:style-name="ce49">
            <text:p>00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Konservieren und Lagern von Nahrungsmittel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55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0,6</text:p>
          </table:table-cell>
          <table:table-cell office:value-type="time" office:time-value="PT1H27M0S" table:style-name="ce49">
            <text:p>01:27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ufräumen und Reinigung von Wohnung oder Haus</text:p>
          </table:table-cell>
          <table:table-cell office:value-type="time" office:time-value="PT0H38M0S" table:style-name="ce49">
            <text:p>00:38</text:p>
          </table:table-cell>
          <table:table-cell office:value-type="string" table:style-name="ce31">
            <text:p>50,1</text:p>
          </table:table-cell>
          <table:table-cell office:value-type="time" office:time-value="PT1H16M0S" table:style-name="ce49">
            <text:p>01:16</text:p>
          </table:table-cell>
          <table:table-cell office:value-type="time" office:time-value="PT0H16M0S" table:style-name="ce49">
            <text:p>00:16</text:p>
          </table:table-cell>
          <table:table-cell office:value-type="string" table:style-name="ce31">
            <text:p>24,2</text:p>
          </table:table-cell>
          <table:table-cell office:value-type="time" office:time-value="PT1H9M0S" table:style-name="ce49">
            <text:p>01:09</text:p>
          </table:table-cell>
          <table:table-cell office:value-type="time" office:time-value="PT0H27M0S" table:style-name="ce49">
            <text:p>00:27</text:p>
          </table:table-cell>
          <table:table-cell office:value-type="string" table:style-name="ce31">
            <text:p>37,4</text:p>
          </table:table-cell>
          <table:table-cell office:value-type="time" office:time-value="PT1H14M0S" table:style-name="ce49">
            <text:p>01:14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ufräumen und Reinigung von Außenflächen und Garten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0</text:p>
          </table:table-cell>
          <table:table-cell office:value-type="time" office:time-value="PT0H59M0S" table:style-name="ce49">
            <text:p>00:59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3,3</text:p>
          </table:table-cell>
          <table:table-cell office:value-type="time" office:time-value="PT1H15M0S" table:style-name="ce49">
            <text:p>01:15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7</text:p>
          </table:table-cell>
          <table:table-cell office:value-type="time" office:time-value="PT1H8M0S" table:style-name="ce49">
            <text:p>01:08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Beheizung von Wohnung oder Haus und Warmwasseraufbereitung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9</text:p>
          </table:table-cell>
          <table:table-cell office:value-type="time" office:time-value="PT0H34M0S" table:style-name="ce49">
            <text:p>00:34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3,4</text:p>
          </table:table-cell>
          <table:table-cell office:value-type="time" office:time-value="PT1H17M0S" table:style-name="ce49">
            <text:p>01:17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7</text:p>
          </table:table-cell>
          <table:table-cell office:value-type="time" office:time-value="PT1H2M0S" table:style-name="ce49">
            <text:p>01:02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Ordnen, Verräumen und Vorbereiten im Haushalt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23,1</text:p>
          </table:table-cell>
          <table:table-cell office:value-type="time" office:time-value="PT0H45M0S" table:style-name="ce49">
            <text:p>00:45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16,8</text:p>
          </table:table-cell>
          <table:table-cell office:value-type="time" office:time-value="PT0H44M0S" table:style-name="ce49">
            <text:p>00:44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20,0</text:p>
          </table:table-cell>
          <table:table-cell office:value-type="time" office:time-value="PT0H45M0S" table:style-name="ce49">
            <text:p>00:4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Müll sortieren und entsorgen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2,2</text:p>
          </table:table-cell>
          <table:table-cell office:value-type="time" office:time-value="PT0H17M0S" table:style-name="ce49">
            <text:p>00:17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3</text:p>
          </table:table-cell>
          <table:table-cell office:value-type="time" office:time-value="PT0H27M0S" table:style-name="ce49">
            <text:p>00:27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2,3</text:p>
          </table:table-cell>
          <table:table-cell office:value-type="time" office:time-value="PT0H22M0S" table:style-name="ce49">
            <text:p>00:22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ndere und nicht näher bestimmte Reinigung und Ordnung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0</text:p>
          </table:table-cell>
          <table:table-cell office:value-type="time" office:time-value="PT0H28M0S" table:style-name="ce49">
            <text:p>00:28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27)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1,4</text:p>
          </table:table-cell>
          <table:table-cell office:value-type="time" office:time-value="PT0H28M0S" table:style-name="ce49">
            <text:p>00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äsche waschen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17,5</text:p>
          </table:table-cell>
          <table:table-cell office:value-type="time" office:time-value="PT0H43M0S" table:style-name="ce49">
            <text:p>00:43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9</text:p>
          </table:table-cell>
          <table:table-cell office:value-type="time" office:time-value="PT0H44M0S" table:style-name="ce49">
            <text:p>00:44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1,3</text:p>
          </table:table-cell>
          <table:table-cell office:value-type="time" office:time-value="PT0H43M0S" table:style-name="ce49">
            <text:p>00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Bügeln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7,5</text:p>
          </table:table-cell>
          <table:table-cell office:value-type="time" office:time-value="PT1H1M0S" table:style-name="ce49">
            <text:p>01:01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52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2</text:p>
          </table:table-cell>
          <table:table-cell office:value-type="time" office:time-value="PT1H0M0S" table:style-name="ce49">
            <text:p>01:00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ndere und nicht näher bestimmte Pflege und Instandhaltung von Textili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0:40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0,7</text:p>
          </table:table-cell>
          <table:table-cell office:value-type="time" office:time-value="PT0H45M0S" table:style-name="ce49">
            <text:p>00:45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Gartenarbeiten</text:p>
          </table:table-cell>
          <table:table-cell office:value-type="time" office:time-value="PT0H8M0S" table:style-name="ce49">
            <text:p>00:08</text:p>
          </table:table-cell>
          <table:table-cell office:value-type="string" table:style-name="ce31">
            <text:p>9,5</text:p>
          </table:table-cell>
          <table:table-cell office:value-type="time" office:time-value="PT1H29M0S" table:style-name="ce49">
            <text:p>01:29</text:p>
          </table:table-cell>
          <table:table-cell office:value-type="time" office:time-value="PT0H12M0S" table:style-name="ce49">
            <text:p>00:12</text:p>
          </table:table-cell>
          <table:table-cell office:value-type="string" table:style-name="ce31">
            <text:p>9,7</text:p>
          </table:table-cell>
          <table:table-cell office:value-type="time" office:time-value="PT2H9M0S" table:style-name="ce49">
            <text:p>02:09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9,6</text:p>
          </table:table-cell>
          <table:table-cell office:value-type="time" office:time-value="PT1H49M0S" table:style-name="ce49">
            <text:p>01:49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Nutztiere versorgen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3</text:p>
          </table:table-cell>
          <table:table-cell office:value-type="time" office:time-value="PT1H28M0S" table:style-name="ce49">
            <text:p>01:28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1</text:p>
          </table:table-cell>
          <table:table-cell office:value-type="time" office:time-value="PT1H51M0S" table:style-name="ce49">
            <text:p>01:51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2</text:p>
          </table:table-cell>
          <table:table-cell office:value-type="time" office:time-value="PT1H39M0S" table:style-name="ce49">
            <text:p>01:39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Haustiere versorgen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8,3</text:p>
          </table:table-cell>
          <table:table-cell office:value-type="time" office:time-value="PT0H31M0S" table:style-name="ce49">
            <text:p>00:31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4,2</text:p>
          </table:table-cell>
          <table:table-cell office:value-type="time" office:time-value="PT0H29M0S" table:style-name="ce49">
            <text:p>00:29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6,2</text:p>
          </table:table-cell>
          <table:table-cell office:value-type="time" office:time-value="PT0H31M0S" table:style-name="ce49">
            <text:p>00:31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Mit dem Hund spazieren gehen</text:p>
          </table:table-cell>
          <table:table-cell office:value-type="time" office:time-value="PT0H8M0S" table:style-name="ce49">
            <text:p>00:08</text:p>
          </table:table-cell>
          <table:table-cell office:value-type="string" table:style-name="ce31">
            <text:p>8,1</text:p>
          </table:table-cell>
          <table:table-cell office:value-type="time" office:time-value="PT1H33M0S" table:style-name="ce49">
            <text:p>01:33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7,0</text:p>
          </table:table-cell>
          <table:table-cell office:value-type="time" office:time-value="PT1H37M0S" table:style-name="ce49">
            <text:p>01:37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7,6</text:p>
          </table:table-cell>
          <table:table-cell office:value-type="time" office:time-value="PT1H35M0S" table:style-name="ce49">
            <text:p>01:35</text:p>
          </table:table-cell>
          <table:table-cell table:number-columns-repeated="16374" table:style-name="ce16"/>
        </table:table-row>
        <table:table-row table:style-name="ro22">
          <table:table-cell office:value-type="string" table:style-name="ce21">
            <text:p>Andere und nicht näher bestimmte Garten- und Haustierversorg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 table:style-name="ce16"/>
        </table:table-row>
        <table:table-row table:style-name="ro22">
          <table:table-cell office:value-type="string" table:style-name="ce21">
            <text:p>Renovierungs- und Bauarbeiten an der Wohnung oder am Haus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2:25)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1,9</text:p>
          </table:table-cell>
          <table:table-cell office:value-type="time" office:time-value="PT4H1M0S" table:style-name="ce49">
            <text:p>04:01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1</text:p>
          </table:table-cell>
          <table:table-cell office:value-type="time" office:time-value="PT3H47M0S" table:style-name="ce49">
            <text:p>03:47</text:p>
          </table:table-cell>
          <table:table-cell table:number-columns-repeated="16374" table:style-name="ce16"/>
        </table:table-row>
        <table:table-row table:style-name="ro25">
          <table:table-cell office:value-type="string" table:style-name="ce21">
            <text:p>Reparaturen in der Wohnung oder im Hau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14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8</text:p>
          </table:table-cell>
          <table:table-cell office:value-type="time" office:time-value="PT2H11M0S" table:style-name="ce49">
            <text:p>02:11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1H51M0S" table:style-name="ce49">
            <text:p>01:51</text:p>
          </table:table-cell>
          <table:table-cell table:number-columns-repeated="16374"/>
        </table:table-row>
        <table:table-row table:style-name="ro24">
          <table:table-cell office:value-type="string" table:style-name="ce21">
            <text:p>Herstellung, Reparatur und Instandhaltung von Gebrauchsgegenständ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29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4</text:p>
          </table:table-cell>
          <table:table-cell office:value-type="time" office:time-value="PT1H24M0S" table:style-name="ce49">
            <text:p>01:24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6</text:p>
          </table:table-cell>
          <table:table-cell office:value-type="time" office:time-value="PT1H25M0S" table:style-name="ce49">
            <text:p>01:2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ahrzeugerhaltung (in Eigenarbeit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2)</text:p>
          </table:table-cell>
          <table:table-cell office:value-type="string" table:style-name="ce31">
            <text:p>(00:45)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5,0</text:p>
          </table:table-cell>
          <table:table-cell office:value-type="time" office:time-value="PT1H18M0S" table:style-name="ce49">
            <text:p>01:18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3,1</text:p>
          </table:table-cell>
          <table:table-cell office:value-type="time" office:time-value="PT1H12M0S" table:style-name="ce49">
            <text:p>01:12</text:p>
          </table:table-cell>
          <table:table-cell table:number-columns-repeated="16374"/>
        </table:table-row>
        <table:table-row table:style-name="ro24">
          <table:table-cell office:value-type="string" table:style-name="ce21">
            <text:p>Andere und nicht näher bestimmte Bau-, Instandhaltungs- und Reparatur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3:33)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Einkaufen (inkl. Online-Shopping)</text:p>
          </table:table-cell>
          <table:table-cell office:value-type="time" office:time-value="PT0H20M0S" table:style-name="ce49">
            <text:p>00:20</text:p>
          </table:table-cell>
          <table:table-cell office:value-type="string" table:style-name="ce31">
            <text:p>27,1</text:p>
          </table:table-cell>
          <table:table-cell office:value-type="time" office:time-value="PT1H14M0S" table:style-name="ce49">
            <text:p>01:14</text:p>
          </table:table-cell>
          <table:table-cell office:value-type="time" office:time-value="PT0H17M0S" table:style-name="ce49">
            <text:p>00:17</text:p>
          </table:table-cell>
          <table:table-cell office:value-type="string" table:style-name="ce31">
            <text:p>23,8</text:p>
          </table:table-cell>
          <table:table-cell office:value-type="time" office:time-value="PT1H12M0S" table:style-name="ce49">
            <text:p>01:12</text:p>
          </table:table-cell>
          <table:table-cell office:value-type="time" office:time-value="PT0H18M0S" table:style-name="ce49">
            <text:p>00:18</text:p>
          </table:table-cell>
          <table:table-cell office:value-type="string" table:style-name="ce31">
            <text:p>25,4</text:p>
          </table:table-cell>
          <table:table-cell office:value-type="time" office:time-value="PT1H13M0S" table:style-name="ce49">
            <text:p>01:13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Inanspruchnahme von kommerziellen und administrativen Dienstleistungen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1,0</text:p>
          </table:table-cell>
          <table:table-cell office:value-type="time" office:time-value="PT0H39M0S" table:style-name="ce49">
            <text:p>00:39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8</text:p>
          </table:table-cell>
          <table:table-cell office:value-type="time" office:time-value="PT0H48M0S" table:style-name="ce49">
            <text:p>00:48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4</text:p>
          </table:table-cell>
          <table:table-cell office:value-type="time" office:time-value="PT0H45M0S" table:style-name="ce49">
            <text:p>00:45</text:p>
          </table:table-cell>
          <table:table-cell table:number-columns-repeated="16374"/>
        </table:table-row>
        <table:table-row table:style-name="ro9">
          <table:table-cell office:value-type="string" table:style-name="ce21">
            <text:p>Andere und nicht näher bestimmter Einkauf, kommerzielle und administrative Dienstleis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Haushaltsmanagement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6</text:p>
          </table:table-cell>
          <table:table-cell office:value-type="time" office:time-value="PT0H39M0S" table:style-name="ce49">
            <text:p>00:39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1</text:p>
          </table:table-cell>
          <table:table-cell office:value-type="time" office:time-value="PT0H48M0S" table:style-name="ce49">
            <text:p>00:48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3</text:p>
          </table:table-cell>
          <table:table-cell office:value-type="time" office:time-value="PT0H43M0S" table:style-name="ce49">
            <text:p>00:4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Versorgung und Beaufsichtungung des Kindes</text:p>
          </table:table-cell>
          <table:table-cell office:value-type="time" office:time-value="PT0H11M0S" table:style-name="ce49">
            <text:p>00:11</text:p>
          </table:table-cell>
          <table:table-cell office:value-type="string" table:style-name="ce31">
            <text:p>11,5</text:p>
          </table:table-cell>
          <table:table-cell office:value-type="time" office:time-value="PT1H38M0S" table:style-name="ce49">
            <text:p>01:38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7,2</text:p>
          </table:table-cell>
          <table:table-cell office:value-type="time" office:time-value="PT1H24M0S" table:style-name="ce49">
            <text:p>01:24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9,4</text:p>
          </table:table-cell>
          <table:table-cell office:value-type="time" office:time-value="PT1H33M0S" table:style-name="ce49">
            <text:p>01:3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Mit dem Kind lernen und üben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1H9M0S" table:style-name="ce49">
            <text:p>01:09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1:01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1H7M0S" table:style-name="ce49">
            <text:p>01:0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Mit dem Kind lesen, spielen und reden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8,7</text:p>
          </table:table-cell>
          <table:table-cell office:value-type="time" office:time-value="PT1H58M0S" table:style-name="ce49">
            <text:p>01:58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6,4</text:p>
          </table:table-cell>
          <table:table-cell office:value-type="time" office:time-value="PT1H53M0S" table:style-name="ce49">
            <text:p>01:53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7,6</text:p>
          </table:table-cell>
          <table:table-cell office:value-type="time" office:time-value="PT1H56M0S" table:style-name="ce49">
            <text:p>01:56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Das Kind zu Terminen und Aktivitäten begleit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36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0,5</text:p>
          </table:table-cell>
          <table:table-cell office:value-type="time" office:time-value="PT1H57M0S" table:style-name="ce49">
            <text:p>01:57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Kinderbetreu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1:28)</text:p>
          </table:table-cell>
          <table:table-cell table:number-columns-repeated="16374"/>
        </table:table-row>
        <table:table-row table:style-name="ro24">
          <table:table-cell office:value-type="string" table:style-name="ce21">
            <text:p>Körperpflege und medizinische Versorgung eines erwachsenen Haushaltsmitglied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1:30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0</text:p>
          </table:table-cell>
          <table:table-cell office:value-type="time" office:time-value="PT1H42M0S" table:style-name="ce49">
            <text:p>01:42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Hilfeleistungen für ein erwachsenes Haushaltsmitglied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44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0:51)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Wege für Einkaufen, kommerzielle und administrative Dienstleistungen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4,7</text:p>
          </table:table-cell>
          <table:table-cell office:value-type="time" office:time-value="PT0H35M0S" table:style-name="ce49">
            <text:p>00:35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4,0</text:p>
          </table:table-cell>
          <table:table-cell office:value-type="time" office:time-value="PT0H35M0S" table:style-name="ce49">
            <text:p>00:35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4,4</text:p>
          </table:table-cell>
          <table:table-cell office:value-type="time" office:time-value="PT0H35M0S" table:style-name="ce49">
            <text:p>00:3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Kinderbetreuung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2</text:p>
          </table:table-cell>
          <table:table-cell office:value-type="time" office:time-value="PT0H45M0S" table:style-name="ce49">
            <text:p>00:45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0:53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6</text:p>
          </table:table-cell>
          <table:table-cell office:value-type="time" office:time-value="PT0H47M0S" table:style-name="ce49">
            <text:p>00:47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Wege für andere Sorgearbeiten in Haushalt und Familie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0H48M0S" table:style-name="ce49">
            <text:p>00:48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0</text:p>
          </table:table-cell>
          <table:table-cell office:value-type="time" office:time-value="PT0H43M0S" table:style-name="ce49">
            <text:p>00:43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6</text:p>
          </table:table-cell>
          <table:table-cell office:value-type="time" office:time-value="PT0H45M0S" table:style-name="ce49">
            <text:p>00:45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Freiwilligentätigkeiten</text:p>
          </table:table-cell>
          <table:table-cell office:value-type="time" office:time-value="PT0H24M0S" table:style-name="ce48">
            <text:p>00:24</text:p>
          </table:table-cell>
          <table:table-cell office:value-type="string" table:style-name="ce33">
            <text:p>19,5</text:p>
          </table:table-cell>
          <table:table-cell office:value-type="time" office:time-value="PT2H8M0S" table:style-name="ce48">
            <text:p>02:08</text:p>
          </table:table-cell>
          <table:table-cell office:value-type="time" office:time-value="PT0H27M0S" table:style-name="ce48">
            <text:p>00:27</text:p>
          </table:table-cell>
          <table:table-cell office:value-type="string" table:style-name="ce33">
            <text:p>18,3</text:p>
          </table:table-cell>
          <table:table-cell office:value-type="time" office:time-value="PT2H28M0S" table:style-name="ce48">
            <text:p>02:28</text:p>
          </table:table-cell>
          <table:table-cell office:value-type="time" office:time-value="PT0H26M0S" table:style-name="ce48">
            <text:p>00:26</text:p>
          </table:table-cell>
          <table:table-cell office:value-type="string" table:style-name="ce33">
            <text:p>18,9</text:p>
          </table:table-cell>
          <table:table-cell office:value-type="time" office:time-value="PT2H17M0S" table:style-name="ce48">
            <text:p>02:17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21">
            <text:p>Formelle Freiwilligentätigkeit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0</text:p>
          </table:table-cell>
          <table:table-cell office:value-type="time" office:time-value="PT3H8M0S" table:style-name="ce49">
            <text:p>03:08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2,0</text:p>
          </table:table-cell>
          <table:table-cell office:value-type="time" office:time-value="PT3H34M0S" table:style-name="ce49">
            <text:p>03:34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1,5</text:p>
          </table:table-cell>
          <table:table-cell office:value-type="time" office:time-value="PT3H25M0S" table:style-name="ce49">
            <text:p>03:2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Informelle Hilfe bei Bau- und Reparaturarb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43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0,5</text:p>
          </table:table-cell>
          <table:table-cell office:value-type="time" office:time-value="PT3H30M0S" table:style-name="ce49">
            <text:p>03:30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Informelle Hilfe bei Erwerbstätigkeit und Landwirtschaf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4:07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38)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Kinderbetreuung von eigenen Kindern in anderem Haushal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32)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Kinderbetreuung als Unterstützung für anderen Haushalt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3,6</text:p>
          </table:table-cell>
          <table:table-cell office:value-type="time" office:time-value="PT2H12M0S" table:style-name="ce49">
            <text:p>02:12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0</text:p>
          </table:table-cell>
          <table:table-cell office:value-type="time" office:time-value="PT1H59M0S" table:style-name="ce49">
            <text:p>01:59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2H8M0S" table:style-name="ce49">
            <text:p>02:08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Hilfeleistung für eine erwachsene Person eines anderen Haushalts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2</text:p>
          </table:table-cell>
          <table:table-cell office:value-type="time" office:time-value="PT1H34M0S" table:style-name="ce49">
            <text:p>01:34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1</text:p>
          </table:table-cell>
          <table:table-cell office:value-type="time" office:time-value="PT1H45M0S" table:style-name="ce49">
            <text:p>01:45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2</text:p>
          </table:table-cell>
          <table:table-cell office:value-type="time" office:time-value="PT1H39M0S" table:style-name="ce49">
            <text:p>01:39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informelle Hilfe für einen anderen Haushalt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5,4</text:p>
          </table:table-cell>
          <table:table-cell office:value-type="time" office:time-value="PT1H27M0S" table:style-name="ce49">
            <text:p>01:27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4,4</text:p>
          </table:table-cell>
          <table:table-cell office:value-type="time" office:time-value="PT1H32M0S" table:style-name="ce49">
            <text:p>01:32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4,9</text:p>
          </table:table-cell>
          <table:table-cell office:value-type="time" office:time-value="PT1H29M0S" table:style-name="ce49">
            <text:p>01:2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Teilnahme an Veranstaltungen, Vereinstreff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48)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eligiöse Aktivitäten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6,6</text:p>
          </table:table-cell>
          <table:table-cell office:value-type="time" office:time-value="PT1H19M0S" table:style-name="ce49">
            <text:p>01:19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4,7</text:p>
          </table:table-cell>
          <table:table-cell office:value-type="time" office:time-value="PT1H51M0S" table:style-name="ce49">
            <text:p>01:51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5,7</text:p>
          </table:table-cell>
          <table:table-cell office:value-type="time" office:time-value="PT1H32M0S" table:style-name="ce49">
            <text:p>01:3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riedhofsbesuch und Grabpflege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9</text:p>
          </table:table-cell>
          <table:table-cell office:value-type="time" office:time-value="PT0H50M0S" table:style-name="ce49">
            <text:p>00:50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3)</text:p>
          </table:table-cell>
          <table:table-cell office:value-type="string" table:style-name="ce31">
            <text:p>(00:56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1</text:p>
          </table:table-cell>
          <table:table-cell office:value-type="time" office:time-value="PT0H52M0S" table:style-name="ce49">
            <text:p>00:52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partizipative Tätigkeit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0:29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0:27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0:28)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Wege für Freiwilligentätigkeit, informelle Hilfe, partizipative und religiöse Aktivitäten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7,1</text:p>
          </table:table-cell>
          <table:table-cell office:value-type="time" office:time-value="PT0H44M0S" table:style-name="ce49">
            <text:p>00:44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5,6</text:p>
          </table:table-cell>
          <table:table-cell office:value-type="time" office:time-value="PT0H47M0S" table:style-name="ce49">
            <text:p>00:47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6,4</text:p>
          </table:table-cell>
          <table:table-cell office:value-type="time" office:time-value="PT0H46M0S" table:style-name="ce49">
            <text:p>00:46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Soziale Kontakte und Freizeit</text:p>
          </table:table-cell>
          <table:table-cell office:value-type="time" office:time-value="PT6H30M0S" table:style-name="ce48">
            <text:p>06:30</text:p>
          </table:table-cell>
          <table:table-cell office:value-type="string" table:style-name="ce33">
            <text:p>99,0</text:p>
          </table:table-cell>
          <table:table-cell office:value-type="time" office:time-value="PT6H34M0S" table:style-name="ce48">
            <text:p>06:34</text:p>
          </table:table-cell>
          <table:table-cell office:value-type="time" office:time-value="PT7H31M0S" table:style-name="ce48">
            <text:p>07:31</text:p>
          </table:table-cell>
          <table:table-cell office:value-type="string" table:style-name="ce33">
            <text:p>98,6</text:p>
          </table:table-cell>
          <table:table-cell office:value-type="time" office:time-value="PT7H37M0S" table:style-name="ce48">
            <text:p>07:37</text:p>
          </table:table-cell>
          <table:table-cell office:value-type="time" office:time-value="PT7H0M0S" table:style-name="ce48">
            <text:p>07:00</text:p>
          </table:table-cell>
          <table:table-cell office:value-type="string" table:style-name="ce33">
            <text:p>98,8</text:p>
          </table:table-cell>
          <table:table-cell office:value-type="time" office:time-value="PT7H5M0S" table:style-name="ce48">
            <text:p>07:05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21">
            <text:p>Interaktion mit Haushaltsmitgliedern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9,2</text:p>
          </table:table-cell>
          <table:table-cell office:value-type="time" office:time-value="PT1H2M0S" table:style-name="ce49">
            <text:p>01:02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7,7</text:p>
          </table:table-cell>
          <table:table-cell office:value-type="time" office:time-value="PT1H11M0S" table:style-name="ce49">
            <text:p>01:11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8,5</text:p>
          </table:table-cell>
          <table:table-cell office:value-type="time" office:time-value="PT1H6M0S" table:style-name="ce49">
            <text:p>01:06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Haushaltsfremde Personen empfangen und besuchen</text:p>
          </table:table-cell>
          <table:table-cell office:value-type="time" office:time-value="PT0H23M0S" table:style-name="ce49">
            <text:p>00:23</text:p>
          </table:table-cell>
          <table:table-cell office:value-type="string" table:style-name="ce31">
            <text:p>18,8</text:p>
          </table:table-cell>
          <table:table-cell office:value-type="time" office:time-value="PT2H4M0S" table:style-name="ce49">
            <text:p>02:04</text:p>
          </table:table-cell>
          <table:table-cell office:value-type="time" office:time-value="PT0H22M0S" table:style-name="ce49">
            <text:p>00:22</text:p>
          </table:table-cell>
          <table:table-cell office:value-type="string" table:style-name="ce31">
            <text:p>16,6</text:p>
          </table:table-cell>
          <table:table-cell office:value-type="time" office:time-value="PT2H16M0S" table:style-name="ce49">
            <text:p>02:16</text:p>
          </table:table-cell>
          <table:table-cell office:value-type="time" office:time-value="PT0H23M0S" table:style-name="ce49">
            <text:p>00:23</text:p>
          </table:table-cell>
          <table:table-cell office:value-type="string" table:style-name="ce31">
            <text:p>17,7</text:p>
          </table:table-cell>
          <table:table-cell office:value-type="time" office:time-value="PT2H10M0S" table:style-name="ce49">
            <text:p>02:1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Private Feste</text:p>
          </table:table-cell>
          <table:table-cell office:value-type="time" office:time-value="PT0H16M0S" table:style-name="ce49">
            <text:p>00:16</text:p>
          </table:table-cell>
          <table:table-cell office:value-type="string" table:style-name="ce31">
            <text:p>6,2</text:p>
          </table:table-cell>
          <table:table-cell office:value-type="time" office:time-value="PT4H18M0S" table:style-name="ce49">
            <text:p>04:18</text:p>
          </table:table-cell>
          <table:table-cell office:value-type="time" office:time-value="PT0H16M0S" table:style-name="ce49">
            <text:p>00:16</text:p>
          </table:table-cell>
          <table:table-cell office:value-type="string" table:style-name="ce31">
            <text:p>6,3</text:p>
          </table:table-cell>
          <table:table-cell office:value-type="time" office:time-value="PT4H29M0S" table:style-name="ce49">
            <text:p>04:29</text:p>
          </table:table-cell>
          <table:table-cell office:value-type="time" office:time-value="PT0H16M0S" table:style-name="ce49">
            <text:p>00:16</text:p>
          </table:table-cell>
          <table:table-cell office:value-type="string" table:style-name="ce31">
            <text:p>6,3</text:p>
          </table:table-cell>
          <table:table-cell office:value-type="time" office:time-value="PT4H23M0S" table:style-name="ce49">
            <text:p>04:2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udio- und Videoanrufe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16,8</text:p>
          </table:table-cell>
          <table:table-cell office:value-type="time" office:time-value="PT0H41M0S" table:style-name="ce49">
            <text:p>00:41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7,9</text:p>
          </table:table-cell>
          <table:table-cell office:value-type="time" office:time-value="PT0H39M0S" table:style-name="ce49">
            <text:p>00:39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2,4</text:p>
          </table:table-cell>
          <table:table-cell office:value-type="time" office:time-value="PT0H40M0S" table:style-name="ce49">
            <text:p>00:4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ommunikation über Textnachrichten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1,5</text:p>
          </table:table-cell>
          <table:table-cell office:value-type="time" office:time-value="PT0H44M0S" table:style-name="ce49">
            <text:p>00:44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9,0</text:p>
          </table:table-cell>
          <table:table-cell office:value-type="time" office:time-value="PT0H45M0S" table:style-name="ce49">
            <text:p>00:45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10,3</text:p>
          </table:table-cell>
          <table:table-cell office:value-type="time" office:time-value="PT0H44M0S" table:style-name="ce49">
            <text:p>00:4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Nutzung von sozialen Medien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4,9</text:p>
          </table:table-cell>
          <table:table-cell office:value-type="time" office:time-value="PT0H57M0S" table:style-name="ce49">
            <text:p>00:57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3,0</text:p>
          </table:table-cell>
          <table:table-cell office:value-type="time" office:time-value="PT0H51M0S" table:style-name="ce49">
            <text:p>00:51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0</text:p>
          </table:table-cell>
          <table:table-cell office:value-type="time" office:time-value="PT0H55M0S" table:style-name="ce49">
            <text:p>00:55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soziale Kontakte</text:p>
          </table:table-cell>
          <table:table-cell office:value-type="time" office:time-value="PT0H23M0S" table:style-name="ce49">
            <text:p>00:23</text:p>
          </table:table-cell>
          <table:table-cell office:value-type="string" table:style-name="ce31">
            <text:p>18,8</text:p>
          </table:table-cell>
          <table:table-cell office:value-type="time" office:time-value="PT2H7M0S" table:style-name="ce49">
            <text:p>02:07</text:p>
          </table:table-cell>
          <table:table-cell office:value-type="time" office:time-value="PT0H26M0S" table:style-name="ce49">
            <text:p>00:26</text:p>
          </table:table-cell>
          <table:table-cell office:value-type="string" table:style-name="ce31">
            <text:p>17,8</text:p>
          </table:table-cell>
          <table:table-cell office:value-type="time" office:time-value="PT2H30M0S" table:style-name="ce49">
            <text:p>02:30</text:p>
          </table:table-cell>
          <table:table-cell office:value-type="time" office:time-value="PT0H25M0S" table:style-name="ce49">
            <text:p>00:25</text:p>
          </table:table-cell>
          <table:table-cell office:value-type="string" table:style-name="ce31">
            <text:p>18,3</text:p>
          </table:table-cell>
          <table:table-cell office:value-type="time" office:time-value="PT2H18M0S" table:style-name="ce49">
            <text:p>02:1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ino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37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2:37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0,9</text:p>
          </table:table-cell>
          <table:table-cell office:value-type="time" office:time-value="PT2H37M0S" table:style-name="ce49">
            <text:p>02:3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Theater, Konzert und Oper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0</text:p>
          </table:table-cell>
          <table:table-cell office:value-type="time" office:time-value="PT3H13M0S" table:style-name="ce49">
            <text:p>03:13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24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0,9</text:p>
          </table:table-cell>
          <table:table-cell office:value-type="time" office:time-value="PT3H18M0S" table:style-name="ce49">
            <text:p>03:1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usstellungen, Museen und Sehenswürdigkeiten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3</text:p>
          </table:table-cell>
          <table:table-cell office:value-type="time" office:time-value="PT2H46M0S" table:style-name="ce49">
            <text:p>02:46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2:21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1</text:p>
          </table:table-cell>
          <table:table-cell office:value-type="time" office:time-value="PT2H36M0S" table:style-name="ce49">
            <text:p>02:36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ibliothek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esuch von Sportveranstaltungen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2:52)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1,5</text:p>
          </table:table-cell>
          <table:table-cell office:value-type="time" office:time-value="PT3H48M0S" table:style-name="ce49">
            <text:p>03:48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1,3</text:p>
          </table:table-cell>
          <table:table-cell office:value-type="time" office:time-value="PT3H25M0S" table:style-name="ce49">
            <text:p>03:25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Zoos, botanische Gärten und Naturschutzgebiete etc.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4:00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54)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Unterhaltung und Kultur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4,5</text:p>
          </table:table-cell>
          <table:table-cell office:value-type="time" office:time-value="PT3H38M0S" table:style-name="ce49">
            <text:p>03:38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4,3</text:p>
          </table:table-cell>
          <table:table-cell office:value-type="time" office:time-value="PT3H41M0S" table:style-name="ce49">
            <text:p>03:41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4,4</text:p>
          </table:table-cell>
          <table:table-cell office:value-type="time" office:time-value="PT3H39M0S" table:style-name="ce49">
            <text:p>03:3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usruhen und Pause</text:p>
          </table:table-cell>
          <table:table-cell office:value-type="time" office:time-value="PT0H29M0S" table:style-name="ce49">
            <text:p>00:29</text:p>
          </table:table-cell>
          <table:table-cell office:value-type="string" table:style-name="ce31">
            <text:p>31,9</text:p>
          </table:table-cell>
          <table:table-cell office:value-type="time" office:time-value="PT1H32M0S" table:style-name="ce49">
            <text:p>01:32</text:p>
          </table:table-cell>
          <table:table-cell office:value-type="time" office:time-value="PT0H31M0S" table:style-name="ce49">
            <text:p>00:31</text:p>
          </table:table-cell>
          <table:table-cell office:value-type="string" table:style-name="ce31">
            <text:p>29,6</text:p>
          </table:table-cell>
          <table:table-cell office:value-type="time" office:time-value="PT1H45M0S" table:style-name="ce49">
            <text:p>01:45</text:p>
          </table:table-cell>
          <table:table-cell office:value-type="time" office:time-value="PT0H30M0S" table:style-name="ce49">
            <text:p>00:30</text:p>
          </table:table-cell>
          <table:table-cell office:value-type="string" table:style-name="ce31">
            <text:p>30,8</text:p>
          </table:table-cell>
          <table:table-cell office:value-type="time" office:time-value="PT1H38M0S" table:style-name="ce49">
            <text:p>01:3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azieren gehen und Wandern</text:p>
          </table:table-cell>
          <table:table-cell office:value-type="time" office:time-value="PT0H31M0S" table:style-name="ce49">
            <text:p>00:31</text:p>
          </table:table-cell>
          <table:table-cell office:value-type="string" table:style-name="ce31">
            <text:p>28,8</text:p>
          </table:table-cell>
          <table:table-cell office:value-type="time" office:time-value="PT1H50M0S" table:style-name="ce49">
            <text:p>01:50</text:p>
          </table:table-cell>
          <table:table-cell office:value-type="time" office:time-value="PT0H30M0S" table:style-name="ce49">
            <text:p>00:30</text:p>
          </table:table-cell>
          <table:table-cell office:value-type="string" table:style-name="ce31">
            <text:p>25,8</text:p>
          </table:table-cell>
          <table:table-cell office:value-type="time" office:time-value="PT1H58M0S" table:style-name="ce49">
            <text:p>01:58</text:p>
          </table:table-cell>
          <table:table-cell office:value-type="time" office:time-value="PT0H31M0S" table:style-name="ce49">
            <text:p>00:31</text:p>
          </table:table-cell>
          <table:table-cell office:value-type="string" table:style-name="ce31">
            <text:p>27,4</text:p>
          </table:table-cell>
          <table:table-cell office:value-type="time" office:time-value="PT1H54M0S" table:style-name="ce49">
            <text:p>01:5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Joggen und Laufen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9</text:p>
          </table:table-cell>
          <table:table-cell office:value-type="time" office:time-value="PT1H18M0S" table:style-name="ce49">
            <text:p>01:18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0</text:p>
          </table:table-cell>
          <table:table-cell office:value-type="time" office:time-value="PT1H27M0S" table:style-name="ce49">
            <text:p>01:27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9</text:p>
          </table:table-cell>
          <table:table-cell office:value-type="time" office:time-value="PT1H22M0S" table:style-name="ce49">
            <text:p>01:2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adfahren, Skifahren und Skaten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3,5</text:p>
          </table:table-cell>
          <table:table-cell office:value-type="time" office:time-value="PT2H33M0S" table:style-name="ce49">
            <text:p>02:33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6,2</text:p>
          </table:table-cell>
          <table:table-cell office:value-type="time" office:time-value="PT2H40M0S" table:style-name="ce49">
            <text:p>02:40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4,8</text:p>
          </table:table-cell>
          <table:table-cell office:value-type="time" office:time-value="PT2H38M0S" table:style-name="ce49">
            <text:p>02:3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allsport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2)</text:p>
          </table:table-cell>
          <table:table-cell office:value-type="string" table:style-name="ce31">
            <text:p>(01:45)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3,5</text:p>
          </table:table-cell>
          <table:table-cell office:value-type="time" office:time-value="PT2H22M0S" table:style-name="ce49">
            <text:p>02:22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4</text:p>
          </table:table-cell>
          <table:table-cell office:value-type="time" office:time-value="PT2H12M0S" table:style-name="ce49">
            <text:p>02:1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itness und Gymnastik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6,1</text:p>
          </table:table-cell>
          <table:table-cell office:value-type="time" office:time-value="PT0H49M0S" table:style-name="ce49">
            <text:p>00:49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6,2</text:p>
          </table:table-cell>
          <table:table-cell office:value-type="time" office:time-value="PT1H16M0S" table:style-name="ce49">
            <text:p>01:16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6,2</text:p>
          </table:table-cell>
          <table:table-cell office:value-type="time" office:time-value="PT1H2M0S" table:style-name="ce49">
            <text:p>01:0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assersport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3,0</text:p>
          </table:table-cell>
          <table:table-cell office:value-type="time" office:time-value="PT2H5M0S" table:style-name="ce49">
            <text:p>02:05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2H6M0S" table:style-name="ce49">
            <text:p>02:06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2,9</text:p>
          </table:table-cell>
          <table:table-cell office:value-type="time" office:time-value="PT2H6M0S" table:style-name="ce49">
            <text:p>02:06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Sportausübung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1H42M0S" table:style-name="ce49">
            <text:p>01:42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2,9</text:p>
          </table:table-cell>
          <table:table-cell office:value-type="time" office:time-value="PT2H23M0S" table:style-name="ce49">
            <text:p>02:23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2H2M0S" table:style-name="ce49">
            <text:p>02:0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Jagen, fischen und sammel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2:33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2</text:p>
          </table:table-cell>
          <table:table-cell office:value-type="time" office:time-value="PT3H11M0S" table:style-name="ce49">
            <text:p>03:11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0,9</text:p>
          </table:table-cell>
          <table:table-cell office:value-type="time" office:time-value="PT2H58M0S" table:style-name="ce49">
            <text:p>02:5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ortbezogene Aktivitäten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1,3</text:p>
          </table:table-cell>
          <table:table-cell office:value-type="time" office:time-value="PT0H30M0S" table:style-name="ce49">
            <text:p>00:30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0:38)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1,3</text:p>
          </table:table-cell>
          <table:table-cell office:value-type="time" office:time-value="PT0H34M0S" table:style-name="ce49">
            <text:p>00:34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Künstlerische Tätigkeiten (bildende und darstellende Kunst, Literatur)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4,1</text:p>
          </table:table-cell>
          <table:table-cell office:value-type="time" office:time-value="PT1H24M0S" table:style-name="ce49">
            <text:p>01:24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3,7</text:p>
          </table:table-cell>
          <table:table-cell office:value-type="time" office:time-value="PT1H39M0S" table:style-name="ce49">
            <text:p>01:39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3,9</text:p>
          </table:table-cell>
          <table:table-cell office:value-type="time" office:time-value="PT1H31M0S" table:style-name="ce49">
            <text:p>01:31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ammeln (z.B. Briefmarken, Karten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Handarbeiten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3,2</text:p>
          </table:table-cell>
          <table:table-cell office:value-type="time" office:time-value="PT1H37M0S" table:style-name="ce49">
            <text:p>01:3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7</text:p>
          </table:table-cell>
          <table:table-cell office:value-type="time" office:time-value="PT1H35M0S" table:style-name="ce49">
            <text:p>01:35</text:p>
          </table:table-cell>
          <table:table-cell table:number-columns-repeated="16374"/>
        </table:table-row>
        <table:table-row table:style-name="ro25">
          <table:table-cell office:value-type="string" table:style-name="ce21">
            <text:p>Andere und nicht näher bestimmte Hobbys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0</text:p>
          </table:table-cell>
          <table:table-cell office:value-type="time" office:time-value="PT1H29M0S" table:style-name="ce49">
            <text:p>01:29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3</text:p>
          </table:table-cell>
          <table:table-cell office:value-type="time" office:time-value="PT2H2M0S" table:style-name="ce49">
            <text:p>02:02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6</text:p>
          </table:table-cell>
          <table:table-cell office:value-type="time" office:time-value="PT1H52M0S" table:style-name="ce49">
            <text:p>01:5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Programmieren, Installieren und Konfigurier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2:12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0,8</text:p>
          </table:table-cell>
          <table:table-cell office:value-type="time" office:time-value="PT2H4M0S" table:style-name="ce49">
            <text:p>02:0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Informationssuche im Internet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5,2</text:p>
          </table:table-cell>
          <table:table-cell office:value-type="time" office:time-value="PT1H1M0S" table:style-name="ce49">
            <text:p>01:01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7,1</text:p>
          </table:table-cell>
          <table:table-cell office:value-type="time" office:time-value="PT1H25M0S" table:style-name="ce49">
            <text:p>01:25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6,1</text:p>
          </table:table-cell>
          <table:table-cell office:value-type="time" office:time-value="PT1H15M0S" table:style-name="ce49">
            <text:p>01:15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digitale Anwendungen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3</text:p>
          </table:table-cell>
          <table:table-cell office:value-type="time" office:time-value="PT1H19M0S" table:style-name="ce49">
            <text:p>01:19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4,6</text:p>
          </table:table-cell>
          <table:table-cell office:value-type="time" office:time-value="PT1H51M0S" table:style-name="ce49">
            <text:p>01:51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3,5</text:p>
          </table:table-cell>
          <table:table-cell office:value-type="time" office:time-value="PT1H40M0S" table:style-name="ce49">
            <text:p>01:4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Einzelspiele und Glücksspiel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6,7</text:p>
          </table:table-cell>
          <table:table-cell office:value-type="time" office:time-value="PT1H2M0S" table:style-name="ce49">
            <text:p>01:02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4,6</text:p>
          </table:table-cell>
          <table:table-cell office:value-type="time" office:time-value="PT1H19M0S" table:style-name="ce49">
            <text:p>01:19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5,7</text:p>
          </table:table-cell>
          <table:table-cell office:value-type="time" office:time-value="PT1H9M0S" table:style-name="ce49">
            <text:p>01:0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Gesellschafts- und Kartenspiele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6,1</text:p>
          </table:table-cell>
          <table:table-cell office:value-type="time" office:time-value="PT1H59M0S" table:style-name="ce49">
            <text:p>01:59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7,0</text:p>
          </table:table-cell>
          <table:table-cell office:value-type="time" office:time-value="PT2H4M0S" table:style-name="ce49">
            <text:p>02:04</text:p>
          </table:table-cell>
          <table:table-cell office:value-type="time" office:time-value="PT0H8M0S" table:style-name="ce49">
            <text:p>00:08</text:p>
          </table:table-cell>
          <table:table-cell office:value-type="string" table:style-name="ce31">
            <text:p>6,6</text:p>
          </table:table-cell>
          <table:table-cell office:value-type="time" office:time-value="PT2H2M0S" table:style-name="ce49">
            <text:p>02:0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Computerspiele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7</text:p>
          </table:table-cell>
          <table:table-cell office:value-type="time" office:time-value="PT2H9M0S" table:style-name="ce49">
            <text:p>02:09</text:p>
          </table:table-cell>
          <table:table-cell office:value-type="time" office:time-value="PT0H15M0S" table:style-name="ce49">
            <text:p>00:15</text:p>
          </table:table-cell>
          <table:table-cell office:value-type="string" table:style-name="ce31">
            <text:p>7,5</text:p>
          </table:table-cell>
          <table:table-cell office:value-type="time" office:time-value="PT3H26M0S" table:style-name="ce49">
            <text:p>03:26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4,5</text:p>
          </table:table-cell>
          <table:table-cell office:value-type="time" office:time-value="PT3H12M0S" table:style-name="ce49">
            <text:p>03:1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onsolenspiele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52)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4,5</text:p>
          </table:table-cell>
          <table:table-cell office:value-type="time" office:time-value="PT2H46M0S" table:style-name="ce49">
            <text:p>02:46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2,5</text:p>
          </table:table-cell>
          <table:table-cell office:value-type="time" office:time-value="PT2H39M0S" table:style-name="ce49">
            <text:p>02:3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iele am Handy und Tablet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3,6</text:p>
          </table:table-cell>
          <table:table-cell office:value-type="time" office:time-value="PT1H4M0S" table:style-name="ce49">
            <text:p>01:04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3,4</text:p>
          </table:table-cell>
          <table:table-cell office:value-type="time" office:time-value="PT1H28M0S" table:style-name="ce49">
            <text:p>01:28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3,5</text:p>
          </table:table-cell>
          <table:table-cell office:value-type="time" office:time-value="PT1H15M0S" table:style-name="ce49">
            <text:p>01:1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ndere und nicht näher bestimmte Spiele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9</text:p>
          </table:table-cell>
          <table:table-cell office:value-type="time" office:time-value="PT2H0M0S" table:style-name="ce49">
            <text:p>02:00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3</text:p>
          </table:table-cell>
          <table:table-cell office:value-type="time" office:time-value="PT2H14M0S" table:style-name="ce49">
            <text:p>02:14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1</text:p>
          </table:table-cell>
          <table:table-cell office:value-type="time" office:time-value="PT2H8M0S" table:style-name="ce49">
            <text:p>02:0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Zeitungen und Zeitschriften lesen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15,4</text:p>
          </table:table-cell>
          <table:table-cell office:value-type="time" office:time-value="PT0H49M0S" table:style-name="ce49">
            <text:p>00:49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16,6</text:p>
          </table:table-cell>
          <table:table-cell office:value-type="time" office:time-value="PT1H1M0S" table:style-name="ce49">
            <text:p>01:01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6,0</text:p>
          </table:table-cell>
          <table:table-cell office:value-type="time" office:time-value="PT0H55M0S" table:style-name="ce49">
            <text:p>00:5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ücher lesen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2,6</text:p>
          </table:table-cell>
          <table:table-cell office:value-type="time" office:time-value="PT1H13M0S" table:style-name="ce49">
            <text:p>01:13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7,3</text:p>
          </table:table-cell>
          <table:table-cell office:value-type="time" office:time-value="PT1H20M0S" table:style-name="ce49">
            <text:p>01:20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10,0</text:p>
          </table:table-cell>
          <table:table-cell office:value-type="time" office:time-value="PT1H15M0S" table:style-name="ce49">
            <text:p>01:1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nderes und nicht näher bestimmtes Lesen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2,6</text:p>
          </table:table-cell>
          <table:table-cell office:value-type="time" office:time-value="PT1H12M0S" table:style-name="ce49">
            <text:p>01:12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7,7</text:p>
          </table:table-cell>
          <table:table-cell office:value-type="time" office:time-value="PT1H22M0S" table:style-name="ce49">
            <text:p>01:22</text:p>
          </table:table-cell>
          <table:table-cell office:value-type="time" office:time-value="PT0H8M0S" table:style-name="ce49">
            <text:p>00:08</text:p>
          </table:table-cell>
          <table:table-cell office:value-type="string" table:style-name="ce31">
            <text:p>10,2</text:p>
          </table:table-cell>
          <table:table-cell office:value-type="time" office:time-value="PT1H16M0S" table:style-name="ce49">
            <text:p>01:16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Fernsehen, Videos und DVDs anschauen, Streaming</text:p>
          </table:table-cell>
          <table:table-cell office:value-type="time" office:time-value="PT2H12M0S" table:style-name="ce49">
            <text:p>02:12</text:p>
          </table:table-cell>
          <table:table-cell office:value-type="string" table:style-name="ce31">
            <text:p>76,8</text:p>
          </table:table-cell>
          <table:table-cell office:value-type="time" office:time-value="PT2H52M0S" table:style-name="ce49">
            <text:p>02:52</text:p>
          </table:table-cell>
          <table:table-cell office:value-type="time" office:time-value="PT2H36M0S" table:style-name="ce49">
            <text:p>02:36</text:p>
          </table:table-cell>
          <table:table-cell office:value-type="string" table:style-name="ce31">
            <text:p>77,4</text:p>
          </table:table-cell>
          <table:table-cell office:value-type="time" office:time-value="PT3H22M0S" table:style-name="ce49">
            <text:p>03:22</text:p>
          </table:table-cell>
          <table:table-cell office:value-type="time" office:time-value="PT2H24M0S" table:style-name="ce49">
            <text:p>02:24</text:p>
          </table:table-cell>
          <table:table-cell office:value-type="string" table:style-name="ce31">
            <text:p>77,1</text:p>
          </table:table-cell>
          <table:table-cell office:value-type="time" office:time-value="PT3H7M0S" table:style-name="ce49">
            <text:p>03:0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adio und Musik hören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5,0</text:p>
          </table:table-cell>
          <table:table-cell office:value-type="time" office:time-value="PT1H12M0S" table:style-name="ce49">
            <text:p>01:12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4,9</text:p>
          </table:table-cell>
          <table:table-cell office:value-type="time" office:time-value="PT1H11M0S" table:style-name="ce49">
            <text:p>01:11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5,0</text:p>
          </table:table-cell>
          <table:table-cell office:value-type="time" office:time-value="PT1H11M0S" table:style-name="ce49">
            <text:p>01:11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Nicht näher bestimmte Freiz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soziale Kontakte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6,7</text:p>
          </table:table-cell>
          <table:table-cell office:value-type="time" office:time-value="PT0H58M0S" table:style-name="ce49">
            <text:p>00:58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4,5</text:p>
          </table:table-cell>
          <table:table-cell office:value-type="time" office:time-value="PT1H0M0S" table:style-name="ce49">
            <text:p>01:00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5,6</text:p>
          </table:table-cell>
          <table:table-cell office:value-type="time" office:time-value="PT0H59M0S" table:style-name="ce49">
            <text:p>00:5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andere Freizeitaktivitäten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13,3</text:p>
          </table:table-cell>
          <table:table-cell office:value-type="time" office:time-value="PT1H16M0S" table:style-name="ce49">
            <text:p>01:16</text:p>
          </table:table-cell>
          <table:table-cell office:value-type="time" office:time-value="PT0H11M0S" table:style-name="ce49">
            <text:p>00:11</text:p>
          </table:table-cell>
          <table:table-cell office:value-type="string" table:style-name="ce31">
            <text:p>14,7</text:p>
          </table:table-cell>
          <table:table-cell office:value-type="time" office:time-value="PT1H19M0S" table:style-name="ce49">
            <text:p>01:19</text:p>
          </table:table-cell>
          <table:table-cell office:value-type="time" office:time-value="PT0H11M0S" table:style-name="ce49">
            <text:p>00:11</text:p>
          </table:table-cell>
          <table:table-cell office:value-type="string" table:style-name="ce31">
            <text:p>14,0</text:p>
          </table:table-cell>
          <table:table-cell office:value-type="time" office:time-value="PT1H18M0S" table:style-name="ce49">
            <text:p>01:18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Nicht näher bestimmte Zeitverwendung</text:p>
          </table:table-cell>
          <table:table-cell office:value-type="time" office:time-value="PT0H11M0S" table:style-name="ce48">
            <text:p>00:11</text:p>
          </table:table-cell>
          <table:table-cell office:value-type="string" table:style-name="ce33">
            <text:p>12,0</text:p>
          </table:table-cell>
          <table:table-cell office:value-type="time" office:time-value="PT1H28M0S" table:style-name="ce48">
            <text:p>01:28</text:p>
          </table:table-cell>
          <table:table-cell office:value-type="time" office:time-value="PT0H9M0S" table:style-name="ce48">
            <text:p>00:09</text:p>
          </table:table-cell>
          <table:table-cell office:value-type="string" table:style-name="ce33">
            <text:p>10,7</text:p>
          </table:table-cell>
          <table:table-cell office:value-type="time" office:time-value="PT1H29M0S" table:style-name="ce48">
            <text:p>01:29</text:p>
          </table:table-cell>
          <table:table-cell office:value-type="time" office:time-value="PT0H10M0S" table:style-name="ce48">
            <text:p>00:10</text:p>
          </table:table-cell>
          <table:table-cell office:value-type="string" table:style-name="ce33">
            <text:p>11,4</text:p>
          </table:table-cell>
          <table:table-cell office:value-type="time" office:time-value="PT1H29M0S" table:style-name="ce48">
            <text:p>01:29</text:p>
          </table:table-cell>
          <table:table-cell table:number-columns-repeated="16374" table:style-name="ce45"/>
        </table:table-row>
        <table:table-row table:style-name="ro22">
          <table:table-cell office:value-type="string" table:style-name="ce21">
            <text:p>Wege für Reisen, Ausflüge und längere Aufenthalte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3,1</text:p>
          </table:table-cell>
          <table:table-cell office:value-type="time" office:time-value="PT3H33M0S" table:style-name="ce49">
            <text:p>03:33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3,2</text:p>
          </table:table-cell>
          <table:table-cell office:value-type="time" office:time-value="PT3H18M0S" table:style-name="ce49">
            <text:p>03:18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3,1</text:p>
          </table:table-cell>
          <table:table-cell office:value-type="time" office:time-value="PT3H26M0S" table:style-name="ce49">
            <text:p>03:26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Zeitverwendungstagebuch ausfüllen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7,9</text:p>
          </table:table-cell>
          <table:table-cell office:value-type="time" office:time-value="PT0H34M0S" table:style-name="ce49">
            <text:p>00:34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6,4</text:p>
          </table:table-cell>
          <table:table-cell office:value-type="time" office:time-value="PT0H30M0S" table:style-name="ce49">
            <text:p>00:30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7,1</text:p>
          </table:table-cell>
          <table:table-cell office:value-type="time" office:time-value="PT0H32M0S" table:style-name="ce49">
            <text:p>00:3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ndere nicht näher bestimmte Zeitverwendung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1H24M0S" table:style-name="ce49">
            <text:p>01:24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7)</text:p>
          </table:table-cell>
          <table:table-cell office:value-type="string" table:style-name="ce31">
            <text:p>(01:13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1H19M0S" table:style-name="ce49">
            <text:p>01:19</text:p>
          </table:table-cell>
          <table:table-cell table:number-columns-repeated="16374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/>
        </table:table-row>
        <table:table-row table:number-rows-repeated="1048446" table:style-name="ro7">
          <table:table-cell table:number-columns-repeated="16384"/>
        </table:table-row>
        <table:named-expressions>
          <table:named-range table:name="Print_Titles" table:cell-range-address="Tabelle_18.$A$2:Tabelle_18.$XFD$4" table:base-cell-address="Tabelle_18.$A$1"/>
          <table:named-range table:name="titel2" table:cell-range-address="Tabelle_18.$A$2:Tabelle_18.$XFD$4" table:base-cell-address="Tabelle_18.$A$1"/>
          <table:named-range table:name="titel5" table:cell-range-address="Tabelle_18.$A$2:Tabelle_18.$XFD$4" table:base-cell-address="Tabelle_18.$A$1"/>
          <table:named-range table:name="try" table:cell-range-address="Tabelle_18.$A$2:Tabelle_18.$XFD$4" table:base-cell-address="Tabelle_1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style:style style:name="Link" style:family="table-cell" style:data-style-name="N0">
      <style:text-properties fo:color="#0000FF" style:font-name="Arial" style:font-name-asian="Arial" style:font-name-complex="Arial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3_32_2" style:display-name="Standard 3 2" style:family="table-cell" style:data-style-name="N0">
      <style:table-cell-properties style:vertical-align="automatic" fo:background-color="transparent"/>
    </style:style>
    <style:style style:name="Standard_32_8" style:display-name="Standard 8" style:family="table-cell" style:data-style-name="N0">
      <style:table-cell-properties style:vertical-align="automatic" fo:background-color="transparent"/>
    </style:style>
    <style:style style:name="Tabellenverzeichnis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31496062992126in" fo:margin-bottom="0.393700787401575in" fo:margin-left="1.06299212598425in" fo:margin-right="1.062992125984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748031496062992in" fo:margin-left="1.06299212598425in" fo:margin-right="1.06299212598425in" fo:margin-bottom="0in"/>
      </style:header-style>
      <style:footer-style>
        <style:header-footer-properties fo:min-height="0.669291338582677in" fo:margin-left="1.06299212598425in" fo:margin-right="1.062992125984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1">Zeitverwendungserhebung</text:span><text:span text:style-name="T1"> </text:span><text:span text:style-name="T1">2021/22</text:span></text:p>
        </style:region-left>
        <style:region-right>
          <text:p><text:span text:style-name="T1"><text:page-number>1</text:page-number></text:span><text:span text:style-name="T1">+155</text:span><text:span text:style-name="T1"> </text:span><text:span text:style-name="T1">von</text:span><text:span text:style-name="T1"> </text:span><text:span text:style-name="T1">185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2</meta:generator>
    <meta:initial-creator>FOISSNER Franziska</meta:initial-creator>
    <dc:creator>FOISSNER Franziska</dc:creator>
    <meta:creation-date>2023-07-20T13:21:08Z</meta:creation-date>
    <dc:date>2023-12-13T12:26:01Z</dc:date>
    <meta:print-date>2023-09-28T11:20:15Z</meta:print-date>
    <meta:editing-duration>PT0S</meta:editing-duration>
  </office:meta>
</office:document-meta>
</file>